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Narrow" svg:font-family="'Arial Narrow'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4.86cm"/>
    </style:style>
    <style:style style:name="co2" style:family="table-column">
      <style:table-column-properties fo:break-before="auto" style:column-width="2.902cm"/>
    </style:style>
    <style:style style:name="co3" style:family="table-column">
      <style:table-column-properties fo:break-before="auto" style:column-width="15.342cm"/>
    </style:style>
    <style:style style:name="co4" style:family="table-column">
      <style:table-column-properties fo:break-before="auto" style:column-width="1.797cm"/>
    </style:style>
    <style:style style:name="co5" style:family="table-column">
      <style:table-column-properties fo:break-before="auto" style:column-width="3.06cm"/>
    </style:style>
    <style:style style:name="co6" style:family="table-column">
      <style:table-column-properties fo:break-before="auto" style:column-width="4.004cm"/>
    </style:style>
    <style:style style:name="co7" style:family="table-column">
      <style:table-column-properties fo:break-before="auto" style:column-width="4.77cm"/>
    </style:style>
    <style:style style:name="co8" style:family="table-column">
      <style:table-column-properties fo:break-before="auto" style:column-width="4.235cm"/>
    </style:style>
    <style:style style:name="co9" style:family="table-column">
      <style:table-column-properties fo:break-before="auto" style:column-width="4.039cm"/>
    </style:style>
    <style:style style:name="co10" style:family="table-column">
      <style:table-column-properties fo:break-before="auto" style:column-width="3.844cm"/>
    </style:style>
    <style:style style:name="co11" style:family="table-column">
      <style:table-column-properties fo:break-before="auto" style:column-width="3.72cm"/>
    </style:style>
    <style:style style:name="co12" style:family="table-column">
      <style:table-column-properties fo:break-before="auto" style:column-width="4.787cm"/>
    </style:style>
    <style:style style:name="co13" style:family="table-column">
      <style:table-column-properties fo:break-before="auto" style:column-width="3.221cm"/>
    </style:style>
    <style:style style:name="co14" style:family="table-column">
      <style:table-column-properties fo:break-before="auto" style:column-width="5.713cm"/>
    </style:style>
    <style:style style:name="co15" style:family="table-column">
      <style:table-column-properties fo:break-before="auto" style:column-width="4.93cm"/>
    </style:style>
    <style:style style:name="co16" style:family="table-column">
      <style:table-column-properties fo:break-before="auto" style:column-width="4.822cm"/>
    </style:style>
    <style:style style:name="co17" style:family="table-column">
      <style:table-column-properties fo:break-before="auto" style:column-width="2.081cm"/>
    </style:style>
    <style:style style:name="co18" style:family="table-column">
      <style:table-column-properties fo:break-before="auto" style:column-width="5.625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3.598cm" fo:break-before="auto" style:use-optimal-row-height="false"/>
    </style:style>
    <style:style style:name="ro6" style:family="table-row">
      <style:table-row-properties style:row-height="1.032cm" fo:break-before="auto" style:use-optimal-row-height="false"/>
    </style:style>
    <style:style style:name="ro7" style:family="table-row">
      <style:table-row-properties style:row-height="3.096cm" fo:break-before="auto" style:use-optimal-row-height="false"/>
    </style:style>
    <style:style style:name="ro8" style:family="table-row">
      <style:table-row-properties style:row-height="1.508cm" fo:break-before="auto" style:use-optimal-row-height="false"/>
    </style:style>
    <style:style style:name="ta1" style:family="table" style:master-page-name="PageStyle_5f_ВОР_20_ЭВЕРЕСТ">
      <style:table-properties table:display="true" style:writing-mode="lr-tb"/>
    </style:style>
    <style:style style:name="ta2" style:family="table" style:master-page-name="PageStyle_5f_K1">
      <style:table-properties table:display="true" style:writing-mode="lr-tb"/>
    </style:style>
    <style:style style:name="ta3" style:family="table" style:master-page-name="PageStyle_5f_К2">
      <style:table-properties table:display="true" style:writing-mode="lr-tb"/>
    </style:style>
    <style:style style:name="ta4" style:family="table" style:master-page-name="PageStyle_5f_К3">
      <style:table-properties table:display="true" style:writing-mode="lr-tb"/>
    </style:style>
    <style:style style:name="ta5" style:family="table" style:master-page-name="PageStyle_5f_К4">
      <style:table-properties table:display="true" style:writing-mode="lr-tb"/>
    </style:style>
    <style:style style:name="ta6" style:family="table" style:master-page-name="PageStyle_5f_К5">
      <style:table-properties table:display="true" style:writing-mode="lr-tb"/>
    </style:style>
    <style:style style:name="ta7" style:family="table" style:master-page-name="PageStyle_5f_К6">
      <style:table-properties table:display="true" style:writing-mode="lr-tb"/>
    </style:style>
    <style:style style:name="ta8" style:family="table" style:master-page-name="PageStyle_5f_К7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Обычный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Финансовый_20_2" style:data-style-name="N138">
      <style:table-cell-properties fo:background-color="#ffc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Обычный_20_2">
      <style:table-cell-properties fo:background-color="#bdd6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Обычный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Обычный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Обычный_20_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Обычный_20_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Обычный_20_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Финансовый_20_2" style:data-style-name="N100">
      <style:table-cell-properties fo:background-color="#ffc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Обычный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Обычный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Обычный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Обычный_20_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Обычный_20_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Обычный_20_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Обычный_20_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Обычный_20_2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Обычный_20_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Обычный_20_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Обычный_20_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Финансовый_20_2" style:data-style-name="N138">
      <style:table-cell-properties fo:background-color="#ffc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Обычный_20_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Обычный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Обычный_20_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Обычный_20_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Обычный_20_2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Обычный_20_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Обычный_20_2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Обычный_20_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Обычный_20_2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Обычный_20_2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Excel_20_Built-in_20_20_25__20_-_20_Accent6" style:data-style-name="N0">
      <style:table-cell-properties fo:background-color="#ffc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Обычный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Обычный_20_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Обычный_20_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Финансовый_20_2" style:data-style-name="N137">
      <style:table-cell-properties fo:background-color="#ffc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Обычный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Финансовый_20_2" style:data-style-name="N137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Финансовый_20_2" style:data-style-name="N13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Обычный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Обычный_20_2" style:data-style-name="N13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Обычный_20_2" style:data-style-name="N132">
      <style:table-cell-properties fo:border-bottom="0.74pt solid #000000" fo:background-color="#e2f0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3" style:family="table-cell" style:parent-style-name="Обычный_20_2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Currency_20_2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Currency_20_2" style:data-style-name="N132">
      <style:table-cell-properties fo:background-color="#ffc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Currency_20_2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Currency_20_2" style:data-style-name="N13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Currency_20_2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Обычный_20_2" style:data-style-name="N13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Currency_20_2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Currency_20_2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Currency_20_2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Обычный_20_2" style:data-style-name="N132">
      <style:table-cell-properties fo:border-bottom="0.74pt solid #000000" fo:background-color="#e2f0d9" style:diagonal-bl-tr="none" style:diagonal-tl-br="none" fo:border-left="0.74pt solid #000000" fo:border-right="0.74pt solid #000000" style:rotation-align="none" fo:border-top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Обычный_20_2" style:data-style-name="N132">
      <style:table-cell-properties fo:background-color="#c5e0b4" style:diagonal-bl-tr="none" style:diagonal-tl-br="none" fo:border="0.74pt solid #000000" style:rotation-align="none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Currency_20_2" style:data-style-name="N132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Обычный_20_2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Currency_20_2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Обычный_20_2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Обычный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Обычный_20_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Обычный_20_2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Обычный_20_2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Обычный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Обычный_20_2" style:data-style-name="N1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Обычный_20_2" style:data-style-name="N1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Обычный_20_2" style:data-style-name="N137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67" style:family="table-cell" style:parent-style-name="Обычный_20_2" style:data-style-name="N137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Обычный_20_2" style:data-style-name="N137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Обычный_20_2" style:data-style-name="N13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Обычный_20_2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1" style:family="table-cell" style:parent-style-name="Currency_20_2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Обычный_20_2" style:data-style-name="N13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4" style:family="table-cell" style:parent-style-name="Обычный_20_2" style:data-style-name="N13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5" style:family="table-cell" style:parent-style-name="Обычный_20_2" style:data-style-name="N13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6" style:family="table-cell" style:parent-style-name="Обычный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7" style:family="table-cell" style:parent-style-name="Обычный_20_2" style:data-style-name="N139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Excel_20_Built-in_20_Comma" style:data-style-name="N137">
      <style:table-cell-properties fo:background-color="#ffc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2" style:family="table-cell" style:parent-style-name="Обычный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3" style:family="table-cell" style:parent-style-name="Обычный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Excel_20_Built-in_20_Comma" style:data-style-name="N137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Excel_20_Built-in_20_Comma" style:data-style-name="N13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20_Built-in_20_Comma" style:data-style-name="N137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Обычный_20_2" style:data-style-name="N13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Обычный_20_2" style:data-style-name="N137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Excel_20_Built-in_20_20_25__20_-_20_Accent6" style:data-style-name="N0">
      <style:table-cell-properties fo:border-bottom="0.74pt solid #000000" fo:background-color="#ffc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4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Times New Roman" fo:font-size="12pt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ВОР ЭВЕРЕСТ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 table:display="false">
          <table:table-column table:style-name="co5" table:visibility="collapse" table:default-cell-style-name="ce1"/>
          <table:table-column table:style-name="co6" table:visibility="collapse" table:default-cell-style-name="ce44"/>
          <table:table-column table:style-name="co5" table:visibility="collapse" table:default-cell-style-name="ce1"/>
          <table:table-column table:style-name="co7" table:visibility="collapse" table:default-cell-style-name="ce44"/>
          <table:table-column table:style-name="co5" table:visibility="collapse" table:default-cell-style-name="ce1"/>
          <table:table-column table:style-name="co8" table:visibility="collapse" table:default-cell-style-name="ce44"/>
          <table:table-column table:style-name="co5" table:visibility="collapse" table:default-cell-style-name="ce1"/>
          <table:table-column table:style-name="co9" table:visibility="collapse" table:default-cell-style-name="ce44"/>
          <table:table-column table:style-name="co5" table:visibility="collapse" table:default-cell-style-name="ce1"/>
          <table:table-column table:style-name="co10" table:visibility="collapse" table:default-cell-style-name="ce44"/>
          <table:table-column table:style-name="co5" table:visibility="collapse" table:default-cell-style-name="ce1"/>
          <table:table-column table:style-name="co11" table:visibility="collapse" table:default-cell-style-name="ce44"/>
          <table:table-column table:style-name="co5" table:visibility="collapse" table:default-cell-style-name="ce1"/>
          <table:table-column table:style-name="co12" table:visibility="collapse" table:default-cell-style-name="ce44"/>
        </table:table-column-group>
        <table:table-column table:style-name="co4" table:default-cell-style-name="ce1"/>
        <table:table-column table:style-name="co13" table:default-cell-style-name="ce63"/>
        <table:table-column-group>
          <table:table-column table:style-name="co14" table:default-cell-style-name="ce1"/>
          <table:table-column table:style-name="co15" table:default-cell-style-name="ce1"/>
        </table:table-column-group>
        <table:table-column table:style-name="co16" table:number-columns-repeated="7" table:default-cell-style-name="Default"/>
        <table:table-column table:style-name="co4" table:number-columns-repeated="16355"/>
        <table:table-row table:style-name="ro1" table:number-rows-repeated="4">
          <table:table-cell table:number-columns-repeated="29"/>
          <table:table-cell table:style-name="ce1" table:number-columns-repeated="16355"/>
        </table:table-row>
        <table:table-row table:style-name="ro1">
          <table:table-cell table:number-columns-repeated="20"/>
          <table:table-cell table:style-name="ce70" table:number-columns-spanned="2" table:number-rows-spanned="1"/>
          <table:covered-table-cell table:style-name="ce76"/>
          <table:table-cell table:number-columns-repeated="7"/>
          <table:table-cell table:style-name="ce1" table:number-columns-repeated="16355"/>
        </table:table-row>
        <table:table-row table:style-name="ro1">
          <table:table-cell table:number-columns-repeated="20"/>
          <table:table-cell table:style-name="ce70" table:number-columns-spanned="2" table:number-rows-spanned="1"/>
          <table:covered-table-cell table:style-name="ce76"/>
          <table:table-cell table:number-columns-repeated="7"/>
          <table:table-cell table:style-name="ce1" table:number-columns-repeated="16355"/>
        </table:table-row>
        <table:table-row table:style-name="ro2">
          <table:table-cell table:number-columns-repeated="29"/>
          <table:table-cell table:style-name="ce1" table:number-columns-repeated="16355"/>
        </table:table-row>
        <table:table-row table:style-name="ro3">
          <table:table-cell table:style-name="ce2" office:value-type="string" office:string-value="Вид работ" calcext:value-type="string">
            <text:p><text:s/>Вид работ </text:p>
          </table:table-cell>
          <table:table-cell table:style-name="ce9" office:value-type="string" calcext:value-type="string">
            <text:p>N п/п</text:p>
          </table:table-cell>
          <table:table-cell table:style-name="ce21" office:value-type="string" office:string-value="Наименование работ, включая Материалы и Оборудование" calcext:value-type="string">
            <text:p><text:s/>Наименование работ, включая Материалы и Оборудование </text:p>
          </table:table-cell>
          <table:table-cell table:style-name="ce32" office:value-type="string" calcext:value-type="string">
            <text:p>Ед. </text:p>
            <text:p> изм.</text:p>
          </table:table-cell>
          <table:table-cell table:style-name="ce36" office:value-type="string" office:string-value="Корпус 1" calcext:value-type="string">
            <text:p><text:s/>Корпус 1 </text:p>
          </table:table-cell>
          <table:table-cell table:style-name="ce45" office:value-type="string" office:string-value="Всего" calcext:value-type="string">
            <text:p><text:s/>Всего </text:p>
          </table:table-cell>
          <table:table-cell table:style-name="ce36" office:value-type="string" office:string-value="Корпус 2" calcext:value-type="string">
            <text:p><text:s/>Корпус 2 </text:p>
          </table:table-cell>
          <table:table-cell table:style-name="ce45" office:value-type="string" office:string-value="Всего" calcext:value-type="string">
            <text:p><text:s/>Всего </text:p>
          </table:table-cell>
          <table:table-cell table:style-name="ce36" office:value-type="string" office:string-value="Корпус 3" calcext:value-type="string">
            <text:p><text:s/>Корпус 3 </text:p>
          </table:table-cell>
          <table:table-cell table:style-name="ce45" office:value-type="string" office:string-value="Всего" calcext:value-type="string">
            <text:p><text:s/>Всего </text:p>
          </table:table-cell>
          <table:table-cell table:style-name="ce36" office:value-type="string" office:string-value="Корпус 4" calcext:value-type="string">
            <text:p><text:s/>Корпус 4 </text:p>
          </table:table-cell>
          <table:table-cell table:style-name="ce45" office:value-type="string" office:string-value="Всего" calcext:value-type="string">
            <text:p><text:s/>Всего </text:p>
          </table:table-cell>
          <table:table-cell table:style-name="ce36" office:value-type="string" office:string-value="Корпус 5" calcext:value-type="string">
            <text:p><text:s/>Корпус 5 </text:p>
          </table:table-cell>
          <table:table-cell table:style-name="ce45" office:value-type="string" office:string-value="Всего" calcext:value-type="string">
            <text:p><text:s/>Всего </text:p>
          </table:table-cell>
          <table:table-cell table:style-name="ce36" office:value-type="string" office:string-value="Корпус 6" calcext:value-type="string">
            <text:p><text:s/>Корпус 6 </text:p>
          </table:table-cell>
          <table:table-cell table:style-name="ce45" office:value-type="string" office:string-value="Всего" calcext:value-type="string">
            <text:p><text:s/>Всего </text:p>
          </table:table-cell>
          <table:table-cell table:style-name="ce36" office:value-type="string" office:string-value="Корпус 7" calcext:value-type="string">
            <text:p><text:s/>Корпус 7 </text:p>
          </table:table-cell>
          <table:table-cell table:style-name="ce45" office:value-type="string" office:string-value="Всего" calcext:value-type="string">
            <text:p><text:s/>Всего </text:p>
          </table:table-cell>
          <table:table-cell table:style-name="ce58"/>
          <table:table-cell table:style-name="ce36" office:value-type="string" calcext:value-type="string">
            <text:p>Кол-во</text:p>
            <text:p>МАРАЩ</text:p>
          </table:table-cell>
          <table:table-cell table:style-name="ce32" office:value-type="string" calcext:value-type="string" table:number-columns-spanned="2" table:number-rows-spanned="1">
            <text:p>ЦЕНА МАТЕРИАЛОВ, РУБ БЕЗ НДС</text:p>
          </table:table-cell>
          <table:covered-table-cell table:style-name="ce32"/>
          <table:table-cell table:style-name="ce78" office:value-type="string" office:string-value="Корпус 1" calcext:value-type="string">
            <text:p><text:s/>Корпус 1 </text:p>
          </table:table-cell>
          <table:table-cell table:style-name="ce78" office:value-type="string" office:string-value="Корпус 2" calcext:value-type="string">
            <text:p><text:s/>Корпус 2 </text:p>
          </table:table-cell>
          <table:table-cell table:style-name="ce78" office:value-type="string" office:string-value="Корпус 3" calcext:value-type="string">
            <text:p><text:s/>Корпус 3 </text:p>
          </table:table-cell>
          <table:table-cell table:style-name="ce78" office:value-type="string" office:string-value="Корпус 4" calcext:value-type="string">
            <text:p><text:s/>Корпус 4 </text:p>
          </table:table-cell>
          <table:table-cell table:style-name="ce78" office:value-type="string" office:string-value="Корпус 5" calcext:value-type="string">
            <text:p><text:s/>Корпус 5 </text:p>
          </table:table-cell>
          <table:table-cell table:style-name="ce78" office:value-type="string" office:string-value="Корпус 6" calcext:value-type="string">
            <text:p><text:s/>Корпус 6 </text:p>
          </table:table-cell>
          <table:table-cell table:style-name="ce78" office:value-type="string" office:string-value="Корпус 7" calcext:value-type="string">
            <text:p><text:s/>Корпус 7 </text:p>
          </table:table-cell>
          <table:table-cell table:style-name="ce1" table:number-columns-repeated="16355"/>
        </table:table-row>
        <table:table-row table:style-name="ro4">
          <table:table-cell table:style-name="ce3" office:value-type="string" calcext:value-type="string">
            <text:p>06.02</text:p>
          </table:table-cell>
          <table:table-cell table:style-name="ce10" office:value-type="string" calcext:value-type="string">
            <text:p>06.02</text:p>
          </table:table-cell>
          <table:table-cell table:style-name="ce22" office:value-type="string" calcext:value-type="string">
            <text:p>Устройство фасадов</text:p>
          </table:table-cell>
          <table:table-cell table:style-name="ce33" office:value-type="string" calcext:value-type="string">
            <text:p>м2</text:p>
          </table:table-cell>
          <table:table-cell table:style-name="ce37"/>
          <table:table-cell table:style-name="ce46"/>
          <table:table-cell table:style-name="ce37"/>
          <table:table-cell table:style-name="ce46"/>
          <table:table-cell table:style-name="ce37"/>
          <table:table-cell table:style-name="ce46"/>
          <table:table-cell table:style-name="ce37"/>
          <table:table-cell table:style-name="ce46"/>
          <table:table-cell table:style-name="ce37"/>
          <table:table-cell table:style-name="ce46"/>
          <table:table-cell table:style-name="ce37"/>
          <table:table-cell table:style-name="ce46"/>
          <table:table-cell table:style-name="ce37"/>
          <table:table-cell table:style-name="ce46"/>
          <table:table-cell table:style-name="ce37"/>
          <table:table-cell table:style-name="ce33"/>
          <table:table-cell table:style-name="ce37" table:number-columns-repeated="2"/>
          <table:table-cell table:style-name="ce79" table:number-columns-repeated="7"/>
          <table:table-cell table:style-name="ce1" table:number-columns-repeated="16355"/>
        </table:table-row>
        <table:table-row table:style-name="ro5">
          <table:table-cell table:style-name="ce4" office:value-type="string" calcext:value-type="string">
            <text:p>Алюминий</text:p>
          </table:table-cell>
          <table:table-cell table:style-name="ce11" office:value-type="string" calcext:value-type="string">
            <text:p>06.02.02.01</text:p>
          </table:table-cell>
          <table:table-cell table:style-name="ce23" office:value-type="string" calcext:value-type="string">
            <text:p>Устройство НФС с облицовкой из панелей кассетного типа, Алюминиевые композитные панели с вентзазором .:</text:p>
            <text:p>Алюминиевые панели 2мм, покраска порошковая, Цвет: Белый (RAL 9010);</text:p>
            <text:p>Устройство противопожарных отсечек, откосов и отливов</text:p>
            <text:p>Площадь указана без учета отгибов и внутренних ребер.</text:p>
            <text:p>НГ материал</text:p>
          </table:table-cell>
          <table:table-cell table:style-name="ce33" office:value-type="string" calcext:value-type="string">
            <text:p>м2</text:p>
          </table:table-cell>
          <table:table-cell table:style-name="ce38" office:value-type="float" office:value="488.34" calcext:value-type="float">
            <text:p><text:s/>488,34 <text:s text:c="3"/></text:p>
          </table:table-cell>
          <table:table-cell table:style-name="ce47" table:formula="of:=[.E10]*[.U10]" office:value-type="float" office:value="2701916.8524" calcext:value-type="float">
            <text:p><text:s/>2 701 916,85 ₽ </text:p>
          </table:table-cell>
          <table:table-cell table:style-name="ce38" office:value-type="float" office:value="491.27" calcext:value-type="float">
            <text:p><text:s/>491,27 <text:s text:c="3"/></text:p>
          </table:table-cell>
          <table:table-cell table:style-name="ce47" table:formula="of:=[.G10]*[.U10]" office:value-type="float" office:value="2718128.1322" calcext:value-type="float">
            <text:p><text:s/>2 718 128,13 ₽ </text:p>
          </table:table-cell>
          <table:table-cell table:style-name="ce38" office:value-type="float" office:value="840.9" calcext:value-type="float">
            <text:p><text:s/>840,90 <text:s text:c="3"/></text:p>
          </table:table-cell>
          <table:table-cell table:style-name="ce47" table:formula="of:=[.I10]*[.U10]" office:value-type="float" office:value="4652581.974" calcext:value-type="float">
            <text:p><text:s/>4 652 581,97 ₽ </text:p>
          </table:table-cell>
          <table:table-cell table:style-name="ce38" office:value-type="float" office:value="720.54" calcext:value-type="float">
            <text:p><text:s/>720,54 <text:s text:c="3"/></text:p>
          </table:table-cell>
          <table:table-cell table:style-name="ce47" table:formula="of:=[.K10]*[.U10]" office:value-type="float" office:value="3986646.9444" calcext:value-type="float">
            <text:p><text:s/>3 986 646,94 ₽ </text:p>
          </table:table-cell>
          <table:table-cell table:style-name="ce38" office:value-type="float" office:value="757.35" calcext:value-type="float">
            <text:p><text:s/>757,35 <text:s text:c="3"/></text:p>
          </table:table-cell>
          <table:table-cell table:style-name="ce47" table:formula="of:=[.M10]*[.U10]" office:value-type="float" office:value="4190311.521" calcext:value-type="float">
            <text:p><text:s/>4 190 311,52 ₽ </text:p>
          </table:table-cell>
          <table:table-cell table:style-name="ce38" office:value-type="float" office:value="697.25" calcext:value-type="float">
            <text:p><text:s/>697,25 <text:s text:c="3"/></text:p>
          </table:table-cell>
          <table:table-cell table:style-name="ce47" table:formula="of:=[.O10]*[.U10]" office:value-type="float" office:value="3857786.635" calcext:value-type="float">
            <text:p><text:s/>3 857 786,64 ₽ </text:p>
          </table:table-cell>
          <table:table-cell table:style-name="ce38" office:value-type="float" office:value="2262.39" calcext:value-type="float">
            <text:p><text:s/>2 262,39 <text:s text:c="3"/></text:p>
          </table:table-cell>
          <table:table-cell table:style-name="ce47" table:formula="of:=[.Q10]*[.U10]" office:value-type="float" office:value="12517487.1354" calcext:value-type="float">
            <text:p><text:s/>12 517 487,14 ₽ </text:p>
          </table:table-cell>
          <table:table-cell table:style-name="ce59"/>
          <table:table-cell table:style-name="ce64" table:formula="of:=[.Q10]+[.O10]+[.M10]+[.K10]+[.I10]+[.G10]+[.E10]" office:value-type="float" office:value="6258.04" calcext:value-type="float">
            <text:p><text:s/>6 258,04 <text:s text:c="3"/></text:p>
          </table:table-cell>
          <table:table-cell table:style-name="ce71" office:value-type="float" office:value="5532.86" calcext:value-type="float">
            <text:p><text:s/>5 532,86 ₽ </text:p>
          </table:table-cell>
          <table:table-cell table:style-name="ce71" table:formula="of:=[.U10]*[.T10]" office:value-type="float" office:value="34624859.1944" calcext:value-type="float">
            <text:p><text:s/>34 624 859,19 ₽ </text:p>
          </table:table-cell>
          <table:table-cell table:style-name="ce79" table:formula="of:=#VALUE!" office:value-type="string" office:string-value="" calcext:value-type="error">
            <text:p>#VALUE!</text:p>
          </table:table-cell>
          <table:table-cell table:style-name="ce79" table:formula="of:=#VALUE!" office:value-type="string" office:string-value="" calcext:value-type="error">
            <text:p>#VALUE!</text:p>
          </table:table-cell>
          <table:table-cell table:style-name="ce79" table:formula="of:=#VALUE!" office:value-type="string" office:string-value="" calcext:value-type="error">
            <text:p>#VALUE!</text:p>
          </table:table-cell>
          <table:table-cell table:style-name="ce79" table:formula="of:=#VALUE!" office:value-type="string" office:string-value="" calcext:value-type="error">
            <text:p>#VALUE!</text:p>
          </table:table-cell>
          <table:table-cell table:style-name="ce79" table:formula="of:=#VALUE!" office:value-type="string" office:string-value="" calcext:value-type="error">
            <text:p>#VALUE!</text:p>
          </table:table-cell>
          <table:table-cell table:style-name="ce79" table:formula="of:=#VALUE!" office:value-type="string" office:string-value="" calcext:value-type="error">
            <text:p>#VALUE!</text:p>
          </table:table-cell>
          <table:table-cell table:style-name="ce79" table:formula="of:=#VALUE!" office:value-type="string" office:string-value="" calcext:value-type="error">
            <text:p>#VALUE!</text:p>
          </table:table-cell>
          <table:table-cell table:style-name="ce1" table:number-columns-repeated="16355"/>
        </table:table-row>
        <table:table-row table:style-name="ro5">
          <table:table-cell table:style-name="ce4" office:value-type="string" calcext:value-type="string">
            <text:p>Алюминий</text:p>
          </table:table-cell>
          <table:table-cell table:style-name="ce12" office:value-type="string" calcext:value-type="string">
            <text:p>06.02.02.02</text:p>
          </table:table-cell>
          <table:table-cell table:style-name="ce24" office:value-type="string" calcext:value-type="string">
            <text:p>Устройство НФС с облицовкой из панелей кассетного типа, Алюминиевые композитные панели с вентзазором .:</text:p>
            <text:p>Алюминиевые панели 2 мм, покраска порошковая, Цвет: Белый (RAL 9010);</text:p>
            <text:p>Устройство противопожарных отсечек, откосов и отливов</text:p>
            <text:p>Площадь указана без учета отгибов и внутренних ребер.</text:p>
            <text:p>НГ материал</text:p>
          </table:table-cell>
          <table:table-cell table:style-name="ce33" office:value-type="string" calcext:value-type="string">
            <text:p>м2</text:p>
          </table:table-cell>
          <table:table-cell table:style-name="ce39" office:value-type="float" office:value="256.6" calcext:value-type="float">
            <text:p><text:s/>256,60 <text:s text:c="3"/></text:p>
          </table:table-cell>
          <table:table-cell table:style-name="ce47" table:formula="of:=[.E11]*[.U11]" office:value-type="float" office:value="1419731.876" calcext:value-type="float">
            <text:p><text:s/>1 419 731,88 ₽ </text:p>
          </table:table-cell>
          <table:table-cell table:style-name="ce38" office:value-type="float" office:value="388.94" calcext:value-type="float">
            <text:p><text:s/>388,94 <text:s text:c="3"/></text:p>
          </table:table-cell>
          <table:table-cell table:style-name="ce47" table:formula="of:=[.G11]*[.U11]" office:value-type="float" office:value="2151950.5684" calcext:value-type="float">
            <text:p><text:s/>2 151 950,57 ₽ </text:p>
          </table:table-cell>
          <table:table-cell table:style-name="ce39" office:value-type="float" office:value="367.74" calcext:value-type="float">
            <text:p><text:s/>367,74 <text:s text:c="3"/></text:p>
          </table:table-cell>
          <table:table-cell table:style-name="ce47" table:formula="of:=[.I11]*[.U11]" office:value-type="float" office:value="2034653.9364" calcext:value-type="float">
            <text:p><text:s/>2 034 653,94 ₽ </text:p>
          </table:table-cell>
          <table:table-cell table:style-name="ce39" office:value-type="float" office:value="140.41" calcext:value-type="float">
            <text:p><text:s/>140,41 <text:s text:c="3"/></text:p>
          </table:table-cell>
          <table:table-cell table:style-name="ce47" table:formula="of:=[.K11]*[.U11]" office:value-type="float" office:value="776868.8726" calcext:value-type="float">
            <text:p><text:s/>776 868,87 ₽ </text:p>
          </table:table-cell>
          <table:table-cell table:style-name="ce39" office:value-type="float" office:value="373.61" calcext:value-type="float">
            <text:p><text:s/>373,61 <text:s text:c="3"/></text:p>
          </table:table-cell>
          <table:table-cell table:style-name="ce47" table:formula="of:=[.M11]*[.U11]" office:value-type="float" office:value="2067131.8246" calcext:value-type="float">
            <text:p><text:s/>2 067 131,82 ₽ </text:p>
          </table:table-cell>
          <table:table-cell table:style-name="ce39" office:value-type="float" office:value="761.7" calcext:value-type="float">
            <text:p><text:s/>761,70 <text:s text:c="3"/></text:p>
          </table:table-cell>
          <table:table-cell table:style-name="ce47" table:formula="of:=[.O11]*[.U11]" office:value-type="float" office:value="4214379.462" calcext:value-type="float">
            <text:p><text:s/>4 214 379,46 ₽ </text:p>
          </table:table-cell>
          <table:table-cell table:style-name="ce39" office:value-type="float" office:value="303.13" calcext:value-type="float">
            <text:p><text:s/>303,13 <text:s text:c="3"/></text:p>
          </table:table-cell>
          <table:table-cell table:style-name="ce47" table:formula="of:=[.Q11]*[.U11]" office:value-type="float" office:value="1677175.8518" calcext:value-type="float">
            <text:p><text:s/>1 677 175,85 ₽ </text:p>
          </table:table-cell>
          <table:table-cell table:style-name="ce37"/>
          <table:table-cell table:style-name="ce65" table:formula="of:=[.Q11]+[.O11]+[.M11]+[.K11]+[.I11]+[.G11]+[.E11]" office:value-type="float" office:value="2592.13" calcext:value-type="float">
            <text:p><text:s/>2 592,13 <text:s text:c="3"/></text:p>
          </table:table-cell>
          <table:table-cell table:style-name="ce71" office:value-type="float" office:value="5532.86" calcext:value-type="float">
            <text:p><text:s/>5 532,86 ₽ </text:p>
          </table:table-cell>
          <table:table-cell table:style-name="ce71" table:formula="of:=[.U11]*[.T11]" office:value-type="float" office:value="14341892.3918" calcext:value-type="float">
            <text:p><text:s/>14 341 892,39 ₽ </text:p>
          </table:table-cell>
          <table:table-cell table:style-name="ce79" table:formula="of:=#VALUE!" office:value-type="string" office:string-value="" calcext:value-type="error">
            <text:p>#VALUE!</text:p>
          </table:table-cell>
          <table:table-cell table:style-name="ce79" table:formula="of:=#VALUE!" office:value-type="string" office:string-value="" calcext:value-type="error">
            <text:p>#VALUE!</text:p>
          </table:table-cell>
          <table:table-cell table:style-name="ce79" table:formula="of:=#VALUE!" office:value-type="string" office:string-value="" calcext:value-type="error">
            <text:p>#VALUE!</text:p>
          </table:table-cell>
          <table:table-cell table:style-name="ce79" table:formula="of:=#VALUE!" office:value-type="string" office:string-value="" calcext:value-type="error">
            <text:p>#VALUE!</text:p>
          </table:table-cell>
          <table:table-cell table:style-name="ce79" table:formula="of:=#VALUE!" office:value-type="string" office:string-value="" calcext:value-type="error">
            <text:p>#VALUE!</text:p>
          </table:table-cell>
          <table:table-cell table:style-name="ce79" table:formula="of:=#VALUE!" office:value-type="string" office:string-value="" calcext:value-type="error">
            <text:p>#VALUE!</text:p>
          </table:table-cell>
          <table:table-cell table:style-name="ce79" table:formula="of:=#VALUE!" office:value-type="string" office:string-value="" calcext:value-type="error">
            <text:p>#VALUE!</text:p>
          </table:table-cell>
          <table:table-cell table:style-name="ce1" table:number-columns-repeated="16355"/>
        </table:table-row>
        <table:table-row table:style-name="ro5">
          <table:table-cell table:style-name="ce4" office:value-type="string" calcext:value-type="string">
            <text:p>Алюминий</text:p>
          </table:table-cell>
          <table:table-cell table:style-name="ce12" office:value-type="string" calcext:value-type="string">
            <text:p>06.02.02.03</text:p>
          </table:table-cell>
          <table:table-cell table:style-name="ce24" office:value-type="string" calcext:value-type="string">
            <text:p>Устройство НФС с облицовкой из панелей кассетного типа, Алюминиевые композитные панели с вентзазором .:</text:p>
            <text:p>Алюминиевые панели 2мм, покраска порошковая, Цвет: Бледно-коричневый (RAL 8025) ;</text:p>
            <text:p>Устройство противопожарных отсечек, откосов и отливов</text:p>
            <text:p>Площадь указана без учета отгибов и внутренних ребер</text:p>
            <text:p/>
          </table:table-cell>
          <table:table-cell table:style-name="ce33" office:value-type="string" calcext:value-type="string">
            <text:p>м2</text:p>
          </table:table-cell>
          <table:table-cell table:style-name="ce37"/>
          <table:table-cell table:style-name="ce47" table:formula="of:=[.E12]*[.U12]" office:value-type="float" office:value="0" calcext:value-type="float">
            <text:p><text:s/>-   ₽ </text:p>
          </table:table-cell>
          <table:table-cell table:style-name="ce38" office:value-type="float" office:value="2805.19" calcext:value-type="float">
            <text:p><text:s/>2 805,19 <text:s text:c="3"/></text:p>
          </table:table-cell>
          <table:table-cell table:style-name="ce47" table:formula="of:=[.G12]*[.U12]" office:value-type="float" office:value="15520723.5434" calcext:value-type="float">
            <text:p><text:s/>15 520 723,54 ₽ </text:p>
          </table:table-cell>
          <table:table-cell table:style-name="ce39" office:value-type="float" office:value="269.7" calcext:value-type="float">
            <text:p><text:s/>269,70 <text:s text:c="3"/></text:p>
          </table:table-cell>
          <table:table-cell table:style-name="ce47" table:formula="of:=[.I12]*[.U12]" office:value-type="float" office:value="1492212.342" calcext:value-type="float">
            <text:p><text:s/>1 492 212,34 ₽ </text:p>
          </table:table-cell>
          <table:table-cell table:style-name="ce39" office:value-type="float" office:value="1632.24" calcext:value-type="float">
            <text:p><text:s/>1 632,24 <text:s text:c="3"/></text:p>
          </table:table-cell>
          <table:table-cell table:style-name="ce47" table:formula="of:=[.K12]*[.U12]" office:value-type="float" office:value="9030955.4064" calcext:value-type="float">
            <text:p><text:s/>9 030 955,41 ₽ </text:p>
          </table:table-cell>
          <table:table-cell table:style-name="ce39" office:value-type="float" office:value="240" calcext:value-type="float">
            <text:p><text:s/>240,00 <text:s text:c="3"/></text:p>
          </table:table-cell>
          <table:table-cell table:style-name="ce47" table:formula="of:=[.M12]*[.U12]" office:value-type="float" office:value="1327886.4" calcext:value-type="float">
            <text:p><text:s/>1 327 886,40 ₽ </text:p>
          </table:table-cell>
          <table:table-cell table:style-name="ce39" office:value-type="float" office:value="229" calcext:value-type="float">
            <text:p><text:s/>229,00 <text:s text:c="3"/></text:p>
          </table:table-cell>
          <table:table-cell table:style-name="ce47" table:formula="of:=[.O12]*[.U12]" office:value-type="float" office:value="1267024.94" calcext:value-type="float">
            <text:p><text:s/>1 267 024,94 ₽ </text:p>
          </table:table-cell>
          <table:table-cell table:style-name="ce37"/>
          <table:table-cell table:style-name="ce47" table:formula="of:=[.Q12]*[.U12]" office:value-type="float" office:value="0" calcext:value-type="float">
            <text:p><text:s/>-   ₽ </text:p>
          </table:table-cell>
          <table:table-cell table:style-name="ce37"/>
          <table:table-cell table:style-name="ce65" table:formula="of:=[.Q12]+[.O12]+[.M12]+[.K12]+[.I12]+[.G12]+[.E12]" office:value-type="float" office:value="5176.13" calcext:value-type="float">
            <text:p><text:s/>5 176,13 <text:s text:c="3"/></text:p>
          </table:table-cell>
          <table:table-cell table:style-name="ce71" office:value-type="float" office:value="5532.86" calcext:value-type="float">
            <text:p><text:s/>5 532,86 ₽ </text:p>
          </table:table-cell>
          <table:table-cell table:style-name="ce71" table:formula="of:=[.U12]*[.T12]" office:value-type="float" office:value="28638802.6318" calcext:value-type="float">
            <text:p><text:s/>28 638 802,63 ₽ </text:p>
          </table:table-cell>
          <table:table-cell table:style-name="ce80" table:number-columns-repeated="5"/>
          <table:table-cell table:style-name="ce79" table:formula="of:=#VALUE!" office:value-type="string" office:string-value="" calcext:value-type="error">
            <text:p>#VALUE!</text:p>
          </table:table-cell>
          <table:table-cell table:style-name="ce80"/>
          <table:table-cell table:style-name="ce1" table:number-columns-repeated="16355"/>
        </table:table-row>
        <table:table-row table:style-name="ro5">
          <table:table-cell table:style-name="ce4" office:value-type="string" calcext:value-type="string">
            <text:p>Алюминий</text:p>
          </table:table-cell>
          <table:table-cell table:style-name="ce12" office:value-type="string" calcext:value-type="string">
            <text:p>06.02.02.04</text:p>
          </table:table-cell>
          <table:table-cell table:style-name="ce24" office:value-type="string" calcext:value-type="string">
            <text:p>Устройство НФС с облицовкой из панелей кассетного типа, Алюминиевые композитные панели с вентзазором .:</text:p>
            <text:p>Алюминиевые панели 2мм, покраска порошковая, Цвет: Бледно-коричневый (RAL 8025) ;</text:p>
            <text:p>Устройство противопожарных отсечек, откосов и отливов</text:p>
            <text:p>НГ материал</text:p>
          </table:table-cell>
          <table:table-cell table:style-name="ce33" office:value-type="string" calcext:value-type="string">
            <text:p>м2</text:p>
          </table:table-cell>
          <table:table-cell table:style-name="ce37"/>
          <table:table-cell table:style-name="ce48" table:formula="of:=[.E13]*[.U13]" office:value-type="float" office:value="0" calcext:value-type="float">
            <text:p><text:s/>-   ₽ </text:p>
          </table:table-cell>
          <table:table-cell table:style-name="ce39"/>
          <table:table-cell table:style-name="ce48" table:formula="of:=[.G13]*[.U13]" office:value-type="float" office:value="0" calcext:value-type="float">
            <text:p><text:s/>-   ₽ </text:p>
          </table:table-cell>
          <table:table-cell table:style-name="ce37"/>
          <table:table-cell table:style-name="ce48" table:formula="of:=[.I13]*[.U13]" office:value-type="float" office:value="0" calcext:value-type="float">
            <text:p><text:s/>-   ₽ </text:p>
          </table:table-cell>
          <table:table-cell table:style-name="ce37"/>
          <table:table-cell table:style-name="ce48" table:formula="of:=[.K13]*[.U13]" office:value-type="float" office:value="0" calcext:value-type="float">
            <text:p><text:s/>-   ₽ </text:p>
          </table:table-cell>
          <table:table-cell table:style-name="ce37"/>
          <table:table-cell table:style-name="ce48" table:formula="of:=[.M13]*[.U13]" office:value-type="float" office:value="0" calcext:value-type="float">
            <text:p><text:s/>-   ₽ </text:p>
          </table:table-cell>
          <table:table-cell table:style-name="ce39" office:value-type="float" office:value="86.4" calcext:value-type="float">
            <text:p><text:s/>86,40 <text:s text:c="3"/></text:p>
          </table:table-cell>
          <table:table-cell table:style-name="ce48" table:formula="of:=[.O13]*[.U13]" office:value-type="float" office:value="478039.104" calcext:value-type="float">
            <text:p><text:s/>478 039,10 ₽ </text:p>
          </table:table-cell>
          <table:table-cell table:style-name="ce37"/>
          <table:table-cell table:style-name="ce48" table:formula="of:=[.Q13]*[.U13]" office:value-type="float" office:value="0" calcext:value-type="float">
            <text:p><text:s/>-   ₽ </text:p>
          </table:table-cell>
          <table:table-cell table:style-name="ce37"/>
          <table:table-cell table:style-name="ce65" table:formula="of:=[.Q13]+[.O13]+[.M13]+[.K13]+[.I13]+[.G13]+[.E13]" office:value-type="float" office:value="86.4" calcext:value-type="float">
            <text:p><text:s/>86,40 <text:s text:c="3"/></text:p>
          </table:table-cell>
          <table:table-cell table:style-name="ce71" office:value-type="float" office:value="5532.86" calcext:value-type="float">
            <text:p><text:s/>5 532,86 ₽ </text:p>
          </table:table-cell>
          <table:table-cell table:style-name="ce71" table:formula="of:=[.U13]*[.T13]" office:value-type="float" office:value="478039.104" calcext:value-type="float">
            <text:p><text:s/>478 039,10 ₽ </text:p>
          </table:table-cell>
          <table:table-cell table:style-name="ce80"/>
          <table:table-cell table:style-name="ce79" table:formula="of:=#VALUE!" office:value-type="string" office:string-value="" calcext:value-type="error">
            <text:p>#VALUE!</text:p>
          </table:table-cell>
          <table:table-cell table:style-name="ce80" table:number-columns-repeated="3"/>
          <table:table-cell table:style-name="ce79"/>
          <table:table-cell table:style-name="ce80"/>
          <table:table-cell table:style-name="ce1" table:number-columns-repeated="16355"/>
        </table:table-row>
        <table:table-row table:style-name="ro6">
          <table:table-cell table:number-columns-repeated="5"/>
          <table:table-cell table:style-name="ce49" table:formula="of:=SUM([.F10:.F13])" office:value-type="float" office:value="4121648.7284" calcext:value-type="float">
            <text:p><text:s/>4 121 648,73 ₽ </text:p>
          </table:table-cell>
          <table:table-cell/>
          <table:table-cell table:style-name="ce49" table:formula="of:=SUM([.H10:.H13])" office:value-type="float" office:value="20390802.244" calcext:value-type="float">
            <text:p><text:s/>20 390 802,24 ₽ </text:p>
          </table:table-cell>
          <table:table-cell/>
          <table:table-cell table:style-name="ce49" table:formula="of:=SUM([.J10:.J13])" office:value-type="float" office:value="8179448.2524" calcext:value-type="float">
            <text:p><text:s/>8 179 448,25 ₽ </text:p>
          </table:table-cell>
          <table:table-cell/>
          <table:table-cell table:style-name="ce49" table:formula="of:=SUM([.L10:.L13])" office:value-type="float" office:value="13794471.2234" calcext:value-type="float">
            <text:p><text:s/>13 794 471,22 ₽ </text:p>
          </table:table-cell>
          <table:table-cell/>
          <table:table-cell table:style-name="ce49" table:formula="of:=SUM([.N10:.N13])" office:value-type="float" office:value="7585329.7456" calcext:value-type="float">
            <text:p><text:s/>7 585 329,75 ₽ </text:p>
          </table:table-cell>
          <table:table-cell/>
          <table:table-cell table:style-name="ce49" table:formula="of:=SUM([.P10:.P13])" office:value-type="float" office:value="9817230.141" calcext:value-type="float">
            <text:p><text:s/>9 817 230,14 ₽ </text:p>
          </table:table-cell>
          <table:table-cell/>
          <table:table-cell table:style-name="ce49" table:formula="of:=SUM([.R10:.R13])" office:value-type="float" office:value="14194662.9872" calcext:value-type="float">
            <text:p><text:s/>14 194 662,99 ₽ </text:p>
          </table:table-cell>
          <table:table-cell table:style-name="ce60" office:value-type="string" calcext:value-type="string">
            <text:p>итого:</text:p>
          </table:table-cell>
          <table:table-cell table:style-name="ce66" table:formula="of:=SUM([.T10:.T13])" office:value-type="float" office:value="14112.7" calcext:value-type="float">
            <text:p><text:s/>14 112,70 <text:s text:c="3"/></text:p>
          </table:table-cell>
          <table:table-cell table:style-name="ce72"/>
          <table:table-cell table:style-name="ce49" table:formula="of:=SUM([.V10:.V13])" office:value-type="float" office:value="78083593.322" calcext:value-type="float">
            <text:p><text:s/>78 083 593,32 ₽ </text:p>
          </table:table-cell>
          <table:table-cell table:style-name="ce73" table:number-columns-repeated="7"/>
          <table:table-cell table:style-name="ce1" table:number-columns-repeated="16355"/>
        </table:table-row>
        <table:table-row table:style-name="ro1" table:number-rows-repeated="3">
          <table:table-cell table:number-columns-repeated="22"/>
          <table:table-cell table:style-name="ce73" table:number-columns-repeated="7"/>
          <table:table-cell table:style-name="ce1" table:number-columns-repeated="16355"/>
        </table:table-row>
        <table:table-row table:style-name="ro1">
          <table:table-cell table:style-name="ce5" office:value-type="string" calcext:value-type="string">
            <text:p>Декоративные элементы</text:p>
          </table:table-cell>
          <table:table-cell table:style-name="ce5" table:number-columns-repeated="3"/>
          <table:table-cell table:style-name="ce40"/>
          <table:table-cell table:style-name="ce50"/>
          <table:table-cell table:style-name="ce5"/>
          <table:table-cell table:style-name="ce50"/>
          <table:table-cell table:style-name="ce5"/>
          <table:table-cell table:style-name="ce50"/>
          <table:table-cell table:style-name="ce5"/>
          <table:table-cell table:style-name="ce50"/>
          <table:table-cell table:style-name="ce5"/>
          <table:table-cell table:style-name="ce50"/>
          <table:table-cell table:style-name="ce5"/>
          <table:table-cell table:style-name="ce50"/>
          <table:table-cell table:style-name="ce5"/>
          <table:table-cell table:style-name="ce50"/>
          <table:table-cell table:style-name="ce5"/>
          <table:table-cell/>
          <table:table-cell table:style-name="ce73" table:number-columns-repeated="9"/>
          <table:table-cell table:style-name="ce5" table:number-columns-repeated="16355"/>
        </table:table-row>
        <table:table-row table:style-name="ro3">
          <table:table-cell table:style-name="ce2" office:value-type="string" office:string-value="Вид работ" calcext:value-type="string">
            <text:p><text:s/>Вид работ </text:p>
          </table:table-cell>
          <table:table-cell table:style-name="ce9" office:value-type="string" calcext:value-type="string">
            <text:p>N п/п</text:p>
          </table:table-cell>
          <table:table-cell table:style-name="ce21" office:value-type="string" office:string-value="Наименование работ, включая Материалы и Оборудование" calcext:value-type="string">
            <text:p><text:s/>Наименование работ, включая Материалы и Оборудование </text:p>
          </table:table-cell>
          <table:table-cell table:style-name="ce32" office:value-type="string" calcext:value-type="string">
            <text:p>Ед. </text:p>
            <text:p> изм.</text:p>
          </table:table-cell>
          <table:table-cell table:style-name="ce36" office:value-type="string" office:string-value="Корпус 1" calcext:value-type="string">
            <text:p><text:s/>Корпус 1 </text:p>
          </table:table-cell>
          <table:table-cell table:style-name="ce45" office:value-type="string" office:string-value="Всего" calcext:value-type="string">
            <text:p><text:s/>Всего </text:p>
          </table:table-cell>
          <table:table-cell table:style-name="ce36" office:value-type="string" office:string-value="Корпус 2" calcext:value-type="string">
            <text:p><text:s/>Корпус 2 </text:p>
          </table:table-cell>
          <table:table-cell table:style-name="ce45" office:value-type="string" office:string-value="Всего" calcext:value-type="string">
            <text:p><text:s/>Всего </text:p>
          </table:table-cell>
          <table:table-cell table:style-name="ce36" office:value-type="string" office:string-value="Корпус 3" calcext:value-type="string">
            <text:p><text:s/>Корпус 3 </text:p>
          </table:table-cell>
          <table:table-cell table:style-name="ce45" office:value-type="string" office:string-value="Всего" calcext:value-type="string">
            <text:p><text:s/>Всего </text:p>
          </table:table-cell>
          <table:table-cell table:style-name="ce36" office:value-type="string" office:string-value="Корпус 4" calcext:value-type="string">
            <text:p><text:s/>Корпус 4 </text:p>
          </table:table-cell>
          <table:table-cell table:style-name="ce45" office:value-type="string" office:string-value="Всего" calcext:value-type="string">
            <text:p><text:s/>Всего </text:p>
          </table:table-cell>
          <table:table-cell table:style-name="ce36" office:value-type="string" office:string-value="Корпус 5" calcext:value-type="string">
            <text:p><text:s/>Корпус 5 </text:p>
          </table:table-cell>
          <table:table-cell table:style-name="ce45" office:value-type="string" office:string-value="Всего" calcext:value-type="string">
            <text:p><text:s/>Всего </text:p>
          </table:table-cell>
          <table:table-cell table:style-name="ce36" office:value-type="string" office:string-value="Корпус 6" calcext:value-type="string">
            <text:p><text:s/>Корпус 6 </text:p>
          </table:table-cell>
          <table:table-cell table:style-name="ce45" office:value-type="string" office:string-value="Всего" calcext:value-type="string">
            <text:p><text:s/>Всего </text:p>
          </table:table-cell>
          <table:table-cell table:style-name="ce36" office:value-type="string" office:string-value="Корпус 7" calcext:value-type="string">
            <text:p><text:s/>Корпус 7 </text:p>
          </table:table-cell>
          <table:table-cell table:style-name="ce45" office:value-type="string" office:string-value="Всего" calcext:value-type="string">
            <text:p><text:s/>Всего </text:p>
          </table:table-cell>
          <table:table-cell table:style-name="ce58"/>
          <table:table-cell table:style-name="ce36" office:value-type="string" calcext:value-type="string">
            <text:p>Кол-во</text:p>
            <text:p>МАРАЩ</text:p>
          </table:table-cell>
          <table:table-cell table:style-name="ce32" office:value-type="string" calcext:value-type="string" table:number-columns-spanned="2" table:number-rows-spanned="1">
            <text:p>ЦЕНА МАТЕРИАЛОВ, РУБ БЕЗ НДС</text:p>
          </table:table-cell>
          <table:covered-table-cell table:style-name="ce32"/>
          <table:table-cell table:style-name="ce73" table:number-columns-repeated="7"/>
          <table:table-cell table:style-name="ce1" table:number-columns-repeated="16355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3" office:value-type="string" calcext:value-type="string">
            <text:p>06.02.03.04</text:p>
          </table:table-cell>
          <table:table-cell table:style-name="ce25" office:value-type="string" calcext:value-type="string">
            <text:p>ТИП1. Устройство декоративного элемента НФС с облицовкой <text:span text:style-name="T1">из гнутых панелей</text:span><text:span text:style-name="T2"> кассетного типа - карниз, Алюминиевые панели с вентзазором :</text:span></text:p>
            <text:p><text:span text:style-name="T3">Алюминиевые панели, толщина 2 мм, Цвет: Белый (RAL 9010)</text:span></text:p>
            <text:p><text:span text:style-name="T3">Развертка согласно эскизам (См. приложение)</text:span></text:p>
          </table:table-cell>
          <table:table-cell table:style-name="ce34" office:value-type="string" calcext:value-type="string">
            <text:p>м2</text:p>
          </table:table-cell>
          <table:table-cell table:style-name="ce39" office:value-type="float" office:value="57" calcext:value-type="float">
            <text:p><text:s/>57,00 <text:s text:c="3"/></text:p>
          </table:table-cell>
          <table:table-cell table:style-name="ce51" table:formula="of:=[.E20]*[.U20]" office:value-type="float" office:value="820108.586401944" calcext:value-type="float">
            <text:p><text:s/>820 108,59 ₽ </text:p>
          </table:table-cell>
          <table:table-cell table:style-name="ce39" office:value-type="float" office:value="15.2" calcext:value-type="float">
            <text:p><text:s/>15,20 <text:s text:c="3"/></text:p>
          </table:table-cell>
          <table:table-cell table:style-name="ce46" table:formula="of:=[.G20]*[.U20]" office:value-type="float" office:value="218695.623040518" calcext:value-type="float">
            <text:p><text:s/>218 695,62 ₽ </text:p>
          </table:table-cell>
          <table:table-cell table:style-name="ce39" office:value-type="float" office:value="39.96" calcext:value-type="float">
            <text:p><text:s/>39,96 <text:s text:c="3"/></text:p>
          </table:table-cell>
          <table:table-cell table:style-name="ce46" table:formula="of:=[.I20]*[.U20]" office:value-type="float" office:value="574939.282677573" calcext:value-type="float">
            <text:p><text:s/>574 939,28 ₽ </text:p>
          </table:table-cell>
          <table:table-cell table:style-name="ce39"/>
          <table:table-cell table:style-name="ce46" table:formula="of:=[.K20]*[.U20]" office:value-type="float" office:value="0" calcext:value-type="float">
            <text:p><text:s/>-   ₽ </text:p>
          </table:table-cell>
          <table:table-cell table:style-name="ce39" office:value-type="float" office:value="44.4" calcext:value-type="float">
            <text:p><text:s/>44,40 <text:s text:c="3"/></text:p>
          </table:table-cell>
          <table:table-cell table:style-name="ce48" table:formula="of:=[.M20]*[.U20]" office:value-type="float" office:value="638821.425197303" calcext:value-type="float">
            <text:p><text:s/>638 821,43 ₽ </text:p>
          </table:table-cell>
          <table:table-cell table:style-name="ce39"/>
          <table:table-cell table:style-name="ce46" table:formula="of:=[.O20]*[.U20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Q20]*[.U20]" office:value-type="float" office:value="0" calcext:value-type="float">
            <text:p><text:s/>-   ₽ </text:p>
          </table:table-cell>
          <table:table-cell table:style-name="ce61"/>
          <table:table-cell table:style-name="ce67" table:formula="of:=[.Q20]+[.O20]+[.M20]+[.K20]+[.I20]+[.G20]+[.E20]" office:value-type="float" office:value="156.56" calcext:value-type="float">
            <text:p><text:s/>156,56 <text:s text:c="3"/></text:p>
          </table:table-cell>
          <table:table-cell table:style-name="ce71" office:value-type="float" office:value="14387.8699368762" calcext:value-type="float">
            <text:p><text:s/>14 387,87 ₽ </text:p>
          </table:table-cell>
          <table:table-cell table:style-name="ce71" table:formula="of:=[.U20]*[.T20]" office:value-type="float" office:value="2252564.91731734" calcext:value-type="float">
            <text:p><text:s/>2 252 564,92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1"/>
          <table:table-cell table:style-name="ce81" table:formula="of:=#VALUE!" office:value-type="string" office:string-value="" calcext:value-type="error">
            <text:p>#VALUE!</text:p>
          </table:table-cell>
          <table:table-cell table:style-name="ce81" table:number-columns-repeated="2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3" office:value-type="string" calcext:value-type="string">
            <text:p>06.02.03.04а</text:p>
          </table:table-cell>
          <table:table-cell table:style-name="ce25" office:value-type="string" calcext:value-type="string">
            <text:p>ТИП1. Устройство декоративного элемента НФС с облицовкой из гнутых панелей кассетного типа - карниз, Алюминиевые композитные панели с вентзазором :</text:p>
            <text:p>Алюминиевые панели, толщина 2 мм,, покраска порошковая, Цвет: Белый (RAL 9010)</text:p>
            <text:p>Развертка согласно эскизам (См. приложение)</text:p>
          </table:table-cell>
          <table:table-cell table:style-name="ce34" office:value-type="string" calcext:value-type="string">
            <text:p>м2</text:p>
          </table:table-cell>
          <table:table-cell table:style-name="ce39" office:value-type="float" office:value="4042.41710436667" calcext:value-type="float">
            <text:p><text:s/>4 042,42 <text:s text:c="3"/></text:p>
          </table:table-cell>
          <table:table-cell table:style-name="ce51" table:formula="of:=[.E21]*[.U21]" office:value-type="float" office:value="40538571.4477202" calcext:value-type="float">
            <text:p><text:s/>40 538 571,45 ₽ </text:p>
          </table:table-cell>
          <table:table-cell table:style-name="ce39" office:value-type="float" office:value="4464.05706483809" calcext:value-type="float">
            <text:p><text:s/>4 464,06 <text:s text:c="3"/></text:p>
          </table:table-cell>
          <table:table-cell table:style-name="ce46" table:formula="of:=[.G21]*[.U21]" office:value-type="float" office:value="44766903.4633159" calcext:value-type="float">
            <text:p><text:s/>44 766 903,46 ₽ </text:p>
          </table:table-cell>
          <table:table-cell table:style-name="ce39"/>
          <table:table-cell table:style-name="ce46" table:formula="of:=[.I21]*[.U21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K21]*[.U21]" office:value-type="float" office:value="0" calcext:value-type="float">
            <text:p><text:s/>-   ₽ </text:p>
          </table:table-cell>
          <table:table-cell table:style-name="ce39"/>
          <table:table-cell table:style-name="ce48" table:formula="of:=[.M21]*[.U21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O21]*[.U21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Q21]*[.U21]" office:value-type="float" office:value="0" calcext:value-type="float">
            <text:p><text:s/>-   ₽ </text:p>
          </table:table-cell>
          <table:table-cell table:style-name="ce61"/>
          <table:table-cell table:style-name="ce67" table:formula="of:=[.Q21]+[.O21]+[.M21]+[.K21]+[.I21]+[.G21]+[.E21]" office:value-type="float" office:value="8506.47416920476" calcext:value-type="float">
            <text:p><text:s/>8 506,47 <text:s text:c="3"/></text:p>
          </table:table-cell>
          <table:table-cell table:style-name="ce71" office:value-type="float" office:value="10028.3" calcext:value-type="float">
            <text:p><text:s/>10 028,30 ₽ </text:p>
          </table:table-cell>
          <table:table-cell table:style-name="ce71" table:formula="of:=[.U21]*[.T21]" office:value-type="float" office:value="85305474.9110361" calcext:value-type="float">
            <text:p><text:s/>85 305 474,91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1" table:number-columns-repeated="5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4" office:value-type="string" calcext:value-type="string">
            <text:p>06.02.03.05</text:p>
          </table:table-cell>
          <table:table-cell table:style-name="ce26" office:value-type="string" calcext:value-type="string">
            <text:p>ТИП1.1. Устройство декоративного элемента НФС с облицовкой из гнутых панелей кассетного типа - карниз, Алюминиевые композитные панели с вентзазором :</text:p>
            <text:p>Алюминиевые панели, толщина 2 мм,, покраска порошковая, Цвет: Белый (RAL 9010), </text:p>
            <text:p>Устройство противопожарных отсечек, откосов и отливов</text:p>
            <text:p>Развертка согласно эскизам (См. приложение)</text:p>
          </table:table-cell>
          <table:table-cell table:style-name="ce35" office:value-type="string" calcext:value-type="string">
            <text:p>м2</text:p>
          </table:table-cell>
          <table:table-cell table:style-name="ce39" office:value-type="float" office:value="1819.39767512857" calcext:value-type="float">
            <text:p><text:s/>1 819,40 <text:s text:c="3"/></text:p>
          </table:table-cell>
          <table:table-cell table:style-name="ce51" table:formula="of:=[.E22]*[.U22]" office:value-type="float" office:value="19155176.3219198" calcext:value-type="float">
            <text:p><text:s/>19 155 176,32 ₽ </text:p>
          </table:table-cell>
          <table:table-cell table:style-name="ce39"/>
          <table:table-cell table:style-name="ce46" table:formula="of:=[.G22]*[.U22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I22]*[.U22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K22]*[.U22]" office:value-type="float" office:value="0" calcext:value-type="float">
            <text:p><text:s/>-   ₽ </text:p>
          </table:table-cell>
          <table:table-cell table:style-name="ce39"/>
          <table:table-cell table:style-name="ce48" table:formula="of:=[.M22]*[.U22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O22]*[.U22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Q22]*[.U22]" office:value-type="float" office:value="0" calcext:value-type="float">
            <text:p><text:s/>-   ₽ </text:p>
          </table:table-cell>
          <table:table-cell table:style-name="ce62"/>
          <table:table-cell table:style-name="ce67" table:formula="of:=[.Q22]+[.O22]+[.M22]+[.K22]+[.I22]+[.G22]+[.E22]" office:value-type="float" office:value="1819.39767512857" calcext:value-type="float">
            <text:p><text:s/>1 819,40 <text:s text:c="3"/></text:p>
          </table:table-cell>
          <table:table-cell table:style-name="ce71" office:value-type="float" office:value="10528.3064740457" calcext:value-type="float">
            <text:p><text:s/>10 528,31 ₽ </text:p>
          </table:table-cell>
          <table:table-cell table:style-name="ce71" table:formula="of:=[.U22]*[.T22]" office:value-type="float" office:value="19155176.3219198" calcext:value-type="float">
            <text:p><text:s/>19 155 176,32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1" table:number-columns-repeated="6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4" office:value-type="string" calcext:value-type="string">
            <text:p>06.02.03.06</text:p>
          </table:table-cell>
          <table:table-cell table:style-name="ce27" office:value-type="string" calcext:value-type="string">
            <text:p>ТИП2. Устройство декоративного полукруглого элемента НФС с облицовкой из гнутых панелей кассетного типа - карниз, Алюминиевые композитные панели с вентзазором :</text:p>
            <text:p>Алюминиевые панели 2мм, покраска порошковая, Цвет: Белый (RAL 9010),</text:p>
            <text:p>Развертка согласно эскизам (См. приложение)</text:p>
          </table:table-cell>
          <table:table-cell table:style-name="ce34" office:value-type="string" calcext:value-type="string">
            <text:p>м2</text:p>
          </table:table-cell>
          <table:table-cell table:style-name="ce39" office:value-type="float" office:value="393.76380952381" calcext:value-type="float">
            <text:p><text:s/>393,76 <text:s text:c="3"/></text:p>
          </table:table-cell>
          <table:table-cell table:style-name="ce51" table:formula="of:=[.E23]*[.U23]" office:value-type="float" office:value="7749721.96747219" calcext:value-type="float">
            <text:p><text:s/>7 749 721,97 ₽ </text:p>
          </table:table-cell>
          <table:table-cell table:style-name="ce39"/>
          <table:table-cell table:style-name="ce46" table:formula="of:=[.G23]*[.U23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I23]*[.U23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K23]*[.U23]" office:value-type="float" office:value="0" calcext:value-type="float">
            <text:p><text:s/>-   ₽ </text:p>
          </table:table-cell>
          <table:table-cell table:style-name="ce39"/>
          <table:table-cell table:style-name="ce48" table:formula="of:=[.M23]*[.U23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O23]*[.U23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Q23]*[.U23]" office:value-type="float" office:value="0" calcext:value-type="float">
            <text:p><text:s/>-   ₽ </text:p>
          </table:table-cell>
          <table:table-cell table:style-name="ce61"/>
          <table:table-cell table:style-name="ce67" table:formula="of:=[.Q23]+[.O23]+[.M23]+[.K23]+[.I23]+[.G23]+[.E23]" office:value-type="float" office:value="393.76380952381" calcext:value-type="float">
            <text:p><text:s/>393,76 <text:s text:c="3"/></text:p>
          </table:table-cell>
          <table:table-cell table:style-name="ce71" office:value-type="float" office:value="19681.1433149333" calcext:value-type="float">
            <text:p><text:s/>19 681,14 ₽ </text:p>
          </table:table-cell>
          <table:table-cell table:style-name="ce71" table:formula="of:=[.U23]*[.T23]" office:value-type="float" office:value="7749721.96747219" calcext:value-type="float">
            <text:p><text:s/>7 749 721,97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1" table:number-columns-repeated="6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5" office:value-type="string" calcext:value-type="string">
            <text:p>06.02.03.07</text:p>
          </table:table-cell>
          <table:table-cell table:style-name="ce28" office:value-type="string" calcext:value-type="string">
            <text:p>ТИП2.1. Устройство декоративного полукруглого элемента НФС с облицовкой из гнутых панелей кассетного типа, Алюминиевые композитные панели с вентзазором :</text:p>
            <text:p>Алюминиевые панели 2 мм, покраска порошковая, Цвет: Белый (RAL 9010)</text:p>
            <text:p>Развертка согласно эскизам (См. приложение)</text:p>
          </table:table-cell>
          <table:table-cell table:style-name="ce35" office:value-type="string" calcext:value-type="string">
            <text:p>м2</text:p>
          </table:table-cell>
          <table:table-cell table:style-name="ce39" office:value-type="float" office:value="127.750095238095" calcext:value-type="float">
            <text:p><text:s/>127,75 <text:s text:c="3"/></text:p>
          </table:table-cell>
          <table:table-cell table:style-name="ce51" table:formula="of:=[.E24]*[.U24]" office:value-type="float" office:value="2520771.09402268" calcext:value-type="float">
            <text:p><text:s/>2 520 771,09 ₽ </text:p>
          </table:table-cell>
          <table:table-cell table:style-name="ce39"/>
          <table:table-cell table:style-name="ce46" table:formula="of:=[.G24]*[.U24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I24]*[.U24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K24]*[.U24]" office:value-type="float" office:value="0" calcext:value-type="float">
            <text:p><text:s/>-   ₽ </text:p>
          </table:table-cell>
          <table:table-cell table:style-name="ce39"/>
          <table:table-cell table:style-name="ce57" table:formula="of:=[.M24]*[.U24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O24]*[.U24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Q24]*[.U24]" office:value-type="float" office:value="0" calcext:value-type="float">
            <text:p><text:s/>-   ₽ </text:p>
          </table:table-cell>
          <table:table-cell table:style-name="ce62"/>
          <table:table-cell table:style-name="ce67" table:formula="of:=[.Q24]+[.O24]+[.M24]+[.K24]+[.I24]+[.G24]+[.E24]" office:value-type="float" office:value="127.750095238095" calcext:value-type="float">
            <text:p><text:s/>127,75 <text:s text:c="3"/></text:p>
          </table:table-cell>
          <table:table-cell table:style-name="ce71" office:value-type="float" office:value="19732.048647984" calcext:value-type="float">
            <text:p><text:s/>19 732,05 ₽ </text:p>
          </table:table-cell>
          <table:table-cell table:style-name="ce71" table:formula="of:=[.U24]*[.T24]" office:value-type="float" office:value="2520771.09402268" calcext:value-type="float">
            <text:p><text:s/>2 520 771,09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1" table:number-columns-repeated="6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5" office:value-type="string" calcext:value-type="string">
            <text:p>06.02.03.08</text:p>
          </table:table-cell>
          <table:table-cell table:style-name="ce29" office:value-type="string" calcext:value-type="string">
            <text:p>ТИП2.2. Устройство декоративного полукруглого элемента НФС с облицовкой из гнутых панелей кассетного типа, Алюминиевые композитные панели с вентзазором :</text:p>
            <text:p>Алюминиевые панели 2мм, покраска порошковая, Цвет: Белый (RAL 9010)</text:p>
            <text:p>Развертка согласно эскизам (См. приложение)</text:p>
          </table:table-cell>
          <table:table-cell table:style-name="ce34" office:value-type="string" calcext:value-type="string">
            <text:p>м2</text:p>
          </table:table-cell>
          <table:table-cell table:style-name="ce39" office:value-type="float" office:value="60.1287979314286" calcext:value-type="float">
            <text:p><text:s/>60,13 <text:s text:c="3"/></text:p>
          </table:table-cell>
          <table:table-cell table:style-name="ce51" table:formula="of:=[.E25]*[.U25]" office:value-type="float" office:value="1162959.69814642" calcext:value-type="float">
            <text:p><text:s/>1 162 959,70 ₽ </text:p>
          </table:table-cell>
          <table:table-cell table:style-name="ce39"/>
          <table:table-cell table:style-name="ce46" table:formula="of:=[.G25]*[.U25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I25]*[.U25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K25]*[.U25]" office:value-type="float" office:value="0" calcext:value-type="float">
            <text:p><text:s/>-   ₽ </text:p>
          </table:table-cell>
          <table:table-cell table:style-name="ce39"/>
          <table:table-cell table:style-name="ce57" table:formula="of:=[.M25]*[.U25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O25]*[.U25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Q25]*[.U25]" office:value-type="float" office:value="0" calcext:value-type="float">
            <text:p><text:s/>-   ₽ </text:p>
          </table:table-cell>
          <table:table-cell table:style-name="ce61"/>
          <table:table-cell table:style-name="ce67" table:formula="of:=[.Q25]+[.O25]+[.M25]+[.K25]+[.I25]+[.G25]+[.E25]" office:value-type="float" office:value="60.1287979314286" calcext:value-type="float">
            <text:p><text:s/>60,13 <text:s text:c="3"/></text:p>
          </table:table-cell>
          <table:table-cell table:style-name="ce71" office:value-type="float" office:value="19341.1433149333" calcext:value-type="float">
            <text:p><text:s/>19 341,14 ₽ </text:p>
          </table:table-cell>
          <table:table-cell table:style-name="ce71" table:formula="of:=[.U25]*[.T25]" office:value-type="float" office:value="1162959.69814642" calcext:value-type="float">
            <text:p><text:s/>1 162 959,70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1" table:number-columns-repeated="6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5" office:value-type="string" calcext:value-type="string">
            <text:p>06.02.03.12</text:p>
          </table:table-cell>
          <table:table-cell table:style-name="ce29" office:value-type="string" calcext:value-type="string">
            <text:p>ТИП4. Устройство декоративного элемента НФС с облицовкой из гнутых панелей кассетного типа - карниз, с устройством отлива. Алюминиевые композитные панели с вентзазором :</text:p>
            <text:p>Алюминиевые панели 2мм, покраска порошковая, Цвет: Белый (RAL 9010), высота 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4" office:value-type="string" calcext:value-type="string">
            <text:p>м2</text:p>
          </table:table-cell>
          <table:table-cell table:style-name="ce39"/>
          <table:table-cell table:style-name="ce51" table:formula="of:=[.E26]*[.U26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G26]*[.U26]" office:value-type="float" office:value="0" calcext:value-type="float">
            <text:p><text:s/>-   ₽ </text:p>
          </table:table-cell>
          <table:table-cell table:style-name="ce39" office:value-type="float" office:value="5833.73233904762" calcext:value-type="float">
            <text:p><text:s/>5 833,73 <text:s text:c="3"/></text:p>
          </table:table-cell>
          <table:table-cell table:style-name="ce46" table:formula="of:=[.I26]*[.U26]" office:value-type="float" office:value="74977519.851699" calcext:value-type="float">
            <text:p><text:s/>74 977 519,85 ₽ </text:p>
          </table:table-cell>
          <table:table-cell table:style-name="ce39" office:value-type="float" office:value="5766.29599108571" calcext:value-type="float">
            <text:p><text:s/>5 766,30 <text:s text:c="3"/></text:p>
          </table:table-cell>
          <table:table-cell table:style-name="ce46" table:formula="of:=[.K26]*[.U26]" office:value-type="float" office:value="74110800.2587899" calcext:value-type="float">
            <text:p><text:s/>74 110 800,26 ₽ </text:p>
          </table:table-cell>
          <table:table-cell table:style-name="ce39" office:value-type="float" office:value="6411.8658016" calcext:value-type="float">
            <text:p><text:s/>6 411,87 <text:s text:c="3"/></text:p>
          </table:table-cell>
          <table:table-cell table:style-name="ce57" table:formula="of:=[.M26]*[.U26]" office:value-type="float" office:value="82407928.1471419" calcext:value-type="float">
            <text:p><text:s/>82 407 928,15 ₽ </text:p>
          </table:table-cell>
          <table:table-cell table:style-name="ce39"/>
          <table:table-cell table:style-name="ce46" table:formula="of:=[.O26]*[.U26]" office:value-type="float" office:value="0" calcext:value-type="float">
            <text:p><text:s/>-   ₽ </text:p>
          </table:table-cell>
          <table:table-cell table:style-name="ce39" office:value-type="float" office:value="8622.147483" calcext:value-type="float">
            <text:p><text:s/>8 622,15 <text:s text:c="3"/></text:p>
          </table:table-cell>
          <table:table-cell table:style-name="ce46" table:formula="of:=[.Q26]*[.U26]" office:value-type="float" office:value="110815374.531984" calcext:value-type="float">
            <text:p><text:s/>110 815 374,53 ₽ </text:p>
          </table:table-cell>
          <table:table-cell table:style-name="ce61"/>
          <table:table-cell table:style-name="ce67" table:formula="of:=[.Q26]+[.O26]+[.M26]+[.K26]+[.I26]+[.G26]+[.E26]" office:value-type="float" office:value="26634.0416147333" calcext:value-type="float">
            <text:p><text:s/>26 634,04 <text:s text:c="3"/></text:p>
          </table:table-cell>
          <table:table-cell table:style-name="ce71" office:value-type="float" office:value="12852.41" calcext:value-type="float">
            <text:p><text:s/>12 852,41 ₽ </text:p>
          </table:table-cell>
          <table:table-cell table:style-name="ce71" table:formula="of:=[.U26]*[.T26]" office:value-type="float" office:value="342311622.789615" calcext:value-type="float">
            <text:p><text:s/>342 311 622,79 ₽ </text:p>
          </table:table-cell>
          <table:table-cell table:style-name="ce81" table:number-columns-repeated="2"/>
          <table:table-cell table:style-name="ce81" table:formula="of:=#VALUE!" office:value-type="string" office:string-value="" calcext:value-type="error">
            <text:p>#VALUE!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1"/>
          <table:table-cell table:style-name="ce81" table:formula="of:=#VALUE!" office:value-type="string" office:string-value="" calcext:value-type="error">
            <text:p>#VALUE!</text:p>
          </table:table-cell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6" office:value-type="string" calcext:value-type="string">
            <text:p>06.02.03.14</text:p>
          </table:table-cell>
          <table:table-cell table:style-name="ce28" office:value-type="string" calcext:value-type="string">
            <text:p>ТИП5. Устройство декоративного элемента НФС с облицовкой из гнутых панелей кассетного типа - карниз.Алюминиевые панели с вентзазором :</text:p>
            <text:p> Алюминиевые панели 2 мм,, Цвет: Белый (RAL 9010)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5" office:value-type="string" calcext:value-type="string">
            <text:p>м2</text:p>
          </table:table-cell>
          <table:table-cell table:style-name="ce39"/>
          <table:table-cell table:style-name="ce51" table:formula="of:=[.E27]*[.U27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G27]*[.U27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I27]*[.U27]" office:value-type="float" office:value="0" calcext:value-type="float">
            <text:p><text:s/>-   ₽ </text:p>
          </table:table-cell>
          <table:table-cell table:style-name="ce39" office:value-type="float" office:value="344.32283" calcext:value-type="float">
            <text:p><text:s/>344,32 <text:s text:c="3"/></text:p>
          </table:table-cell>
          <table:table-cell table:style-name="ce46" table:formula="of:=[.K27]*[.U27]" office:value-type="float" office:value="3679956.05894782" calcext:value-type="float">
            <text:p><text:s/>3 679 956,06 ₽ </text:p>
          </table:table-cell>
          <table:table-cell table:style-name="ce39" office:value-type="float" office:value="775.293084" calcext:value-type="float">
            <text:p><text:s/>775,29 <text:s text:c="3"/></text:p>
          </table:table-cell>
          <table:table-cell table:style-name="ce57" table:formula="of:=[.M27]*[.U27]" office:value-type="float" office:value="8285957.92479441" calcext:value-type="float">
            <text:p><text:s/>8 285 957,92 ₽ </text:p>
          </table:table-cell>
          <table:table-cell table:style-name="ce39"/>
          <table:table-cell table:style-name="ce46" table:formula="of:=[.O27]*[.U27]" office:value-type="float" office:value="0" calcext:value-type="float">
            <text:p><text:s/>-   ₽ </text:p>
          </table:table-cell>
          <table:table-cell table:style-name="ce39" office:value-type="float" office:value="1533.75970428571" calcext:value-type="float">
            <text:p><text:s/>1 533,76 <text:s text:c="3"/></text:p>
          </table:table-cell>
          <table:table-cell table:style-name="ce46" table:formula="of:=[.Q27]*[.U27]" office:value-type="float" office:value="16392082.7345553" calcext:value-type="float">
            <text:p><text:s/>16 392 082,73 ₽ </text:p>
          </table:table-cell>
          <table:table-cell table:style-name="ce62"/>
          <table:table-cell table:style-name="ce68" table:formula="of:=[.Q27]+[.O27]+[.M27]+[.K27]+[.I27]+[.G27]+[.E27]" office:value-type="float" office:value="2653.37561828571" calcext:value-type="float">
            <text:p><text:s/>2 653,38 <text:s text:c="3"/></text:p>
          </table:table-cell>
          <table:table-cell table:style-name="ce71" office:value-type="float" office:value="10687.5168833499" calcext:value-type="float">
            <text:p><text:s/>10 687,52 ₽ </text:p>
          </table:table-cell>
          <table:table-cell table:style-name="ce71" table:formula="of:=[.U27]*[.T27]" office:value-type="float" office:value="28357996.7182976" calcext:value-type="float">
            <text:p><text:s/>28 357 996,72 ₽ </text:p>
          </table:table-cell>
          <table:table-cell table:style-name="ce81" table:number-columns-repeated="3"/>
          <table:table-cell table:style-name="ce81" table:formula="of:=#VALUE!" office:value-type="string" office:string-value="" calcext:value-type="error">
            <text:p>#VALUE!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1"/>
          <table:table-cell table:style-name="ce81" table:formula="of:=#VALUE!" office:value-type="string" office:string-value="" calcext:value-type="error">
            <text:p>#VALUE!</text:p>
          </table:table-cell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5" office:value-type="string" calcext:value-type="string">
            <text:p>06.02.03.15</text:p>
          </table:table-cell>
          <table:table-cell table:style-name="ce29" office:value-type="string" calcext:value-type="string">
            <text:p>ТИП6.Устройство декоративного элемента НФС с облицовкой из гнутых панелей кассетного типа - карниз. Алюминиевые композитные панели с вентзазором :</text:p>
            <text:p>Алюминиевые панели 2мм, покраска порошковая, Цвет: Белый (RAL 9010)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5" office:value-type="string" calcext:value-type="string">
            <text:p>м2</text:p>
          </table:table-cell>
          <table:table-cell table:style-name="ce39"/>
          <table:table-cell table:style-name="ce51" table:formula="of:=[.E28]*[.U28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G28]*[.U28]" office:value-type="float" office:value="0" calcext:value-type="float">
            <text:p><text:s/>-   ₽ </text:p>
          </table:table-cell>
          <table:table-cell table:style-name="ce39" office:value-type="float" office:value="270.649523809524" calcext:value-type="float">
            <text:p><text:s/>270,65 <text:s text:c="3"/></text:p>
          </table:table-cell>
          <table:table-cell table:style-name="ce46" table:formula="of:=[.I28]*[.U28]" office:value-type="float" office:value="3216014.96213527" calcext:value-type="float">
            <text:p><text:s/>3 216 014,96 ₽ </text:p>
          </table:table-cell>
          <table:table-cell table:style-name="ce39" office:value-type="float" office:value="314.914095238095" calcext:value-type="float">
            <text:p><text:s/>314,91 <text:s text:c="3"/></text:p>
          </table:table-cell>
          <table:table-cell table:style-name="ce46" table:formula="of:=[.K28]*[.U28]" office:value-type="float" office:value="3741992.3294813" calcext:value-type="float">
            <text:p><text:s/>3 741 992,33 ₽ </text:p>
          </table:table-cell>
          <table:table-cell table:style-name="ce39" office:value-type="float" office:value="160.2505" calcext:value-type="float">
            <text:p><text:s/>160,25 <text:s text:c="3"/></text:p>
          </table:table-cell>
          <table:table-cell table:style-name="ce57" table:formula="of:=[.M28]*[.U28]" office:value-type="float" office:value="1904189.58967894" calcext:value-type="float">
            <text:p><text:s/>1 904 189,59 ₽ </text:p>
          </table:table-cell>
          <table:table-cell table:style-name="ce39" office:value-type="float" office:value="109.0686" calcext:value-type="float">
            <text:p><text:s/>109,07 <text:s text:c="3"/></text:p>
          </table:table-cell>
          <table:table-cell table:style-name="ce46" table:formula="of:=[.O28]*[.U28]" office:value-type="float" office:value="1296016.50341719" calcext:value-type="float">
            <text:p><text:s/>1 296 016,50 ₽ </text:p>
          </table:table-cell>
          <table:table-cell table:style-name="ce39" office:value-type="float" office:value="688.048571428571" calcext:value-type="float">
            <text:p><text:s/>688,05 <text:s text:c="3"/></text:p>
          </table:table-cell>
          <table:table-cell table:style-name="ce46" table:formula="of:=[.Q28]*[.U28]" office:value-type="float" office:value="8175793.0671527" calcext:value-type="float">
            <text:p><text:s/>8 175 793,07 ₽ </text:p>
          </table:table-cell>
          <table:table-cell table:style-name="ce61"/>
          <table:table-cell table:style-name="ce68" table:formula="of:=[.Q28]+[.O28]+[.M28]+[.K28]+[.I28]+[.G28]+[.E28]" office:value-type="float" office:value="1542.93129047619" calcext:value-type="float">
            <text:p><text:s/>1 542,93 <text:s text:c="3"/></text:p>
          </table:table-cell>
          <table:table-cell table:style-name="ce71" office:value-type="float" office:value="11882.5812691938" calcext:value-type="float">
            <text:p><text:s/>11 882,58 ₽ </text:p>
          </table:table-cell>
          <table:table-cell table:style-name="ce71" table:formula="of:=[.U28]*[.T28]" office:value-type="float" office:value="18334006.4518654" calcext:value-type="float">
            <text:p><text:s/>18 334 006,45 ₽ </text:p>
          </table:table-cell>
          <table:table-cell table:style-name="ce81" table:number-columns-repeated="2"/>
          <table:table-cell table:style-name="ce81" table:formula="of:=#VALUE!" office:value-type="string" office:string-value="" calcext:value-type="error">
            <text:p>#VALUE!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1" table:formula="of:=#VALUE!" office:value-type="string" office:string-value="" calcext:value-type="error">
            <text:p>#VALUE!</text:p>
          </table:table-cell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6" office:value-type="string" calcext:value-type="string">
            <text:p>06.02.03.17</text:p>
          </table:table-cell>
          <table:table-cell table:style-name="ce28" office:value-type="string" calcext:value-type="string">
            <text:p>ТИП8. Устройство декоративного полукруглого стыкующего элемента НФС с облицовкой из гнутых панелей кассетного типа, Алюминиевые композитные панели с вентзазором :</text:p>
            <text:p>Алюминиевые панели 2мм, покраска порошковая, Цвет: Белый (RAL 9010)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5" office:value-type="string" calcext:value-type="string">
            <text:p>м2</text:p>
          </table:table-cell>
          <table:table-cell table:style-name="ce39"/>
          <table:table-cell table:style-name="ce51" table:formula="of:=[.E29]*[.U29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G29]*[.U29]" office:value-type="float" office:value="0" calcext:value-type="float">
            <text:p><text:s/>-   ₽ </text:p>
          </table:table-cell>
          <table:table-cell table:style-name="ce39" office:value-type="float" office:value="515.18487728" calcext:value-type="float">
            <text:p><text:s/>515,18 <text:s text:c="3"/></text:p>
          </table:table-cell>
          <table:table-cell table:style-name="ce46" table:formula="of:=[.I29]*[.U29]" office:value-type="float" office:value="5773374.06572194" calcext:value-type="float">
            <text:p><text:s/>5 773 374,07 ₽ </text:p>
          </table:table-cell>
          <table:table-cell table:style-name="ce39"/>
          <table:table-cell table:style-name="ce46" table:formula="of:=[.K29]*[.U29]" office:value-type="float" office:value="0" calcext:value-type="float">
            <text:p><text:s/>-   ₽ </text:p>
          </table:table-cell>
          <table:table-cell table:style-name="ce39" office:value-type="float" office:value="517.20543728" calcext:value-type="float">
            <text:p><text:s/>517,21 <text:s text:c="3"/></text:p>
          </table:table-cell>
          <table:table-cell table:style-name="ce57" table:formula="of:=[.M29]*[.U29]" office:value-type="float" office:value="5796017.29384585" calcext:value-type="float">
            <text:p><text:s/>5 796 017,29 ₽ </text:p>
          </table:table-cell>
          <table:table-cell table:style-name="ce39"/>
          <table:table-cell table:style-name="ce46" table:formula="of:=[.O29]*[.U29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Q29]*[.U29]" office:value-type="float" office:value="0" calcext:value-type="float">
            <text:p><text:s/>-   ₽ </text:p>
          </table:table-cell>
          <table:table-cell table:style-name="ce62"/>
          <table:table-cell table:style-name="ce68" table:formula="of:=[.Q29]+[.O29]+[.M29]+[.K29]+[.I29]+[.G29]+[.E29]" office:value-type="float" office:value="1032.39031456" calcext:value-type="float">
            <text:p><text:s/>1 032,39 <text:s text:c="3"/></text:p>
          </table:table-cell>
          <table:table-cell table:style-name="ce71" office:value-type="float" office:value="11206.412145099" calcext:value-type="float">
            <text:p><text:s/>11 206,41 ₽ </text:p>
          </table:table-cell>
          <table:table-cell table:style-name="ce71" table:formula="of:=[.U29]*[.T29]" office:value-type="float" office:value="11569391.3595678" calcext:value-type="float">
            <text:p><text:s/>11 569 391,36 ₽ </text:p>
          </table:table-cell>
          <table:table-cell table:style-name="ce81" table:number-columns-repeated="2"/>
          <table:table-cell table:style-name="ce81" table:formula="of:=#VALUE!" office:value-type="string" office:string-value="" calcext:value-type="error">
            <text:p>#VALUE!</text:p>
          </table:table-cell>
          <table:table-cell table:style-name="ce81"/>
          <table:table-cell table:style-name="ce81" table:formula="of:=#VALUE!" office:value-type="string" office:string-value="" calcext:value-type="error">
            <text:p>#VALUE!</text:p>
          </table:table-cell>
          <table:table-cell table:style-name="ce81" table:number-columns-repeated="2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5" office:value-type="string" calcext:value-type="string">
            <text:p>06.02.03.18</text:p>
          </table:table-cell>
          <table:table-cell table:style-name="ce29" office:value-type="string" calcext:value-type="string">
            <text:p>ТИП8.1 Устройство декоративного полукруглого стыкующего элемента НФС с облицовкой из гнутых панелей кассетного типа, Алюминиевые композитные панели с вентзазором :</text:p>
            <text:p>Алюминиевые панели 2 мм, покраска порошковая, Цвет: Белый (RAL 9010)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5" office:value-type="string" calcext:value-type="string">
            <text:p>м2</text:p>
          </table:table-cell>
          <table:table-cell table:style-name="ce39"/>
          <table:table-cell table:style-name="ce51" table:formula="of:=[.E30]*[.U30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G30]*[.U30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I30]*[.U30]" office:value-type="float" office:value="0" calcext:value-type="float">
            <text:p><text:s/>-   ₽ </text:p>
          </table:table-cell>
          <table:table-cell table:style-name="ce39" office:value-type="float" office:value="619.94749872" calcext:value-type="float">
            <text:p><text:s/>619,95 <text:s text:c="3"/></text:p>
          </table:table-cell>
          <table:table-cell table:style-name="ce46" table:formula="of:=[.K30]*[.U30]" office:value-type="float" office:value="7015580.07398999" calcext:value-type="float">
            <text:p><text:s/>7 015 580,07 ₽ </text:p>
          </table:table-cell>
          <table:table-cell table:style-name="ce39"/>
          <table:table-cell table:style-name="ce57" table:formula="of:=[.M30]*[.U30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O30]*[.U30]" office:value-type="float" office:value="0" calcext:value-type="float">
            <text:p><text:s/>-   ₽ </text:p>
          </table:table-cell>
          <table:table-cell table:style-name="ce39" office:value-type="float" office:value="1632.32026971429" calcext:value-type="float">
            <text:p><text:s/>1 632,32 <text:s text:c="3"/></text:p>
          </table:table-cell>
          <table:table-cell table:style-name="ce46" table:formula="of:=[.Q30]*[.U30]" office:value-type="float" office:value="18472005.4233974" calcext:value-type="float">
            <text:p><text:s/>18 472 005,42 ₽ </text:p>
          </table:table-cell>
          <table:table-cell table:style-name="ce61"/>
          <table:table-cell table:style-name="ce68" table:formula="of:=[.Q30]+[.O30]+[.M30]+[.K30]+[.I30]+[.G30]+[.E30]" office:value-type="float" office:value="2252.26776843429" calcext:value-type="float">
            <text:p><text:s/>2 252,27 <text:s text:c="3"/></text:p>
          </table:table-cell>
          <table:table-cell table:style-name="ce71" office:value-type="float" office:value="11316.41" calcext:value-type="float">
            <text:p><text:s/>11 316,41 ₽ </text:p>
          </table:table-cell>
          <table:table-cell table:style-name="ce71" table:formula="of:=[.U30]*[.T30]" office:value-type="float" office:value="25487585.4973874" calcext:value-type="float">
            <text:p><text:s/>25 487 585,50 ₽ </text:p>
          </table:table-cell>
          <table:table-cell table:style-name="ce81" table:number-columns-repeated="3"/>
          <table:table-cell table:style-name="ce81" table:formula="of:=#VALUE!" office:value-type="string" office:string-value="" calcext:value-type="error">
            <text:p>#VALUE!</text:p>
          </table:table-cell>
          <table:table-cell table:style-name="ce81" table:number-columns-repeated="2"/>
          <table:table-cell table:style-name="ce81" table:formula="of:=#VALUE!" office:value-type="string" office:string-value="" calcext:value-type="error">
            <text:p>#VALUE!</text:p>
          </table:table-cell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7" office:value-type="string" calcext:value-type="string">
            <text:p>06.02.03.19</text:p>
          </table:table-cell>
          <table:table-cell table:style-name="ce29" office:value-type="string" calcext:value-type="string">
            <text:p>ТИП8.2Устройство декоративного полукруглого стыкующего элемента через 3 этажа НФС с облицовкой из гнутых панелей кассетного типа, Алюминиевые композитные панели с вентзазором :</text:p>
            <text:p>Алюминиевые панели 2мм, покраска порошковая, Цвет: Белый (RAL 9010)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4" office:value-type="string" calcext:value-type="string">
            <text:p>м2</text:p>
          </table:table-cell>
          <table:table-cell table:style-name="ce39"/>
          <table:table-cell table:style-name="ce51" table:formula="of:=[.E31]*[.U31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G31]*[.U31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I31]*[.U31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K31]*[.U31]" office:value-type="float" office:value="0" calcext:value-type="float">
            <text:p><text:s/>-   ₽ </text:p>
          </table:table-cell>
          <table:table-cell table:style-name="ce39"/>
          <table:table-cell table:style-name="ce57" table:formula="of:=[.M31]*[.U31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O31]*[.U31]" office:value-type="float" office:value="0" calcext:value-type="float">
            <text:p><text:s/>-   ₽ </text:p>
          </table:table-cell>
          <table:table-cell table:style-name="ce39" office:value-type="float" office:value="108.971893333333" calcext:value-type="float">
            <text:p><text:s/>108,97 <text:s text:c="3"/></text:p>
          </table:table-cell>
          <table:table-cell table:style-name="ce46" table:formula="of:=[.Q31]*[.U31]" office:value-type="float" office:value="1342142.5167696" calcext:value-type="float">
            <text:p><text:s/>1 342 142,52 ₽ </text:p>
          </table:table-cell>
          <table:table-cell table:style-name="ce61"/>
          <table:table-cell table:style-name="ce68" table:formula="of:=[.Q31]+[.O31]+[.M31]+[.K31]+[.I31]+[.G31]+[.E31]" office:value-type="float" office:value="108.971893333333" calcext:value-type="float">
            <text:p><text:s/>108,97 <text:s text:c="3"/></text:p>
          </table:table-cell>
          <table:table-cell table:style-name="ce71" office:value-type="float" office:value="12316.41" calcext:value-type="float">
            <text:p><text:s/>12 316,41 ₽ </text:p>
          </table:table-cell>
          <table:table-cell table:style-name="ce71" table:formula="of:=[.U31]*[.T31]" office:value-type="float" office:value="1342142.5167696" calcext:value-type="float">
            <text:p><text:s/>1 342 142,52 ₽ </text:p>
          </table:table-cell>
          <table:table-cell table:style-name="ce81" table:number-columns-repeated="6"/>
          <table:table-cell table:style-name="ce81" table:formula="of:=#VALUE!" office:value-type="string" office:string-value="" calcext:value-type="error">
            <text:p>#VALUE!</text:p>
          </table:table-cell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8" office:value-type="string" calcext:value-type="string">
            <text:p>06.02.03.20</text:p>
          </table:table-cell>
          <table:table-cell table:style-name="ce30" office:value-type="string" calcext:value-type="string">
            <text:p>ТИП9. Устройство декоративного элемента НФС с облицовкой из гнутых панелей кассетного типа - карниз, с устройством отлива. Алюминиевые панели с вентзазором :</text:p>
            <text:p>Алюминиевые панели, Г-1, К-0, толщина 2 мм,, Цвет: Бледно-коричневый (RAL 8025)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4" office:value-type="string" calcext:value-type="string">
            <text:p>м2</text:p>
          </table:table-cell>
          <table:table-cell table:style-name="ce39"/>
          <table:table-cell table:style-name="ce51" table:formula="of:=[.E32]*[.U32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G32]*[.U32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I32]*[.U32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K32]*[.U32]" office:value-type="float" office:value="0" calcext:value-type="float">
            <text:p><text:s/>-   ₽ </text:p>
          </table:table-cell>
          <table:table-cell table:style-name="ce39"/>
          <table:table-cell table:style-name="ce57" table:formula="of:=[.M32]*[.U32]" office:value-type="float" office:value="0" calcext:value-type="float">
            <text:p><text:s/>-   ₽ </text:p>
          </table:table-cell>
          <table:table-cell table:style-name="ce39" office:value-type="float" office:value="7829.8407447" calcext:value-type="float">
            <text:p><text:s/>7 829,84 <text:s text:c="3"/></text:p>
          </table:table-cell>
          <table:table-cell table:style-name="ce46" table:formula="of:=[.O32]*[.U32]" office:value-type="float" office:value="127766508.903281" calcext:value-type="float">
            <text:p><text:s/>127 766 508,90 ₽ </text:p>
          </table:table-cell>
          <table:table-cell table:style-name="ce39"/>
          <table:table-cell table:style-name="ce46" table:formula="of:=[.Q32]*[.U32]" office:value-type="float" office:value="0" calcext:value-type="float">
            <text:p><text:s/>-   ₽ </text:p>
          </table:table-cell>
          <table:table-cell table:style-name="ce61"/>
          <table:table-cell table:style-name="ce68" table:formula="of:=[.Q32]+[.O32]+[.M32]+[.K32]+[.I32]+[.G32]+[.E32]" office:value-type="float" office:value="7829.8407447" calcext:value-type="float">
            <text:p><text:s/>7 829,84 <text:s text:c="3"/></text:p>
          </table:table-cell>
          <table:table-cell table:style-name="ce71" office:value-type="float" office:value="16317.8936927632" calcext:value-type="float">
            <text:p><text:s/>16 317,89 ₽ </text:p>
          </table:table-cell>
          <table:table-cell table:style-name="ce71" table:formula="of:=[.U32]*[.T32]" office:value-type="float" office:value="127766508.903281" calcext:value-type="float">
            <text:p><text:s/>127 766 508,90 ₽ </text:p>
          </table:table-cell>
          <table:table-cell table:style-name="ce81" table:number-columns-repeated="5"/>
          <table:table-cell table:style-name="ce81" table:formula="of:=#VALUE!" office:value-type="string" office:string-value="" calcext:value-type="error">
            <text:p>#VALUE!</text:p>
          </table:table-cell>
          <table:table-cell table:style-name="ce81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8" office:value-type="string" calcext:value-type="string">
            <text:p>06.02.03.21</text:p>
          </table:table-cell>
          <table:table-cell table:style-name="ce30" office:value-type="string" calcext:value-type="string">
            <text:p>ТИП10. Устройство декоративной колонны НФС с облицовкой из гнутых панелей кассетного типа, Алюминиевые панели с вентзазором :</text:p>
            <text:p>Алюминиевые панели 2 мм, Цвет: Бледно-коричневый (RAL 8025) 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4" office:value-type="string" calcext:value-type="string">
            <text:p>м2</text:p>
          </table:table-cell>
          <table:table-cell table:style-name="ce39"/>
          <table:table-cell table:style-name="ce51" table:formula="of:=[.E33]*[.U33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G33]*[.U33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I33]*[.U33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K33]*[.U33]" office:value-type="float" office:value="0" calcext:value-type="float">
            <text:p><text:s/>-   ₽ </text:p>
          </table:table-cell>
          <table:table-cell table:style-name="ce39"/>
          <table:table-cell table:style-name="ce57" table:formula="of:=[.M33]*[.U33]" office:value-type="float" office:value="0" calcext:value-type="float">
            <text:p><text:s/>-   ₽ </text:p>
          </table:table-cell>
          <table:table-cell table:style-name="ce39" office:value-type="float" office:value="2692.25" calcext:value-type="float">
            <text:p><text:s/>2 692,25 <text:s text:c="3"/></text:p>
          </table:table-cell>
          <table:table-cell table:style-name="ce46" table:formula="of:=[.O33]*[.U33]" office:value-type="float" office:value="55980720.7270325" calcext:value-type="float">
            <text:p><text:s/>55 980 720,73 ₽ </text:p>
          </table:table-cell>
          <table:table-cell table:style-name="ce39"/>
          <table:table-cell table:style-name="ce46" table:formula="of:=[.Q33]*[.U33]" office:value-type="float" office:value="0" calcext:value-type="float">
            <text:p><text:s/>-   ₽ </text:p>
          </table:table-cell>
          <table:table-cell table:style-name="ce61"/>
          <table:table-cell table:style-name="ce68" table:formula="of:=[.Q33]+[.O33]+[.M33]+[.K33]+[.I33]+[.G33]+[.E33]" office:value-type="float" office:value="2692.25" calcext:value-type="float">
            <text:p><text:s/>2 692,25 <text:s text:c="3"/></text:p>
          </table:table-cell>
          <table:table-cell table:style-name="ce71" office:value-type="float" office:value="20793.2846975699" calcext:value-type="float">
            <text:p><text:s/>20 793,28 ₽ </text:p>
          </table:table-cell>
          <table:table-cell table:style-name="ce71" table:formula="of:=[.U33]*[.T33]" office:value-type="float" office:value="55980720.7270325" calcext:value-type="float">
            <text:p><text:s/>55 980 720,73 ₽ </text:p>
          </table:table-cell>
          <table:table-cell table:style-name="ce81" table:number-columns-repeated="5"/>
          <table:table-cell table:style-name="ce81" table:formula="of:=#VALUE!" office:value-type="string" office:string-value="" calcext:value-type="error">
            <text:p>#VALUE!</text:p>
          </table:table-cell>
          <table:table-cell table:style-name="ce81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8" office:value-type="string" calcext:value-type="string">
            <text:p>06.02.03.22</text:p>
          </table:table-cell>
          <table:table-cell table:style-name="ce31" office:value-type="string" calcext:value-type="string">
            <text:p>ТИП11.Устройство декоративной колонны НФС с облицовкой из гнутых панелей кассетного типа, Алюминиевые композитные панели с вентзазором :</text:p>
            <text:p>Алюминиевые панели 2мм, покраска порошковая, Цвет: Бледно-коричневый (RAL 8025)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4" office:value-type="string" calcext:value-type="string">
            <text:p>м2</text:p>
          </table:table-cell>
          <table:table-cell table:style-name="ce39"/>
          <table:table-cell table:style-name="ce51" table:formula="of:=[.E34]*[.U34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G34]*[.U34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I34]*[.U34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K34]*[.U34]" office:value-type="float" office:value="0" calcext:value-type="float">
            <text:p><text:s/>-   ₽ </text:p>
          </table:table-cell>
          <table:table-cell table:style-name="ce39"/>
          <table:table-cell table:style-name="ce57" table:formula="of:=[.M34]*[.U34]" office:value-type="float" office:value="0" calcext:value-type="float">
            <text:p><text:s/>-   ₽ </text:p>
          </table:table-cell>
          <table:table-cell table:style-name="ce39" office:value-type="float" office:value="181.63" calcext:value-type="float">
            <text:p><text:s/>181,63 <text:s text:c="3"/></text:p>
          </table:table-cell>
          <table:table-cell table:style-name="ce46" table:formula="of:=[.O34]*[.U34]" office:value-type="float" office:value="2079413.26671716" calcext:value-type="float">
            <text:p><text:s/>2 079 413,27 ₽ </text:p>
          </table:table-cell>
          <table:table-cell table:style-name="ce39"/>
          <table:table-cell table:style-name="ce46" table:formula="of:=[.Q34]*[.U34]" office:value-type="float" office:value="0" calcext:value-type="float">
            <text:p><text:s/>-   ₽ </text:p>
          </table:table-cell>
          <table:table-cell table:style-name="ce62"/>
          <table:table-cell table:style-name="ce68" table:formula="of:=[.Q34]+[.O34]+[.M34]+[.K34]+[.I34]+[.G34]+[.E34]" office:value-type="float" office:value="181.63" calcext:value-type="float">
            <text:p><text:s/>181,63 <text:s text:c="3"/></text:p>
          </table:table-cell>
          <table:table-cell table:style-name="ce71" office:value-type="float" office:value="11448.6222910156" calcext:value-type="float">
            <text:p><text:s/>11 448,62 ₽ </text:p>
          </table:table-cell>
          <table:table-cell table:style-name="ce71" table:formula="of:=[.U34]*[.T34]" office:value-type="float" office:value="2079413.26671716" calcext:value-type="float">
            <text:p><text:s/>2 079 413,27 ₽ </text:p>
          </table:table-cell>
          <table:table-cell table:style-name="ce81" table:number-columns-repeated="5"/>
          <table:table-cell table:style-name="ce81" table:formula="of:=#VALUE!" office:value-type="string" office:string-value="" calcext:value-type="error">
            <text:p>#VALUE!</text:p>
          </table:table-cell>
          <table:table-cell table:style-name="ce81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7" office:value-type="string" calcext:value-type="string">
            <text:p>06.02.03.23</text:p>
          </table:table-cell>
          <table:table-cell table:style-name="ce29" office:value-type="string" calcext:value-type="string">
            <text:p>ТИП12. Устройство декоративной ребристой колонны НФС с облицовкой из гнутых панелей кассетного типа, Алюминиевые панели с вентзазором :</text:p>
            <text:p>Алюминиевые панели 2 мм, Цвет: Тёмно-серый (RAL 7016). 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4" office:value-type="string" calcext:value-type="string">
            <text:p>м2</text:p>
          </table:table-cell>
          <table:table-cell table:style-name="ce39"/>
          <table:table-cell table:style-name="ce51" table:formula="of:=[.E35]*[.U35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G35]*[.U35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I35]*[.U35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K35]*[.U35]" office:value-type="float" office:value="0" calcext:value-type="float">
            <text:p><text:s/>-   ₽ </text:p>
          </table:table-cell>
          <table:table-cell table:style-name="ce39"/>
          <table:table-cell table:style-name="ce57" table:formula="of:=[.M35]*[.U35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O35]*[.U35]" office:value-type="float" office:value="0" calcext:value-type="float">
            <text:p><text:s/>-   ₽ </text:p>
          </table:table-cell>
          <table:table-cell table:style-name="ce39" office:value-type="float" office:value="497.4849" calcext:value-type="float">
            <text:p><text:s/>497,48 <text:s text:c="3"/></text:p>
          </table:table-cell>
          <table:table-cell table:style-name="ce46" table:formula="of:=[.Q35]*[.U35]" office:value-type="float" office:value="9989387.345322" calcext:value-type="float">
            <text:p><text:s/>9 989 387,35 ₽ </text:p>
          </table:table-cell>
          <table:table-cell table:style-name="ce61"/>
          <table:table-cell table:style-name="ce68" table:formula="of:=[.Q35]+[.O35]+[.M35]+[.K35]+[.I35]+[.G35]+[.E35]" office:value-type="float" office:value="497.4849" calcext:value-type="float">
            <text:p><text:s/>497,48 <text:s text:c="3"/></text:p>
          </table:table-cell>
          <table:table-cell table:style-name="ce71" table:formula="of:=19321.78+758" office:value-type="float" office:value="20079.78" calcext:value-type="float">
            <text:p><text:s/>20 079,78 ₽ </text:p>
          </table:table-cell>
          <table:table-cell table:style-name="ce71" table:formula="of:=[.U35]*[.T35]" office:value-type="float" office:value="9989387.345322" calcext:value-type="float">
            <text:p><text:s/>9 989 387,35 ₽ </text:p>
          </table:table-cell>
          <table:table-cell table:style-name="ce81" table:number-columns-repeated="6"/>
          <table:table-cell table:style-name="ce81" table:formula="of:=#VALUE!" office:value-type="string" office:string-value="" calcext:value-type="error">
            <text:p>#VALUE!</text:p>
          </table:table-cell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9" office:value-type="string" calcext:value-type="string">
            <text:p>06.02.03.24</text:p>
          </table:table-cell>
          <table:table-cell table:style-name="ce31" office:value-type="string" calcext:value-type="string">
            <text:p>ТИП12. Устройство декоративной ребристой колонны НФС с облицовкой из гнутых панелей кассетного типа, Алюминиевые панели с вентзазором :</text:p>
            <text:p>Алюминиевые панели 2 мм, Цвет: Тёмно-серый (RAL 7016). 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4" office:value-type="string" calcext:value-type="string">
            <text:p>м2</text:p>
          </table:table-cell>
          <table:table-cell table:style-name="ce39"/>
          <table:table-cell table:style-name="ce51" table:formula="of:=[.E36]*[.U36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G36]*[.U36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I36]*[.U36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K36]*[.U36]" office:value-type="float" office:value="0" calcext:value-type="float">
            <text:p><text:s/>-   ₽ </text:p>
          </table:table-cell>
          <table:table-cell table:style-name="ce39"/>
          <table:table-cell table:style-name="ce57" table:formula="of:=[.M36]*[.U36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O36]*[.U36]" office:value-type="float" office:value="0" calcext:value-type="float">
            <text:p><text:s/>-   ₽ </text:p>
          </table:table-cell>
          <table:table-cell table:style-name="ce39" office:value-type="float" office:value="268.9239" calcext:value-type="float">
            <text:p><text:s/>268,92 <text:s text:c="3"/></text:p>
          </table:table-cell>
          <table:table-cell table:style-name="ce46" table:formula="of:=[.Q36]*[.U36]" office:value-type="float" office:value="5399932.748742" calcext:value-type="float">
            <text:p><text:s/>5 399 932,75 ₽ </text:p>
          </table:table-cell>
          <table:table-cell table:style-name="ce62"/>
          <table:table-cell table:style-name="ce68" table:formula="of:=[.Q36]+[.O36]+[.M36]+[.K36]+[.I36]+[.G36]+[.E36]" office:value-type="float" office:value="268.9239" calcext:value-type="float">
            <text:p><text:s/>268,92 <text:s text:c="3"/></text:p>
          </table:table-cell>
          <table:table-cell table:style-name="ce71" office:value-type="float" office:value="20079.78" calcext:value-type="float">
            <text:p><text:s/>20 079,78 ₽ </text:p>
          </table:table-cell>
          <table:table-cell table:style-name="ce71" table:formula="of:=[.U36]*[.T36]" office:value-type="float" office:value="5399932.748742" calcext:value-type="float">
            <text:p><text:s/>5 399 932,75 ₽ </text:p>
          </table:table-cell>
          <table:table-cell table:style-name="ce81" table:number-columns-repeated="6"/>
          <table:table-cell table:style-name="ce81" table:formula="of:=#VALUE!" office:value-type="string" office:string-value="" calcext:value-type="error">
            <text:p>#VALUE!</text:p>
          </table:table-cell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20" office:value-type="string" calcext:value-type="string">
            <text:p>06.02.03.25</text:p>
          </table:table-cell>
          <table:table-cell table:style-name="ce29" office:value-type="string" calcext:value-type="string">
            <text:p>ТИП12.1 Устройство декоративной ребристой колонны НФС с облицовкой из гнутых панелей кассетного типа, Алюминиевые панели с вентзазором :</text:p>
            <text:p>  Алюминиевые панели 2 мм, Цвет: Тёмно-серый (RAL 7016). 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4" office:value-type="string" calcext:value-type="string">
            <text:p>м2</text:p>
          </table:table-cell>
          <table:table-cell table:style-name="ce39"/>
          <table:table-cell table:style-name="ce51" table:formula="of:=[.E37]*[.U37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G37]*[.U37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I37]*[.U37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K37]*[.U37]" office:value-type="float" office:value="0" calcext:value-type="float">
            <text:p><text:s/>-   ₽ </text:p>
          </table:table-cell>
          <table:table-cell table:style-name="ce39"/>
          <table:table-cell table:style-name="ce57" table:formula="of:=[.M37]*[.U37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O37]*[.U37]" office:value-type="float" office:value="0" calcext:value-type="float">
            <text:p><text:s/>-   ₽ </text:p>
          </table:table-cell>
          <table:table-cell table:style-name="ce39" office:value-type="float" office:value="4903.60605" calcext:value-type="float">
            <text:p><text:s/>4 903,61 <text:s text:c="3"/></text:p>
          </table:table-cell>
          <table:table-cell table:style-name="ce46" table:formula="of:=[.Q37]*[.U37]" office:value-type="float" office:value="98463330.690669" calcext:value-type="float">
            <text:p><text:s/>98 463 330,69 ₽ </text:p>
          </table:table-cell>
          <table:table-cell table:style-name="ce61"/>
          <table:table-cell table:style-name="ce68" table:formula="of:=[.Q37]+[.O37]+[.M37]+[.K37]+[.I37]+[.G37]+[.E37]" office:value-type="float" office:value="4903.60605" calcext:value-type="float">
            <text:p><text:s/>4 903,61 <text:s text:c="3"/></text:p>
          </table:table-cell>
          <table:table-cell table:style-name="ce71" office:value-type="float" office:value="20079.78" calcext:value-type="float">
            <text:p><text:s/>20 079,78 ₽ </text:p>
          </table:table-cell>
          <table:table-cell table:style-name="ce71" table:formula="of:=[.U37]*[.T37]" office:value-type="float" office:value="98463330.690669" calcext:value-type="float">
            <text:p><text:s/>98 463 330,69 ₽ </text:p>
          </table:table-cell>
          <table:table-cell table:style-name="ce81" table:number-columns-repeated="6"/>
          <table:table-cell table:style-name="ce81" table:formula="of:=#VALUE!" office:value-type="string" office:string-value="" calcext:value-type="error">
            <text:p>#VALUE!</text:p>
          </table:table-cell>
        </table:table-row>
        <table:table-row table:style-name="ro7">
          <table:table-cell table:style-name="ce7" office:value-type="string" calcext:value-type="string">
            <text:p>Алюминий</text:p>
          </table:table-cell>
          <table:table-cell table:style-name="ce19" office:value-type="string" calcext:value-type="string">
            <text:p>06.02.03.26</text:p>
          </table:table-cell>
          <table:table-cell table:style-name="ce31" office:value-type="string" calcext:value-type="string">
            <text:p>ТИП12.1 Устройство декоративной ребристой колонны НФС с облицовкой из гнутых панелей кассетного типа, Алюминиевые панели с вентзазором :</text:p>
            <text:p>Алюминиевые панели 2 мм, Цвет: Тёмно-серый (RAL 7016). 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5" office:value-type="string" calcext:value-type="string">
            <text:p>м2</text:p>
          </table:table-cell>
          <table:table-cell table:style-name="ce39"/>
          <table:table-cell table:style-name="ce51" table:formula="of:=[.E38]*[.U38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G38]*[.U38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I38]*[.U38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K38]*[.U38]" office:value-type="float" office:value="0" calcext:value-type="float">
            <text:p><text:s/>-   ₽ </text:p>
          </table:table-cell>
          <table:table-cell table:style-name="ce39"/>
          <table:table-cell table:style-name="ce57" table:formula="of:=[.M38]*[.U38]" office:value-type="float" office:value="0" calcext:value-type="float">
            <text:p><text:s/>-   ₽ </text:p>
          </table:table-cell>
          <table:table-cell table:style-name="ce39"/>
          <table:table-cell table:style-name="ce46" table:formula="of:=[.O38]*[.U38]" office:value-type="float" office:value="0" calcext:value-type="float">
            <text:p><text:s/>-   ₽ </text:p>
          </table:table-cell>
          <table:table-cell table:style-name="ce39" office:value-type="float" office:value="156.9128" calcext:value-type="float">
            <text:p><text:s/>156,91 <text:s text:c="3"/></text:p>
          </table:table-cell>
          <table:table-cell table:style-name="ce46" table:formula="of:=[.Q38]*[.U38]" office:value-type="float" office:value="3150774.503184" calcext:value-type="float">
            <text:p><text:s/>3 150 774,50 ₽ </text:p>
          </table:table-cell>
          <table:table-cell table:style-name="ce62"/>
          <table:table-cell table:style-name="ce68" table:formula="of:=[.Q38]+[.O38]+[.M38]+[.K38]+[.I38]+[.G38]+[.E38]" office:value-type="float" office:value="156.9128" calcext:value-type="float">
            <text:p><text:s/>156,91 <text:s text:c="3"/></text:p>
          </table:table-cell>
          <table:table-cell table:style-name="ce71" office:value-type="float" office:value="20079.78" calcext:value-type="float">
            <text:p><text:s/>20 079,78 ₽ </text:p>
          </table:table-cell>
          <table:table-cell table:style-name="ce71" table:formula="of:=[.U38]*[.T38]" office:value-type="float" office:value="3150774.503184" calcext:value-type="float">
            <text:p><text:s/>3 150 774,50 ₽ </text:p>
          </table:table-cell>
          <table:table-cell table:style-name="ce81" table:number-columns-repeated="6"/>
          <table:table-cell table:style-name="ce81" table:formula="of:=#VALUE!" office:value-type="string" office:string-value="" calcext:value-type="error">
            <text:p>#VALUE!</text:p>
          </table:table-cell>
        </table:table-row>
        <table:table-row table:style-name="ro8">
          <table:table-cell table:style-name="ce8" table:number-columns-repeated="3"/>
          <table:table-cell table:style-name="ce8" office:value-type="string" calcext:value-type="string">
            <text:p>Итого:</text:p>
          </table:table-cell>
          <table:table-cell table:style-name="ce41" table:formula="of:=SUM([.E10:.E38])" office:value-type="float" office:value="7245.39748218857" calcext:value-type="float">
            <text:p><text:s/>7 245,40 <text:s text:c="3"/></text:p>
          </table:table-cell>
          <table:table-cell table:style-name="ce52" table:formula="of:=SUM([.F20:.F38])" office:value-type="float" office:value="71947309.1156833" calcext:value-type="float">
            <text:p><text:s/>71 947 309,12 ₽ </text:p>
          </table:table-cell>
          <table:table-cell table:style-name="ce41" table:formula="of:=SUM([.G10:.G38])" office:value-type="float" office:value="8164.6570648381" calcext:value-type="float">
            <text:p><text:s/>8 164,66 <text:s text:c="3"/></text:p>
          </table:table-cell>
          <table:table-cell table:style-name="ce52" table:formula="of:=SUM([.H20:.H38])" office:value-type="float" office:value="44985599.0863564" calcext:value-type="float">
            <text:p><text:s/>44 985 599,09 ₽ </text:p>
          </table:table-cell>
          <table:table-cell table:style-name="ce41" table:formula="of:=SUM([.I10:.I38])" office:value-type="float" office:value="8137.86674013714" calcext:value-type="float">
            <text:p><text:s/>8 137,87 <text:s text:c="3"/></text:p>
          </table:table-cell>
          <table:table-cell table:style-name="ce52" table:formula="of:=SUM([.J20:.J38])" office:value-type="float" office:value="84541848.1622338" calcext:value-type="float">
            <text:p><text:s/>84 541 848,16 ₽ </text:p>
          </table:table-cell>
          <table:table-cell table:style-name="ce41" table:formula="of:=SUM([.K10:.K38])" office:value-type="float" office:value="9538.67041504381" calcext:value-type="float">
            <text:p><text:s/>9 538,67 <text:s text:c="3"/></text:p>
          </table:table-cell>
          <table:table-cell table:style-name="ce52" table:formula="of:=SUM([.L20:.L38])" office:value-type="float" office:value="88548328.7212091" calcext:value-type="float">
            <text:p><text:s/>88 548 328,72 ₽ </text:p>
          </table:table-cell>
          <table:table-cell table:style-name="ce41" table:formula="of:=SUM([.M10:.M38])" office:value-type="float" office:value="9279.97482288" calcext:value-type="float">
            <text:p><text:s/>9 279,97 <text:s text:c="3"/></text:p>
          </table:table-cell>
          <table:table-cell table:style-name="ce52" table:formula="of:=SUM([.N20:.N38])" office:value-type="float" office:value="99032914.3806584" calcext:value-type="float">
            <text:p><text:s/>99 032 914,38 ₽ </text:p>
          </table:table-cell>
          <table:table-cell table:style-name="ce41" table:formula="of:=SUM([.O10:.O38])" office:value-type="float" office:value="12587.1393447" calcext:value-type="float">
            <text:p><text:s/>12 587,14 <text:s text:c="3"/></text:p>
          </table:table-cell>
          <table:table-cell table:style-name="ce52" table:formula="of:=SUM([.P20:.P38])" office:value-type="float" office:value="187122659.400448" calcext:value-type="float">
            <text:p><text:s/>187 122 659,40 ₽ </text:p>
          </table:table-cell>
          <table:table-cell table:style-name="ce41" table:formula="of:=SUM([.Q10:.Q38])" office:value-type="float" office:value="20977.6955717619" calcext:value-type="float">
            <text:p><text:s/>20 977,70 <text:s text:c="3"/></text:p>
          </table:table-cell>
          <table:table-cell table:style-name="ce52" table:formula="of:=SUM([.R20:.R38])" office:value-type="float" office:value="272200823.561776" calcext:value-type="float">
            <text:p><text:s/>272 200 823,56 ₽ </text:p>
          </table:table-cell>
          <table:table-cell table:style-name="ce8"/>
          <table:table-cell table:style-name="ce41" table:formula="of:=SUM([.T20:.T38])" office:value-type="float" office:value="61818.7014415495" calcext:value-type="float">
            <text:p><text:s/>61 818,70 <text:s text:c="3"/></text:p>
          </table:table-cell>
          <table:table-cell table:style-name="ce74"/>
          <table:table-cell table:style-name="ce52" table:formula="of:=SUM([.V20:.V38])" office:value-type="float" office:value="848379482.428365" calcext:value-type="float">
            <text:p><text:s/>848 379 482,43 ₽ </text:p>
          </table:table-cell>
          <table:table-cell table:style-name="ce82" table:number-columns-repeated="16362"/>
        </table:table-row>
        <table:table-row table:style-name="ro1">
          <table:table-cell table:number-columns-repeated="4"/>
          <table:table-cell table:style-name="ce42" office:value-type="string" office:string-value="Итого: " calcext:value-type="string">
            <text:p><text:s/>Итого: <text:s/></text:p>
          </table:table-cell>
          <table:table-cell table:style-name="ce53" table:formula="of:=[.F39]+[.F14]" office:value-type="float" office:value="76068957.8440833" calcext:value-type="float">
            <text:p><text:s/>76 068 957,84 ₽ </text:p>
          </table:table-cell>
          <table:table-cell table:style-name="ce42" office:value-type="string" office:string-value="Итого: " calcext:value-type="string">
            <text:p><text:s/>Итого: <text:s/></text:p>
          </table:table-cell>
          <table:table-cell table:style-name="ce53" table:formula="of:=[.H39]+[.H14]" office:value-type="float" office:value="65376401.3303564" calcext:value-type="float">
            <text:p><text:s/>65 376 401,33 ₽ </text:p>
          </table:table-cell>
          <table:table-cell table:style-name="ce42" office:value-type="string" office:string-value="Итого: " calcext:value-type="string">
            <text:p><text:s/>Итого: <text:s/></text:p>
          </table:table-cell>
          <table:table-cell table:style-name="ce53" table:formula="of:=[.J39]+[.J14]" office:value-type="float" office:value="92721296.4146338" calcext:value-type="float">
            <text:p><text:s/>92 721 296,41 ₽ </text:p>
          </table:table-cell>
          <table:table-cell table:style-name="ce42" office:value-type="string" office:string-value="Итого: " calcext:value-type="string">
            <text:p><text:s/>Итого: <text:s/></text:p>
          </table:table-cell>
          <table:table-cell table:style-name="ce53" table:formula="of:=[.L39]+[.L14]" office:value-type="float" office:value="102342799.944609" calcext:value-type="float">
            <text:p><text:s/>102 342 799,94 ₽ </text:p>
          </table:table-cell>
          <table:table-cell table:style-name="ce42" office:value-type="string" office:string-value="Итого: " calcext:value-type="string">
            <text:p><text:s/>Итого: <text:s/></text:p>
          </table:table-cell>
          <table:table-cell table:style-name="ce53" table:formula="of:=[.N39]+[.N14]" office:value-type="float" office:value="106618244.126258" calcext:value-type="float">
            <text:p><text:s/>106 618 244,13 ₽ </text:p>
          </table:table-cell>
          <table:table-cell table:style-name="ce42" office:value-type="string" office:string-value="Итого: " calcext:value-type="string">
            <text:p><text:s/>Итого: <text:s/></text:p>
          </table:table-cell>
          <table:table-cell table:style-name="ce53" table:formula="of:=[.P39]+[.P14]" office:value-type="float" office:value="196939889.541448" calcext:value-type="float">
            <text:p><text:s/>196 939 889,54 ₽ </text:p>
          </table:table-cell>
          <table:table-cell table:style-name="ce42" office:value-type="string" office:string-value="Итого: " calcext:value-type="string">
            <text:p><text:s/>Итого: <text:s/></text:p>
          </table:table-cell>
          <table:table-cell table:style-name="ce53" table:formula="of:=[.R39]+[.R14]" office:value-type="float" office:value="286395486.548976" calcext:value-type="float">
            <text:p><text:s/>286 395 486,55 ₽ </text:p>
          </table:table-cell>
          <table:table-cell/>
          <table:table-cell table:style-name="ce69"/>
          <table:table-cell table:style-name="ce42" office:value-type="string" office:string-value="Итого: " calcext:value-type="string">
            <text:p><text:s/>Итого: <text:s/></text:p>
          </table:table-cell>
          <table:table-cell table:style-name="ce53" table:formula="of:=[.V39]+[.V14]" office:value-type="float" office:value="926463075.750365" calcext:value-type="float">
            <text:p><text:s/>926 463 075,75 ₽ </text:p>
          </table:table-cell>
          <table:table-cell table:number-columns-repeated="7"/>
          <table:table-cell table:style-name="ce1" table:number-columns-repeated="16355"/>
        </table:table-row>
        <table:table-row table:style-name="ro1">
          <table:table-cell table:number-columns-repeated="4"/>
          <table:table-cell table:style-name="ce43" office:value-type="string" calcext:value-type="string">
            <text:p>С НДС 22%:</text:p>
          </table:table-cell>
          <table:table-cell table:style-name="ce54" table:formula="of:=[.F40]*1.22" office:value-type="float" office:value="92804128.5697816" calcext:value-type="float">
            <text:p><text:s/>92 804 128,57 ₽ </text:p>
          </table:table-cell>
          <table:table-cell table:style-name="ce43" office:value-type="string" calcext:value-type="string">
            <text:p>С НДС 22%:</text:p>
          </table:table-cell>
          <table:table-cell table:style-name="ce54" table:formula="of:=[.H40]*1.22" office:value-type="float" office:value="79759209.6230348" calcext:value-type="float">
            <text:p><text:s/>79 759 209,62 ₽ </text:p>
          </table:table-cell>
          <table:table-cell table:style-name="ce43" office:value-type="string" calcext:value-type="string">
            <text:p>С НДС 22%:</text:p>
          </table:table-cell>
          <table:table-cell table:style-name="ce54" table:formula="of:=[.J40]*1.22" office:value-type="float" office:value="113119981.625853" calcext:value-type="float">
            <text:p><text:s/>113 119 981,63 ₽ </text:p>
          </table:table-cell>
          <table:table-cell table:style-name="ce43" office:value-type="string" calcext:value-type="string">
            <text:p>С НДС 22%:</text:p>
          </table:table-cell>
          <table:table-cell table:style-name="ce54" table:formula="of:=[.L40]*1.22" office:value-type="float" office:value="124858215.932423" calcext:value-type="float">
            <text:p><text:s/>124 858 215,93 ₽ </text:p>
          </table:table-cell>
          <table:table-cell table:style-name="ce43" office:value-type="string" calcext:value-type="string">
            <text:p>С НДС 22%:</text:p>
          </table:table-cell>
          <table:table-cell table:style-name="ce54" table:formula="of:=[.N40]*1.22" office:value-type="float" office:value="130074257.834035" calcext:value-type="float">
            <text:p><text:s/>130 074 257,83 ₽ </text:p>
          </table:table-cell>
          <table:table-cell table:style-name="ce43" office:value-type="string" calcext:value-type="string">
            <text:p>С НДС 22%:</text:p>
          </table:table-cell>
          <table:table-cell table:style-name="ce54" table:formula="of:=[.P40]*1.22" office:value-type="float" office:value="240266665.240566" calcext:value-type="float">
            <text:p><text:s/>240 266 665,24 ₽ </text:p>
          </table:table-cell>
          <table:table-cell table:style-name="ce43" office:value-type="string" calcext:value-type="string">
            <text:p>С НДС 22%:</text:p>
          </table:table-cell>
          <table:table-cell table:style-name="ce54" table:formula="of:=[.R40]*1.22" office:value-type="float" office:value="349402493.589751" calcext:value-type="float">
            <text:p><text:s/>349 402 493,59 ₽ </text:p>
          </table:table-cell>
          <table:table-cell table:number-columns-repeated="2"/>
          <table:table-cell table:style-name="ce43" office:value-type="string" calcext:value-type="string">
            <text:p>С НДС 22%:</text:p>
          </table:table-cell>
          <table:table-cell table:style-name="ce54" table:formula="of:=[.V40]*1.22" office:value-type="float" office:value="1130284952.41544" calcext:value-type="float">
            <text:p><text:s/>1 130 284 952,42 ₽ </text:p>
          </table:table-cell>
          <table:table-cell table:number-columns-repeated="7"/>
          <table:table-cell table:style-name="ce1" table:number-columns-repeated="16355"/>
        </table:table-row>
        <table:table-row table:style-name="ro1">
          <table:table-cell table:number-columns-repeated="4"/>
          <table:table-cell office:value-type="string" calcext:value-type="string">
            <text:p>С НДС 22%:</text:p>
          </table:table-cell>
          <table:table-cell table:style-name="ce55" office:value-type="float" office:value="88646234.298518" calcext:value-type="float">
            <text:p><text:s/>88 646 234,30 ₽ </text:p>
          </table:table-cell>
          <table:table-cell office:value-type="string" calcext:value-type="string">
            <text:p>С НДС 22%:</text:p>
          </table:table-cell>
          <table:table-cell office:value-type="float" office:value="78043138.9367168" calcext:value-type="float">
            <text:p><text:s/>78 043 138,94 ₽ </text:p>
          </table:table-cell>
          <table:table-cell office:value-type="string" calcext:value-type="string">
            <text:p>С НДС 22%:</text:p>
          </table:table-cell>
          <table:table-cell office:value-type="float" office:value="114063178.475123" calcext:value-type="float">
            <text:p><text:s/>114 063 178,48 ₽ </text:p>
          </table:table-cell>
          <table:table-cell office:value-type="string" calcext:value-type="string">
            <text:p>С НДС 22%:</text:p>
          </table:table-cell>
          <table:table-cell office:value-type="float" office:value="125103448.817092" calcext:value-type="float">
            <text:p><text:s/>125 103 448,82 ₽ </text:p>
          </table:table-cell>
          <table:table-cell office:value-type="string" calcext:value-type="string">
            <text:p>С НДС 22%:</text:p>
          </table:table-cell>
          <table:table-cell office:value-type="float" office:value="130335579.004034" calcext:value-type="float">
            <text:p><text:s/>130 335 579,00 ₽ </text:p>
          </table:table-cell>
          <table:table-cell office:value-type="string" calcext:value-type="string">
            <text:p>С НДС 22%:</text:p>
          </table:table-cell>
          <table:table-cell office:value-type="float" office:value="254874508.254904" calcext:value-type="float">
            <text:p><text:s/>254 874 508,25 ₽ </text:p>
          </table:table-cell>
          <table:table-cell office:value-type="string" calcext:value-type="string">
            <text:p>С НДС 22%:</text:p>
          </table:table-cell>
          <table:table-cell table:style-name="ce55" office:value-type="float" office:value="342796272.681204" calcext:value-type="float">
            <text:p><text:s/>342 796 272,68 ₽ </text:p>
          </table:table-cell>
          <table:table-cell table:number-columns-repeated="2"/>
          <table:table-cell table:style-name="ce75"/>
          <table:table-cell table:number-columns-repeated="8"/>
          <table:table-cell table:style-name="ce1" table:number-columns-repeated="16355"/>
        </table:table-row>
        <table:table-row table:style-name="ro1">
          <table:table-cell table:number-columns-repeated="21"/>
          <table:table-cell table:style-name="ce72"/>
          <table:table-cell table:number-columns-repeated="7"/>
          <table:table-cell table:style-name="ce1" table:number-columns-repeated="16355"/>
        </table:table-row>
        <table:table-row table:style-name="ro1">
          <table:table-cell table:number-columns-repeated="21"/>
          <table:table-cell table:style-name="ce77"/>
          <table:table-cell table:number-columns-repeated="7"/>
          <table:table-cell table:style-name="ce1" table:number-columns-repeated="16355"/>
        </table:table-row>
        <table:table-row table:style-name="ro1" table:number-rows-repeated="14">
          <table:table-cell table:number-columns-repeated="29"/>
          <table:table-cell table:style-name="ce1" table:number-columns-repeated="16355"/>
        </table:table-row>
        <table:table-row table:style-name="ro1">
          <table:table-cell table:number-columns-repeated="10"/>
          <table:table-cell table:style-name="ce56"/>
          <table:table-cell table:number-columns-repeated="18"/>
          <table:table-cell table:style-name="ce1" table:number-columns-repeated="16355"/>
        </table:table-row>
        <table:table-row table:style-name="ro1" table:number-rows-repeated="1048516">
          <table:table-cell table:number-columns-repeated="29"/>
          <table:table-cell table:style-name="ce1" table:number-columns-repeated="16355"/>
        </table:table-row>
        <table:table-row table:style-name="ro1">
          <table:table-cell table:number-columns-repeated="29"/>
          <table:table-cell table:style-name="ce1" table:number-columns-repeated="16355"/>
        </table:table-row>
      </table:table>
      <table:table table:name="K1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14" table:default-cell-style-name="ce1"/>
          <table:table-column table:style-name="co6" table:default-cell-style-name="ce44"/>
        </table:table-column-group>
        <table:table-column table:style-name="co16" table:default-cell-style-name="Default"/>
        <table:table-column table:style-name="co4" table:number-columns-repeated="21" table:default-cell-style-name="ce1"/>
        <table:table-column table:style-name="co4" table:number-columns-repeated="16355"/>
        <table:table-row table:style-name="ro1" table:number-rows-repeated="4">
          <table:table-cell table:number-columns-repeated="29"/>
          <table:table-cell table:style-name="ce1" table:number-columns-repeated="16355"/>
        </table:table-row>
        <table:table-row table:style-name="ro1" table:number-rows-repeated="2">
          <table:table-cell table:number-columns-repeated="5"/>
          <table:table-cell table:style-name="ce76"/>
          <table:table-cell table:number-columns-repeated="23"/>
          <table:table-cell table:style-name="ce1" table:number-columns-repeated="16355"/>
        </table:table-row>
        <table:table-row table:style-name="ro2">
          <table:table-cell table:number-columns-repeated="29"/>
          <table:table-cell table:style-name="ce1" table:number-columns-repeated="16355"/>
        </table:table-row>
        <table:table-row table:style-name="ro3">
          <table:table-cell table:style-name="ce2" office:value-type="string" office:string-value="Вид работ" calcext:value-type="string">
            <text:p><text:s/>Вид работ </text:p>
          </table:table-cell>
          <table:table-cell table:style-name="ce9" office:value-type="string" calcext:value-type="string">
            <text:p>N п/п</text:p>
          </table:table-cell>
          <table:table-cell table:style-name="ce21" office:value-type="string" office:string-value="Наименование работ, включая Материалы и Оборудование" calcext:value-type="string">
            <text:p><text:s/>Наименование работ, включая Материалы и Оборудование </text:p>
          </table:table-cell>
          <table:table-cell table:style-name="ce32" office:value-type="string" calcext:value-type="string">
            <text:p>Ед. </text:p>
            <text:p> изм.</text:p>
          </table:table-cell>
          <table:table-cell table:style-name="ce36" office:value-type="string" office:string-value="Корпус 1" calcext:value-type="string">
            <text:p><text:s/>Корпус 1 </text:p>
          </table:table-cell>
          <table:table-cell table:style-name="ce32" office:value-type="string" calcext:value-type="string">
            <text:p>ЦЕНА МАТЕРИАЛОВ, РУБ БЕЗ НДС</text:p>
          </table:table-cell>
          <table:table-cell table:style-name="ce45" office:value-type="string" office:string-value="Всего" calcext:value-type="string">
            <text:p><text:s/>Всего </text:p>
          </table:table-cell>
          <table:table-cell table:style-name="ce78" office:value-type="string" office:string-value="Корпус 1" calcext:value-type="string">
            <text:p><text:s/>Корпус 1 </text:p>
          </table:table-cell>
          <table:table-cell table:number-columns-repeated="21"/>
          <table:table-cell table:style-name="ce1" table:number-columns-repeated="16355"/>
        </table:table-row>
        <table:table-row table:style-name="ro4">
          <table:table-cell table:style-name="ce3" office:value-type="string" calcext:value-type="string">
            <text:p>06.02</text:p>
          </table:table-cell>
          <table:table-cell table:style-name="ce10" office:value-type="string" calcext:value-type="string">
            <text:p>06.02</text:p>
          </table:table-cell>
          <table:table-cell table:style-name="ce22" office:value-type="string" calcext:value-type="string">
            <text:p>Устройство фасадов</text:p>
          </table:table-cell>
          <table:table-cell table:style-name="ce33" office:value-type="string" calcext:value-type="string">
            <text:p>м2</text:p>
          </table:table-cell>
          <table:table-cell table:style-name="ce37" table:number-columns-repeated="2"/>
          <table:table-cell table:style-name="ce46"/>
          <table:table-cell table:style-name="ce79"/>
          <table:table-cell table:number-columns-repeated="21"/>
          <table:table-cell table:style-name="ce1" table:number-columns-repeated="16355"/>
        </table:table-row>
        <table:table-row table:style-name="ro5">
          <table:table-cell table:style-name="ce4" office:value-type="string" calcext:value-type="string">
            <text:p>Алюминий</text:p>
          </table:table-cell>
          <table:table-cell table:style-name="ce11" office:value-type="string" calcext:value-type="string">
            <text:p>06.02.02.01</text:p>
          </table:table-cell>
          <table:table-cell table:style-name="ce23" office:value-type="string" calcext:value-type="string">
            <text:p>Устройство НФС с облицовкой из панелей кассетного типа, Алюминиевые композитные панели с вентзазором .:</text:p>
            <text:p>Алюминиевые панели 2мм, покраска порошковая, Цвет: Белый (RAL 9010);</text:p>
            <text:p>Устройство противопожарных отсечек, откосов и отливов</text:p>
            <text:p>Площадь указана без учета отгибов и внутренних ребер.</text:p>
            <text:p>НГ материал</text:p>
          </table:table-cell>
          <table:table-cell table:style-name="ce33" office:value-type="string" calcext:value-type="string">
            <text:p>м2</text:p>
          </table:table-cell>
          <table:table-cell table:style-name="ce38" office:value-type="float" office:value="488.34" calcext:value-type="float">
            <text:p><text:s/>488,34 <text:s text:c="3"/></text:p>
          </table:table-cell>
          <table:table-cell table:style-name="ce71" office:value-type="float" office:value="5532.86" calcext:value-type="float">
            <text:p><text:s/>5 532,86 ₽ </text:p>
          </table:table-cell>
          <table:table-cell table:style-name="ce47" table:formula="of:=[.E10]*[.F10]" office:value-type="float" office:value="2701916.8524" calcext:value-type="float">
            <text:p><text:s/>2 701 916,85 ₽ </text:p>
          </table:table-cell>
          <table:table-cell table:style-name="ce79" table:formula="of:=#VALUE!" office:value-type="string" office:string-value="" calcext:value-type="error">
            <text:p>#VALUE!</text:p>
          </table:table-cell>
          <table:table-cell table:number-columns-repeated="21"/>
          <table:table-cell table:style-name="ce1" table:number-columns-repeated="16355"/>
        </table:table-row>
        <table:table-row table:style-name="ro5">
          <table:table-cell table:style-name="ce4" office:value-type="string" calcext:value-type="string">
            <text:p>Алюминий</text:p>
          </table:table-cell>
          <table:table-cell table:style-name="ce12" office:value-type="string" calcext:value-type="string">
            <text:p>06.02.02.02</text:p>
          </table:table-cell>
          <table:table-cell table:style-name="ce24" office:value-type="string" calcext:value-type="string">
            <text:p>Устройство НФС с облицовкой из панелей кассетного типа, Алюминиевые композитные панели с вентзазором .:</text:p>
            <text:p>Алюминиевые панели 2 мм, покраска порошковая, Цвет: Белый (RAL 9010);</text:p>
            <text:p>Устройство противопожарных отсечек, откосов и отливов</text:p>
            <text:p>Площадь указана без учета отгибов и внутренних ребер.</text:p>
            <text:p>НГ материал</text:p>
          </table:table-cell>
          <table:table-cell table:style-name="ce33" office:value-type="string" calcext:value-type="string">
            <text:p>м2</text:p>
          </table:table-cell>
          <table:table-cell table:style-name="ce39" office:value-type="float" office:value="256.6" calcext:value-type="float">
            <text:p><text:s/>256,60 <text:s text:c="3"/></text:p>
          </table:table-cell>
          <table:table-cell table:style-name="ce71" office:value-type="float" office:value="5532.86" calcext:value-type="float">
            <text:p><text:s/>5 532,86 ₽ </text:p>
          </table:table-cell>
          <table:table-cell table:style-name="ce48" table:formula="of:=[.E11]*[.F11]" office:value-type="float" office:value="1419731.876" calcext:value-type="float">
            <text:p><text:s/>1 419 731,88 ₽ </text:p>
          </table:table-cell>
          <table:table-cell table:style-name="ce79" table:formula="of:=#VALUE!" office:value-type="string" office:string-value="" calcext:value-type="error">
            <text:p>#VALUE!</text:p>
          </table:table-cell>
          <table:table-cell table:number-columns-repeated="21"/>
          <table:table-cell table:style-name="ce1" table:number-columns-repeated="16355"/>
        </table:table-row>
        <table:table-row table:style-name="ro6">
          <table:table-cell table:number-columns-repeated="5"/>
          <table:table-cell table:style-name="ce72"/>
          <table:table-cell table:style-name="ce49" table:formula="of:=SUM([.G10:.G11])" office:value-type="float" office:value="4121648.7284" calcext:value-type="float">
            <text:p><text:s/>4 121 648,73 ₽ </text:p>
          </table:table-cell>
          <table:table-cell table:style-name="ce73"/>
          <table:table-cell table:number-columns-repeated="21"/>
          <table:table-cell table:style-name="ce1" table:number-columns-repeated="16355"/>
        </table:table-row>
        <table:table-row table:style-name="ro1" table:number-rows-repeated="3">
          <table:table-cell table:number-columns-repeated="7"/>
          <table:table-cell table:style-name="ce73"/>
          <table:table-cell table:number-columns-repeated="21"/>
          <table:table-cell table:style-name="ce1" table:number-columns-repeated="16355"/>
        </table:table-row>
        <table:table-row table:style-name="ro1">
          <table:table-cell table:style-name="ce5" office:value-type="string" calcext:value-type="string">
            <text:p>Декоративные элементы</text:p>
          </table:table-cell>
          <table:table-cell table:style-name="ce5" table:number-columns-repeated="3"/>
          <table:table-cell table:style-name="ce40"/>
          <table:table-cell table:style-name="ce73"/>
          <table:table-cell table:style-name="ce50"/>
          <table:table-cell table:style-name="ce73"/>
          <table:table-cell table:style-name="ce5" table:number-columns-repeated="16376"/>
        </table:table-row>
        <table:table-row table:style-name="ro3">
          <table:table-cell table:style-name="ce2" office:value-type="string" office:string-value="Вид работ" calcext:value-type="string">
            <text:p><text:s/>Вид работ </text:p>
          </table:table-cell>
          <table:table-cell table:style-name="ce9" office:value-type="string" calcext:value-type="string">
            <text:p>N п/п</text:p>
          </table:table-cell>
          <table:table-cell table:style-name="ce21" office:value-type="string" office:string-value="Наименование работ, включая Материалы и Оборудование" calcext:value-type="string">
            <text:p><text:s/>Наименование работ, включая Материалы и Оборудование </text:p>
          </table:table-cell>
          <table:table-cell table:style-name="ce32" office:value-type="string" calcext:value-type="string">
            <text:p>Ед. </text:p>
            <text:p> изм.</text:p>
          </table:table-cell>
          <table:table-cell table:style-name="ce36" office:value-type="string" office:string-value="Корпус 1" calcext:value-type="string">
            <text:p><text:s/>Корпус 1 </text:p>
          </table:table-cell>
          <table:table-cell table:style-name="ce32" office:value-type="string" calcext:value-type="string">
            <text:p>ЦЕНА МАТЕРИАЛОВ, РУБ БЕЗ НДС</text:p>
          </table:table-cell>
          <table:table-cell table:style-name="ce45" office:value-type="string" office:string-value="Всего" calcext:value-type="string">
            <text:p><text:s/>Всего </text:p>
          </table:table-cell>
          <table:table-cell table:style-name="ce78" office:value-type="string" office:string-value="Корпус 1" calcext:value-type="string">
            <text:p><text:s/>Корпус 1 </text:p>
          </table:table-cell>
          <table:table-cell table:number-columns-repeated="21"/>
          <table:table-cell table:style-name="ce1" table:number-columns-repeated="16355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3" office:value-type="string" calcext:value-type="string">
            <text:p>06.02.03.04</text:p>
          </table:table-cell>
          <table:table-cell table:style-name="ce25" office:value-type="string" calcext:value-type="string">
            <text:p>ТИП1. Устройство декоративного элемента НФС с облицовкой <text:span text:style-name="T1">из гнутых панелей</text:span><text:span text:style-name="T2"> кассетного типа - карниз, Алюминиевые панели с вентзазором :</text:span></text:p>
            <text:p><text:span text:style-name="T3">Алюминиевые панели, толщина 2 мм, Цвет: Белый (RAL 9010)</text:span></text:p>
            <text:p><text:span text:style-name="T3">Развертка согласно эскизам (См. приложение)</text:span></text:p>
          </table:table-cell>
          <table:table-cell table:style-name="ce34" office:value-type="string" calcext:value-type="string">
            <text:p>м2</text:p>
          </table:table-cell>
          <table:table-cell table:style-name="ce39" office:value-type="float" office:value="57" calcext:value-type="float">
            <text:p><text:s/>57,00 <text:s text:c="3"/></text:p>
          </table:table-cell>
          <table:table-cell table:style-name="ce71" office:value-type="float" office:value="14387.8699368762" calcext:value-type="float">
            <text:p><text:s/>14 387,87 ₽ </text:p>
          </table:table-cell>
          <table:table-cell table:style-name="ce51" table:formula="of:=[.E18]*[.F18]" office:value-type="float" office:value="820108.586401944" calcext:value-type="float">
            <text:p><text:s/>820 108,59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16376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3" office:value-type="string" calcext:value-type="string">
            <text:p>06.02.03.04а</text:p>
          </table:table-cell>
          <table:table-cell table:style-name="ce25" office:value-type="string" calcext:value-type="string">
            <text:p>ТИП1. Устройство декоративного элемента НФС с облицовкой из гнутых панелей кассетного типа - карниз, Алюминиевые композитные панели с вентзазором :</text:p>
            <text:p>Алюминиевые панели, толщина 2 мм,, покраска порошковая, Цвет: Белый (RAL 9010)</text:p>
            <text:p>Развертка согласно эскизам (См. приложение)</text:p>
          </table:table-cell>
          <table:table-cell table:style-name="ce34" office:value-type="string" calcext:value-type="string">
            <text:p>м2</text:p>
          </table:table-cell>
          <table:table-cell table:style-name="ce39" office:value-type="float" office:value="4042.41710436667" calcext:value-type="float">
            <text:p><text:s/>4 042,42 <text:s text:c="3"/></text:p>
          </table:table-cell>
          <table:table-cell table:style-name="ce71" office:value-type="float" office:value="10028.3" calcext:value-type="float">
            <text:p><text:s/>10 028,30 ₽ </text:p>
          </table:table-cell>
          <table:table-cell table:style-name="ce51" table:formula="of:=[.E19]*[.F19]" office:value-type="float" office:value="40538571.4477202" calcext:value-type="float">
            <text:p><text:s/>40 538 571,45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16376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4" office:value-type="string" calcext:value-type="string">
            <text:p>06.02.03.05</text:p>
          </table:table-cell>
          <table:table-cell table:style-name="ce26" office:value-type="string" calcext:value-type="string">
            <text:p>ТИП1.1. Устройство декоративного элемента НФС с облицовкой из гнутых панелей кассетного типа - карниз, Алюминиевые композитные панели с вентзазором :</text:p>
            <text:p>Алюминиевые панели, толщина 2 мм,, покраска порошковая, Цвет: Белый (RAL 9010), </text:p>
            <text:p>Устройство противопожарных отсечек, откосов и отливов</text:p>
            <text:p>Развертка согласно эскизам (См. приложение)</text:p>
          </table:table-cell>
          <table:table-cell table:style-name="ce35" office:value-type="string" calcext:value-type="string">
            <text:p>м2</text:p>
          </table:table-cell>
          <table:table-cell table:style-name="ce39" office:value-type="float" office:value="1819.39767512857" calcext:value-type="float">
            <text:p><text:s/>1 819,40 <text:s text:c="3"/></text:p>
          </table:table-cell>
          <table:table-cell table:style-name="ce71" office:value-type="float" office:value="10528.3064740457" calcext:value-type="float">
            <text:p><text:s/>10 528,31 ₽ </text:p>
          </table:table-cell>
          <table:table-cell table:style-name="ce51" table:formula="of:=[.E20]*[.F20]" office:value-type="float" office:value="19155176.3219198" calcext:value-type="float">
            <text:p><text:s/>19 155 176,32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16376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4" office:value-type="string" calcext:value-type="string">
            <text:p>06.02.03.06</text:p>
          </table:table-cell>
          <table:table-cell table:style-name="ce27" office:value-type="string" calcext:value-type="string">
            <text:p>ТИП2. Устройство декоративного полукруглого элемента НФС с облицовкой из гнутых панелей кассетного типа - карниз, Алюминиевые композитные панели с вентзазором :</text:p>
            <text:p>Алюминиевые панели 2мм, покраска порошковая, Цвет: Белый (RAL 9010),</text:p>
            <text:p>Развертка согласно эскизам (См. приложение)</text:p>
          </table:table-cell>
          <table:table-cell table:style-name="ce34" office:value-type="string" calcext:value-type="string">
            <text:p>м2</text:p>
          </table:table-cell>
          <table:table-cell table:style-name="ce39" office:value-type="float" office:value="393.76380952381" calcext:value-type="float">
            <text:p><text:s/>393,76 <text:s text:c="3"/></text:p>
          </table:table-cell>
          <table:table-cell table:style-name="ce71" office:value-type="float" office:value="19681.1433149333" calcext:value-type="float">
            <text:p><text:s/>19 681,14 ₽ </text:p>
          </table:table-cell>
          <table:table-cell table:style-name="ce51" table:formula="of:=[.E21]*[.F21]" office:value-type="float" office:value="7749721.96747219" calcext:value-type="float">
            <text:p><text:s/>7 749 721,97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16376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5" office:value-type="string" calcext:value-type="string">
            <text:p>06.02.03.07</text:p>
          </table:table-cell>
          <table:table-cell table:style-name="ce28" office:value-type="string" calcext:value-type="string">
            <text:p>ТИП2.1. Устройство декоративного полукруглого элемента НФС с облицовкой из гнутых панелей кассетного типа, Алюминиевые композитные панели с вентзазором :</text:p>
            <text:p>Алюминиевые панели 2 мм, покраска порошковая, Цвет: Белый (RAL 9010)</text:p>
            <text:p>Развертка согласно эскизам (См. приложение)</text:p>
          </table:table-cell>
          <table:table-cell table:style-name="ce35" office:value-type="string" calcext:value-type="string">
            <text:p>м2</text:p>
          </table:table-cell>
          <table:table-cell table:style-name="ce39" office:value-type="float" office:value="127.750095238095" calcext:value-type="float">
            <text:p><text:s/>127,75 <text:s text:c="3"/></text:p>
          </table:table-cell>
          <table:table-cell table:style-name="ce71" office:value-type="float" office:value="19732.048647984" calcext:value-type="float">
            <text:p><text:s/>19 732,05 ₽ </text:p>
          </table:table-cell>
          <table:table-cell table:style-name="ce51" table:formula="of:=[.E22]*[.F22]" office:value-type="float" office:value="2520771.09402268" calcext:value-type="float">
            <text:p><text:s/>2 520 771,09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16376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5" office:value-type="string" calcext:value-type="string">
            <text:p>06.02.03.08</text:p>
          </table:table-cell>
          <table:table-cell table:style-name="ce29" office:value-type="string" calcext:value-type="string">
            <text:p>ТИП2.2. Устройство декоративного полукруглого элемента НФС с облицовкой из гнутых панелей кассетного типа, Алюминиевые композитные панели с вентзазором :</text:p>
            <text:p>Алюминиевые панели 2мм, покраска порошковая, Цвет: Белый (RAL 9010)</text:p>
            <text:p>Развертка согласно эскизам (См. приложение)</text:p>
          </table:table-cell>
          <table:table-cell table:style-name="ce34" office:value-type="string" calcext:value-type="string">
            <text:p>м2</text:p>
          </table:table-cell>
          <table:table-cell table:style-name="ce39" office:value-type="float" office:value="60.1287979314286" calcext:value-type="float">
            <text:p><text:s/>60,13 <text:s text:c="3"/></text:p>
          </table:table-cell>
          <table:table-cell table:style-name="ce71" office:value-type="float" office:value="19341.1433149333" calcext:value-type="float">
            <text:p><text:s/>19 341,14 ₽ </text:p>
          </table:table-cell>
          <table:table-cell table:style-name="ce51" table:formula="of:=[.E23]*[.F23]" office:value-type="float" office:value="1162959.69814642" calcext:value-type="float">
            <text:p><text:s/>1 162 959,70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16376"/>
        </table:table-row>
        <table:table-row table:style-name="ro8">
          <table:table-cell table:style-name="ce8" table:number-columns-repeated="3"/>
          <table:table-cell table:style-name="ce8" office:value-type="string" calcext:value-type="string">
            <text:p>Итого:</text:p>
          </table:table-cell>
          <table:table-cell table:style-name="ce41" table:formula="of:=SUM([.E10:.E23])" office:value-type="float" office:value="7245.39748218857" calcext:value-type="float">
            <text:p><text:s/>7 245,40 <text:s text:c="3"/></text:p>
          </table:table-cell>
          <table:table-cell table:style-name="ce74"/>
          <table:table-cell table:style-name="ce52" table:formula="of:=SUM([.G18:.G23])" office:value-type="float" office:value="71947309.1156833" calcext:value-type="float">
            <text:p><text:s/>71 947 309,12 ₽ </text:p>
          </table:table-cell>
          <table:table-cell table:style-name="ce82" table:number-columns-repeated="16377"/>
        </table:table-row>
        <table:table-row table:style-name="ro1">
          <table:table-cell table:number-columns-repeated="4"/>
          <table:table-cell table:number-columns-repeated="2" table:style-name="ce42" office:value-type="string" office:string-value="Итого: " calcext:value-type="string">
            <text:p><text:s/>Итого: <text:s/></text:p>
          </table:table-cell>
          <table:table-cell table:style-name="ce53" table:formula="of:=[.G24]+[.G12]" office:value-type="float" office:value="76068957.8440833" calcext:value-type="float">
            <text:p><text:s/>76 068 957,84 ₽ </text:p>
          </table:table-cell>
          <table:table-cell table:number-columns-repeated="22"/>
          <table:table-cell table:style-name="ce1" table:number-columns-repeated="16355"/>
        </table:table-row>
        <table:table-row table:style-name="ro1">
          <table:table-cell table:number-columns-repeated="4"/>
          <table:table-cell table:number-columns-repeated="2" table:style-name="ce43" office:value-type="string" calcext:value-type="string">
            <text:p>С НДС 22%:</text:p>
          </table:table-cell>
          <table:table-cell table:style-name="ce54" table:formula="of:=[.G25]*1.22" office:value-type="float" office:value="92804128.5697816" calcext:value-type="float">
            <text:p><text:s/>92 804 128,57 ₽ </text:p>
          </table:table-cell>
          <table:table-cell table:number-columns-repeated="22"/>
          <table:table-cell table:style-name="ce1" table:number-columns-repeated="16355"/>
        </table:table-row>
        <table:table-row table:style-name="ro1" table:number-rows-repeated="16">
          <table:table-cell table:number-columns-repeated="29"/>
          <table:table-cell table:style-name="ce1" table:number-columns-repeated="16355"/>
        </table:table-row>
        <table:table-row table:style-name="ro1">
          <table:table-cell table:number-columns-repeated="7"/>
          <table:table-cell table:style-name="ce44"/>
          <table:table-cell table:number-columns-repeated="21"/>
          <table:table-cell table:style-name="ce44" table:number-columns-repeated="16355"/>
        </table:table-row>
        <table:table-row table:style-name="ro1" table:number-rows-repeated="1048532">
          <table:table-cell table:number-columns-repeated="29"/>
          <table:table-cell table:style-name="ce1" table:number-columns-repeated="16355"/>
        </table:table-row>
        <table:table-row table:style-name="ro1">
          <table:table-cell table:number-columns-repeated="29"/>
          <table:table-cell table:style-name="ce1" table:number-columns-repeated="16355"/>
        </table:table-row>
      </table:table>
      <table:table table:name="К2" table:style-name="ta3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14" table:default-cell-style-name="ce1"/>
          <table:table-column table:style-name="co7" table:default-cell-style-name="ce44"/>
        </table:table-column-group>
        <table:table-column table:style-name="co16" table:default-cell-style-name="Default"/>
        <table:table-column table:style-name="co4" table:number-columns-repeated="16376"/>
        <table:table-row table:style-name="ro1" table:number-rows-repeated="4">
          <table:table-cell table:number-columns-repeated="8"/>
          <table:table-cell table:style-name="ce1" table:number-columns-repeated="16376"/>
        </table:table-row>
        <table:table-row table:style-name="ro1" table:number-rows-repeated="2">
          <table:table-cell table:number-columns-repeated="5"/>
          <table:table-cell table:style-name="ce76"/>
          <table:table-cell table:number-columns-repeated="2"/>
          <table:table-cell table:style-name="ce1" table:number-columns-repeated="16376"/>
        </table:table-row>
        <table:table-row table:style-name="ro2">
          <table:table-cell table:number-columns-repeated="8"/>
          <table:table-cell table:style-name="ce1" table:number-columns-repeated="16376"/>
        </table:table-row>
        <table:table-row table:style-name="ro3">
          <table:table-cell table:style-name="ce2" office:value-type="string" office:string-value="Вид работ" calcext:value-type="string">
            <text:p><text:s/>Вид работ </text:p>
          </table:table-cell>
          <table:table-cell table:style-name="ce9" office:value-type="string" calcext:value-type="string">
            <text:p>N п/п</text:p>
          </table:table-cell>
          <table:table-cell table:style-name="ce21" office:value-type="string" office:string-value="Наименование работ, включая Материалы и Оборудование" calcext:value-type="string">
            <text:p><text:s/>Наименование работ, включая Материалы и Оборудование </text:p>
          </table:table-cell>
          <table:table-cell table:style-name="ce32" office:value-type="string" calcext:value-type="string">
            <text:p>Ед. </text:p>
            <text:p> изм.</text:p>
          </table:table-cell>
          <table:table-cell table:style-name="ce36" office:value-type="string" office:string-value="Корпус 2" calcext:value-type="string">
            <text:p><text:s/>Корпус 2 </text:p>
          </table:table-cell>
          <table:table-cell table:style-name="ce32" office:value-type="string" calcext:value-type="string">
            <text:p>ЦЕНА МАТЕРИАЛОВ, РУБ БЕЗ НДС</text:p>
          </table:table-cell>
          <table:table-cell table:style-name="ce45" office:value-type="string" office:string-value="Всего" calcext:value-type="string">
            <text:p><text:s/>Всего </text:p>
          </table:table-cell>
          <table:table-cell table:style-name="ce78" office:value-type="string" office:string-value="Корпус 2" calcext:value-type="string">
            <text:p><text:s/>Корпус 2 </text:p>
          </table:table-cell>
          <table:table-cell table:style-name="ce1" table:number-columns-repeated="16376"/>
        </table:table-row>
        <table:table-row table:style-name="ro4">
          <table:table-cell table:style-name="ce3" office:value-type="string" calcext:value-type="string">
            <text:p>06.02</text:p>
          </table:table-cell>
          <table:table-cell table:style-name="ce10" office:value-type="string" calcext:value-type="string">
            <text:p>06.02</text:p>
          </table:table-cell>
          <table:table-cell table:style-name="ce22" office:value-type="string" calcext:value-type="string">
            <text:p>Устройство фасадов</text:p>
          </table:table-cell>
          <table:table-cell table:style-name="ce33" office:value-type="string" calcext:value-type="string">
            <text:p>м2</text:p>
          </table:table-cell>
          <table:table-cell table:style-name="ce37" table:number-columns-repeated="2"/>
          <table:table-cell table:style-name="ce46"/>
          <table:table-cell table:style-name="ce79"/>
          <table:table-cell table:style-name="ce1" table:number-columns-repeated="16376"/>
        </table:table-row>
        <table:table-row table:style-name="ro5">
          <table:table-cell table:style-name="ce4" office:value-type="string" calcext:value-type="string">
            <text:p>Алюминий</text:p>
          </table:table-cell>
          <table:table-cell table:style-name="ce11" office:value-type="string" calcext:value-type="string">
            <text:p>06.02.02.01</text:p>
          </table:table-cell>
          <table:table-cell table:style-name="ce23" office:value-type="string" calcext:value-type="string">
            <text:p>Устройство НФС с облицовкой из панелей кассетного типа, Алюминиевые композитные панели с вентзазором .:</text:p>
            <text:p>Алюминиевые панели 2мм, покраска порошковая, Цвет: Белый (RAL 9010);</text:p>
            <text:p>Устройство противопожарных отсечек, откосов и отливов</text:p>
            <text:p>Площадь указана без учета отгибов и внутренних ребер.</text:p>
            <text:p>НГ материал</text:p>
          </table:table-cell>
          <table:table-cell table:style-name="ce33" office:value-type="string" calcext:value-type="string">
            <text:p>м2</text:p>
          </table:table-cell>
          <table:table-cell table:style-name="ce38" office:value-type="float" office:value="491.27" calcext:value-type="float">
            <text:p><text:s/>491,27 <text:s text:c="3"/></text:p>
          </table:table-cell>
          <table:table-cell table:style-name="ce71" office:value-type="float" office:value="5532.86" calcext:value-type="float">
            <text:p><text:s/>5 532,86 ₽ </text:p>
          </table:table-cell>
          <table:table-cell table:style-name="ce47" table:formula="of:=[.E10]*[.F10]" office:value-type="float" office:value="2718128.1322" calcext:value-type="float">
            <text:p><text:s/>2 718 128,13 ₽ </text:p>
          </table:table-cell>
          <table:table-cell table:style-name="ce79" table:formula="of:=#VALUE!" office:value-type="string" office:string-value="" calcext:value-type="error">
            <text:p>#VALUE!</text:p>
          </table:table-cell>
          <table:table-cell table:style-name="ce1" table:number-columns-repeated="16376"/>
        </table:table-row>
        <table:table-row table:style-name="ro5">
          <table:table-cell table:style-name="ce4" office:value-type="string" calcext:value-type="string">
            <text:p>Алюминий</text:p>
          </table:table-cell>
          <table:table-cell table:style-name="ce12" office:value-type="string" calcext:value-type="string">
            <text:p>06.02.02.02</text:p>
          </table:table-cell>
          <table:table-cell table:style-name="ce24" office:value-type="string" calcext:value-type="string">
            <text:p>Устройство НФС с облицовкой из панелей кассетного типа, Алюминиевые композитные панели с вентзазором .:</text:p>
            <text:p>Алюминиевые панели 2 мм, покраска порошковая, Цвет: Белый (RAL 9010);</text:p>
            <text:p>Устройство противопожарных отсечек, откосов и отливов</text:p>
            <text:p>Площадь указана без учета отгибов и внутренних ребер.</text:p>
            <text:p>НГ материал</text:p>
          </table:table-cell>
          <table:table-cell table:style-name="ce33" office:value-type="string" calcext:value-type="string">
            <text:p>м2</text:p>
          </table:table-cell>
          <table:table-cell table:style-name="ce38" office:value-type="float" office:value="388.94" calcext:value-type="float">
            <text:p><text:s/>388,94 <text:s text:c="3"/></text:p>
          </table:table-cell>
          <table:table-cell table:style-name="ce71" office:value-type="float" office:value="5532.86" calcext:value-type="float">
            <text:p><text:s/>5 532,86 ₽ </text:p>
          </table:table-cell>
          <table:table-cell table:style-name="ce47" table:formula="of:=[.E11]*[.F11]" office:value-type="float" office:value="2151950.5684" calcext:value-type="float">
            <text:p><text:s/>2 151 950,57 ₽ </text:p>
          </table:table-cell>
          <table:table-cell table:style-name="ce79" table:formula="of:=#VALUE!" office:value-type="string" office:string-value="" calcext:value-type="error">
            <text:p>#VALUE!</text:p>
          </table:table-cell>
          <table:table-cell table:style-name="ce1" table:number-columns-repeated="16376"/>
        </table:table-row>
        <table:table-row table:style-name="ro5">
          <table:table-cell table:style-name="ce4" office:value-type="string" calcext:value-type="string">
            <text:p>Алюминий</text:p>
          </table:table-cell>
          <table:table-cell table:style-name="ce12" office:value-type="string" calcext:value-type="string">
            <text:p>06.02.02.03</text:p>
          </table:table-cell>
          <table:table-cell table:style-name="ce24" office:value-type="string" calcext:value-type="string">
            <text:p>Устройство НФС с облицовкой из панелей кассетного типа, Алюминиевые композитные панели с вентзазором .:</text:p>
            <text:p>Алюминиевые панели 2мм, покраска порошковая, Цвет: Бледно-коричневый (RAL 8025) ;</text:p>
            <text:p>Устройство противопожарных отсечек, откосов и отливов</text:p>
            <text:p>Площадь указана без учета отгибов и внутренних ребер</text:p>
            <text:p/>
          </table:table-cell>
          <table:table-cell table:style-name="ce33" office:value-type="string" calcext:value-type="string">
            <text:p>м2</text:p>
          </table:table-cell>
          <table:table-cell table:style-name="ce39" office:value-type="float" office:value="2805.19" calcext:value-type="float">
            <text:p><text:s/>2 805,19 <text:s text:c="3"/></text:p>
          </table:table-cell>
          <table:table-cell table:style-name="ce71" office:value-type="float" office:value="5532.86" calcext:value-type="float">
            <text:p><text:s/>5 532,86 ₽ </text:p>
          </table:table-cell>
          <table:table-cell table:style-name="ce48" table:formula="of:=[.E12]*[.F12]" office:value-type="float" office:value="15520723.5434" calcext:value-type="float">
            <text:p><text:s/>15 520 723,54 ₽ </text:p>
          </table:table-cell>
          <table:table-cell table:style-name="ce80"/>
          <table:table-cell table:style-name="ce1" table:number-columns-repeated="16376"/>
        </table:table-row>
        <table:table-row table:style-name="ro6">
          <table:table-cell table:number-columns-repeated="5"/>
          <table:table-cell table:style-name="ce72"/>
          <table:table-cell table:style-name="ce49" table:formula="of:=SUM([.G10:.G12])" office:value-type="float" office:value="20390802.244" calcext:value-type="float">
            <text:p><text:s/>20 390 802,24 ₽ </text:p>
          </table:table-cell>
          <table:table-cell table:style-name="ce73"/>
          <table:table-cell table:style-name="ce1" table:number-columns-repeated="16376"/>
        </table:table-row>
        <table:table-row table:style-name="ro1" table:number-rows-repeated="3">
          <table:table-cell table:number-columns-repeated="7"/>
          <table:table-cell table:style-name="ce73"/>
          <table:table-cell table:style-name="ce1" table:number-columns-repeated="16376"/>
        </table:table-row>
        <table:table-row table:style-name="ro1">
          <table:table-cell table:style-name="ce5" office:value-type="string" calcext:value-type="string">
            <text:p>Декоративные элементы</text:p>
          </table:table-cell>
          <table:table-cell table:style-name="ce5" table:number-columns-repeated="4"/>
          <table:table-cell table:style-name="ce73"/>
          <table:table-cell table:style-name="ce50"/>
          <table:table-cell table:style-name="ce73"/>
          <table:table-cell table:style-name="ce5" table:number-columns-repeated="16376"/>
        </table:table-row>
        <table:table-row table:style-name="ro3">
          <table:table-cell table:style-name="ce2" office:value-type="string" office:string-value="Вид работ" calcext:value-type="string">
            <text:p><text:s/>Вид работ </text:p>
          </table:table-cell>
          <table:table-cell table:style-name="ce9" office:value-type="string" calcext:value-type="string">
            <text:p>N п/п</text:p>
          </table:table-cell>
          <table:table-cell table:style-name="ce21" office:value-type="string" office:string-value="Наименование работ, включая Материалы и Оборудование" calcext:value-type="string">
            <text:p><text:s/>Наименование работ, включая Материалы и Оборудование </text:p>
          </table:table-cell>
          <table:table-cell table:style-name="ce32" office:value-type="string" calcext:value-type="string">
            <text:p>Ед. </text:p>
            <text:p> изм.</text:p>
          </table:table-cell>
          <table:table-cell table:style-name="ce36" office:value-type="string" office:string-value="Корпус 2" calcext:value-type="string">
            <text:p><text:s/>Корпус 2 </text:p>
          </table:table-cell>
          <table:table-cell table:style-name="ce32" office:value-type="string" calcext:value-type="string">
            <text:p>ЦЕНА МАТЕРИАЛОВ, РУБ БЕЗ НДС</text:p>
          </table:table-cell>
          <table:table-cell table:style-name="ce45" office:value-type="string" office:string-value="Всего" calcext:value-type="string">
            <text:p><text:s/>Всего </text:p>
          </table:table-cell>
          <table:table-cell table:style-name="ce78" office:value-type="string" office:string-value="Корпус 2" calcext:value-type="string">
            <text:p><text:s/>Корпус 2 </text:p>
          </table:table-cell>
          <table:table-cell table:style-name="ce1" table:number-columns-repeated="16376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3" office:value-type="string" calcext:value-type="string">
            <text:p>06.02.03.04</text:p>
          </table:table-cell>
          <table:table-cell table:style-name="ce25" office:value-type="string" calcext:value-type="string">
            <text:p>ТИП1. Устройство декоративного элемента НФС с облицовкой <text:span text:style-name="T1">из гнутых панелей</text:span><text:span text:style-name="T2"> кассетного типа - карниз, Алюминиевые панели с вентзазором :</text:span></text:p>
            <text:p><text:span text:style-name="T3">Алюминиевые панели, толщина 2 мм, Цвет: Белый (RAL 9010)</text:span></text:p>
            <text:p><text:span text:style-name="T3">Развертка согласно эскизам (См. приложение)</text:span></text:p>
          </table:table-cell>
          <table:table-cell table:style-name="ce34" office:value-type="string" calcext:value-type="string">
            <text:p>м2</text:p>
          </table:table-cell>
          <table:table-cell table:style-name="ce39" office:value-type="float" office:value="15.2" calcext:value-type="float">
            <text:p><text:s/>15,20 <text:s text:c="3"/></text:p>
          </table:table-cell>
          <table:table-cell table:style-name="ce71" office:value-type="float" office:value="14387.8699368762" calcext:value-type="float">
            <text:p><text:s/>14 387,87 ₽ </text:p>
          </table:table-cell>
          <table:table-cell table:style-name="ce46" table:formula="of:=[.E19]*[.F19]" office:value-type="float" office:value="218695.623040518" calcext:value-type="float">
            <text:p><text:s/>218 695,62 ₽ </text:p>
          </table:table-cell>
          <table:table-cell table:style-name="ce81" table:formula="of:=#VALUE!" office:value-type="string" office:string-value="" calcext:value-type="error">
            <text:p>#VALUE!</text:p>
          </table:table-cell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3" office:value-type="string" calcext:value-type="string">
            <text:p>06.02.03.04а</text:p>
          </table:table-cell>
          <table:table-cell table:style-name="ce25" office:value-type="string" calcext:value-type="string">
            <text:p>ТИП1. Устройство декоративного элемента НФС с облицовкой из гнутых панелей кассетного типа - карниз, Алюминиевые композитные панели с вентзазором :</text:p>
            <text:p>Алюминиевые панели, толщина 2 мм,, покраска порошковая, Цвет: Белый (RAL 9010)</text:p>
            <text:p>Развертка согласно эскизам (См. приложение)</text:p>
          </table:table-cell>
          <table:table-cell table:style-name="ce34" office:value-type="string" calcext:value-type="string">
            <text:p>м2</text:p>
          </table:table-cell>
          <table:table-cell table:style-name="ce39" office:value-type="float" office:value="4464.05706483809" calcext:value-type="float">
            <text:p><text:s/>4 464,06 <text:s text:c="3"/></text:p>
          </table:table-cell>
          <table:table-cell table:style-name="ce71" office:value-type="float" office:value="10028.3" calcext:value-type="float">
            <text:p><text:s/>10 028,30 ₽ </text:p>
          </table:table-cell>
          <table:table-cell table:style-name="ce46" table:formula="of:=[.E20]*[.F20]" office:value-type="float" office:value="44766903.4633159" calcext:value-type="float">
            <text:p><text:s/>44 766 903,46 ₽ </text:p>
          </table:table-cell>
          <table:table-cell table:style-name="ce81" table:formula="of:=#VALUE!" office:value-type="string" office:string-value="" calcext:value-type="error">
            <text:p>#VALUE!</text:p>
          </table:table-cell>
        </table:table-row>
        <table:table-row table:style-name="ro8">
          <table:table-cell table:style-name="ce8" table:number-columns-repeated="3"/>
          <table:table-cell table:style-name="ce8" office:value-type="string" calcext:value-type="string">
            <text:p>Итого:</text:p>
          </table:table-cell>
          <table:table-cell table:style-name="ce41" table:formula="of:=SUM([.E10:.E20])" office:value-type="float" office:value="8164.6570648381" calcext:value-type="float">
            <text:p><text:s/>8 164,66 <text:s text:c="3"/></text:p>
          </table:table-cell>
          <table:table-cell table:style-name="ce74"/>
          <table:table-cell table:style-name="ce52" table:formula="of:=SUM([.G19:.G20])" office:value-type="float" office:value="44985599.0863564" calcext:value-type="float">
            <text:p><text:s/>44 985 599,09 ₽ </text:p>
          </table:table-cell>
          <table:table-cell table:style-name="ce82" table:number-columns-repeated="16377"/>
        </table:table-row>
        <table:table-row table:style-name="ro1">
          <table:table-cell table:number-columns-repeated="4"/>
          <table:table-cell table:number-columns-repeated="2" table:style-name="ce42" office:value-type="string" office:string-value="Итого: " calcext:value-type="string">
            <text:p><text:s/>Итого: <text:s/></text:p>
          </table:table-cell>
          <table:table-cell table:style-name="ce53" table:formula="of:=[.G21]+[.G13]" office:value-type="float" office:value="65376401.3303564" calcext:value-type="float">
            <text:p><text:s/>65 376 401,33 ₽ </text:p>
          </table:table-cell>
          <table:table-cell/>
          <table:table-cell table:style-name="ce1" table:number-columns-repeated="16376"/>
        </table:table-row>
        <table:table-row table:style-name="ro1">
          <table:table-cell table:number-columns-repeated="4"/>
          <table:table-cell table:number-columns-repeated="2" table:style-name="ce43" office:value-type="string" calcext:value-type="string">
            <text:p>С НДС 22%:</text:p>
          </table:table-cell>
          <table:table-cell table:style-name="ce54" table:formula="of:=[.G22]*1.22" office:value-type="float" office:value="79759209.6230348" calcext:value-type="float">
            <text:p><text:s/>79 759 209,62 ₽ </text:p>
          </table:table-cell>
          <table:table-cell/>
          <table:table-cell table:style-name="ce1" table:number-columns-repeated="16376"/>
        </table:table-row>
        <table:table-row table:style-name="ro1" table:number-rows-repeated="1048552">
          <table:table-cell table:number-columns-repeated="8"/>
          <table:table-cell table:style-name="ce1" table:number-columns-repeated="16376"/>
        </table:table-row>
        <table:table-row table:style-name="ro1">
          <table:table-cell table:number-columns-repeated="8"/>
          <table:table-cell table:style-name="ce1" table:number-columns-repeated="16376"/>
        </table:table-row>
      </table:table>
      <table:table table:name="К3" table:style-name="ta4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14" table:default-cell-style-name="ce1"/>
          <table:table-column table:style-name="co8" table:default-cell-style-name="ce44"/>
        </table:table-column-group>
        <table:table-column table:style-name="co16" table:default-cell-style-name="Default"/>
        <table:table-column table:style-name="co4" table:number-columns-repeated="3" table:default-cell-style-name="ce1"/>
        <table:table-column table:style-name="co17" table:default-cell-style-name="ce1"/>
        <table:table-column table:style-name="co4" table:number-columns-repeated="16372"/>
        <table:table-row table:style-name="ro1" table:number-rows-repeated="4">
          <table:table-cell table:number-columns-repeated="12"/>
          <table:table-cell table:style-name="ce1" table:number-columns-repeated="16372"/>
        </table:table-row>
        <table:table-row table:style-name="ro1" table:number-rows-repeated="2">
          <table:table-cell table:number-columns-repeated="5"/>
          <table:table-cell table:style-name="ce76"/>
          <table:table-cell table:number-columns-repeated="6"/>
          <table:table-cell table:style-name="ce1" table:number-columns-repeated="16372"/>
        </table:table-row>
        <table:table-row table:style-name="ro2">
          <table:table-cell table:number-columns-repeated="12"/>
          <table:table-cell table:style-name="ce1" table:number-columns-repeated="16372"/>
        </table:table-row>
        <table:table-row table:style-name="ro3">
          <table:table-cell table:style-name="ce2" office:value-type="string" office:string-value="Вид работ" calcext:value-type="string">
            <text:p><text:s/>Вид работ </text:p>
          </table:table-cell>
          <table:table-cell table:style-name="ce9" office:value-type="string" calcext:value-type="string">
            <text:p>N п/п</text:p>
          </table:table-cell>
          <table:table-cell table:style-name="ce21" office:value-type="string" office:string-value="Наименование работ, включая Материалы и Оборудование" calcext:value-type="string">
            <text:p><text:s/>Наименование работ, включая Материалы и Оборудование </text:p>
          </table:table-cell>
          <table:table-cell table:style-name="ce32" office:value-type="string" calcext:value-type="string">
            <text:p>Ед. </text:p>
            <text:p> изм.</text:p>
          </table:table-cell>
          <table:table-cell table:style-name="ce36" office:value-type="string" office:string-value="Корпус 3" calcext:value-type="string">
            <text:p><text:s/>Корпус 3 </text:p>
          </table:table-cell>
          <table:table-cell table:style-name="ce32" office:value-type="string" calcext:value-type="string">
            <text:p>ЦЕНА МАТЕРИАЛОВ, РУБ БЕЗ НДС</text:p>
          </table:table-cell>
          <table:table-cell table:style-name="ce45" office:value-type="string" office:string-value="Всего" calcext:value-type="string">
            <text:p><text:s/>Всего </text:p>
          </table:table-cell>
          <table:table-cell table:style-name="ce78" office:value-type="string" office:string-value="Корпус 3" calcext:value-type="string">
            <text:p><text:s/>Корпус 3 </text:p>
          </table:table-cell>
          <table:table-cell table:number-columns-repeated="4"/>
          <table:table-cell table:style-name="ce1" table:number-columns-repeated="16372"/>
        </table:table-row>
        <table:table-row table:style-name="ro4">
          <table:table-cell table:style-name="ce3" office:value-type="string" calcext:value-type="string">
            <text:p>06.02</text:p>
          </table:table-cell>
          <table:table-cell table:style-name="ce10" office:value-type="string" calcext:value-type="string">
            <text:p>06.02</text:p>
          </table:table-cell>
          <table:table-cell table:style-name="ce22" office:value-type="string" calcext:value-type="string">
            <text:p>Устройство фасадов</text:p>
          </table:table-cell>
          <table:table-cell table:style-name="ce33" office:value-type="string" calcext:value-type="string">
            <text:p>м2</text:p>
          </table:table-cell>
          <table:table-cell table:style-name="ce37" table:number-columns-repeated="2"/>
          <table:table-cell table:style-name="ce46"/>
          <table:table-cell table:style-name="ce79"/>
          <table:table-cell table:number-columns-repeated="4"/>
          <table:table-cell table:style-name="ce1" table:number-columns-repeated="16372"/>
        </table:table-row>
        <table:table-row table:style-name="ro5">
          <table:table-cell table:style-name="ce4" office:value-type="string" calcext:value-type="string">
            <text:p>Алюминий</text:p>
          </table:table-cell>
          <table:table-cell table:style-name="ce11" office:value-type="string" calcext:value-type="string">
            <text:p>06.02.02.01</text:p>
          </table:table-cell>
          <table:table-cell table:style-name="ce23" office:value-type="string" calcext:value-type="string">
            <text:p>Устройство НФС с облицовкой из панелей кассетного типа, Алюминиевые композитные панели с вентзазором .:</text:p>
            <text:p>Алюминиевые панели 2мм, покраска порошковая, Цвет: Белый (RAL 9010);</text:p>
            <text:p>Устройство противопожарных отсечек, откосов и отливов</text:p>
            <text:p>Площадь указана без учета отгибов и внутренних ребер.</text:p>
            <text:p>НГ материал</text:p>
          </table:table-cell>
          <table:table-cell table:style-name="ce33" office:value-type="string" calcext:value-type="string">
            <text:p>м2</text:p>
          </table:table-cell>
          <table:table-cell table:style-name="ce84" office:value-type="float" office:value="840.9" calcext:value-type="float">
            <text:p><text:s/>840,90 <text:s text:c="3"/></text:p>
          </table:table-cell>
          <table:table-cell table:style-name="ce71" office:value-type="float" office:value="5532.86" calcext:value-type="float">
            <text:p><text:s/>5 532,86 ₽ </text:p>
          </table:table-cell>
          <table:table-cell table:style-name="ce47" table:formula="of:=[.E10]*[.F10]" office:value-type="float" office:value="4652581.974" calcext:value-type="float">
            <text:p><text:s/>4 652 581,97 ₽ </text:p>
          </table:table-cell>
          <table:table-cell table:style-name="ce79" table:formula="of:=#VALUE!" office:value-type="string" office:string-value="" calcext:value-type="error">
            <text:p>#VALUE!</text:p>
          </table:table-cell>
          <table:table-cell table:number-columns-repeated="4"/>
          <table:table-cell table:style-name="ce1" table:number-columns-repeated="16372"/>
        </table:table-row>
        <table:table-row table:style-name="ro5">
          <table:table-cell table:style-name="ce4" office:value-type="string" calcext:value-type="string">
            <text:p>Алюминий</text:p>
          </table:table-cell>
          <table:table-cell table:style-name="ce12" office:value-type="string" calcext:value-type="string">
            <text:p>06.02.02.02</text:p>
          </table:table-cell>
          <table:table-cell table:style-name="ce24" office:value-type="string" calcext:value-type="string">
            <text:p>Устройство НФС с облицовкой из панелей кассетного типа, Алюминиевые композитные панели с вентзазором .:</text:p>
            <text:p>Алюминиевые панели 2 мм, покраска порошковая, Цвет: Белый (RAL 9010);</text:p>
            <text:p>Устройство противопожарных отсечек, откосов и отливов</text:p>
            <text:p>Площадь указана без учета отгибов и внутренних ребер.</text:p>
            <text:p>НГ материал</text:p>
          </table:table-cell>
          <table:table-cell table:style-name="ce33" office:value-type="string" calcext:value-type="string">
            <text:p>м2</text:p>
          </table:table-cell>
          <table:table-cell table:style-name="ce84" office:value-type="float" office:value="367.74" calcext:value-type="float">
            <text:p><text:s/>367,74 <text:s text:c="3"/></text:p>
          </table:table-cell>
          <table:table-cell table:style-name="ce71" office:value-type="float" office:value="5532.86" calcext:value-type="float">
            <text:p><text:s/>5 532,86 ₽ </text:p>
          </table:table-cell>
          <table:table-cell table:style-name="ce47" table:formula="of:=[.E11]*[.F11]" office:value-type="float" office:value="2034653.9364" calcext:value-type="float">
            <text:p><text:s/>2 034 653,94 ₽ </text:p>
          </table:table-cell>
          <table:table-cell table:style-name="ce79" table:formula="of:=#VALUE!" office:value-type="string" office:string-value="" calcext:value-type="error">
            <text:p>#VALUE!</text:p>
          </table:table-cell>
          <table:table-cell table:number-columns-repeated="4"/>
          <table:table-cell table:style-name="ce1" table:number-columns-repeated="16372"/>
        </table:table-row>
        <table:table-row table:style-name="ro5">
          <table:table-cell table:style-name="ce4" office:value-type="string" calcext:value-type="string">
            <text:p>Алюминий</text:p>
          </table:table-cell>
          <table:table-cell table:style-name="ce12" office:value-type="string" calcext:value-type="string">
            <text:p>06.02.02.03</text:p>
          </table:table-cell>
          <table:table-cell table:style-name="ce24" office:value-type="string" calcext:value-type="string">
            <text:p>Устройство НФС с облицовкой из панелей кассетного типа, Алюминиевые композитные панели с вентзазором .:</text:p>
            <text:p>Алюминиевые панели 2мм, покраска порошковая, Цвет: Бледно-коричневый (RAL 8025) ;</text:p>
            <text:p>Устройство противопожарных отсечек, откосов и отливов</text:p>
            <text:p>Площадь указана без учета отгибов и внутренних ребер</text:p>
            <text:p/>
          </table:table-cell>
          <table:table-cell table:style-name="ce33" office:value-type="string" calcext:value-type="string">
            <text:p>м2</text:p>
          </table:table-cell>
          <table:table-cell table:style-name="ce85" office:value-type="float" office:value="269.7" calcext:value-type="float">
            <text:p><text:s/>269,70 <text:s text:c="3"/></text:p>
          </table:table-cell>
          <table:table-cell table:style-name="ce71" office:value-type="float" office:value="5532.86" calcext:value-type="float">
            <text:p><text:s/>5 532,86 ₽ </text:p>
          </table:table-cell>
          <table:table-cell table:style-name="ce48" table:formula="of:=[.E12]*[.F12]" office:value-type="float" office:value="1492212.342" calcext:value-type="float">
            <text:p><text:s/>1 492 212,34 ₽ </text:p>
          </table:table-cell>
          <table:table-cell table:style-name="ce80"/>
          <table:table-cell table:number-columns-repeated="4"/>
          <table:table-cell table:style-name="ce1" table:number-columns-repeated="16372"/>
        </table:table-row>
        <table:table-row table:style-name="ro6">
          <table:table-cell table:number-columns-repeated="5"/>
          <table:table-cell table:style-name="ce72"/>
          <table:table-cell table:style-name="ce49" table:formula="of:=SUM([.G10:.G12])" office:value-type="float" office:value="8179448.2524" calcext:value-type="float">
            <text:p><text:s/>8 179 448,25 ₽ </text:p>
          </table:table-cell>
          <table:table-cell table:style-name="ce73"/>
          <table:table-cell table:number-columns-repeated="4"/>
          <table:table-cell table:style-name="ce1" table:number-columns-repeated="16372"/>
        </table:table-row>
        <table:table-row table:style-name="ro1" table:number-rows-repeated="3">
          <table:table-cell table:number-columns-repeated="7"/>
          <table:table-cell table:style-name="ce73"/>
          <table:table-cell table:number-columns-repeated="4"/>
          <table:table-cell table:style-name="ce1" table:number-columns-repeated="16372"/>
        </table:table-row>
        <table:table-row table:style-name="ro1">
          <table:table-cell table:style-name="ce5" office:value-type="string" calcext:value-type="string">
            <text:p>Декоративные элементы</text:p>
          </table:table-cell>
          <table:table-cell table:style-name="ce5" table:number-columns-repeated="4"/>
          <table:table-cell table:style-name="ce73"/>
          <table:table-cell table:style-name="ce50"/>
          <table:table-cell table:style-name="ce73"/>
          <table:table-cell table:style-name="ce5" table:number-columns-repeated="16376"/>
        </table:table-row>
        <table:table-row table:style-name="ro3">
          <table:table-cell table:style-name="ce2" office:value-type="string" office:string-value="Вид работ" calcext:value-type="string">
            <text:p><text:s/>Вид работ </text:p>
          </table:table-cell>
          <table:table-cell table:style-name="ce9" office:value-type="string" calcext:value-type="string">
            <text:p>N п/п</text:p>
          </table:table-cell>
          <table:table-cell table:style-name="ce21" office:value-type="string" office:string-value="Наименование работ, включая Материалы и Оборудование" calcext:value-type="string">
            <text:p><text:s/>Наименование работ, включая Материалы и Оборудование </text:p>
          </table:table-cell>
          <table:table-cell table:style-name="ce32" office:value-type="string" calcext:value-type="string">
            <text:p>Ед. </text:p>
            <text:p> изм.</text:p>
          </table:table-cell>
          <table:table-cell table:style-name="ce36" office:value-type="string" office:string-value="Корпус 3" calcext:value-type="string">
            <text:p><text:s/>Корпус 3 </text:p>
          </table:table-cell>
          <table:table-cell table:style-name="ce32" office:value-type="string" calcext:value-type="string">
            <text:p>ЦЕНА МАТЕРИАЛОВ, РУБ БЕЗ НДС</text:p>
          </table:table-cell>
          <table:table-cell table:style-name="ce45" office:value-type="string" office:string-value="Всего" calcext:value-type="string">
            <text:p><text:s/>Всего </text:p>
          </table:table-cell>
          <table:table-cell table:style-name="ce78" office:value-type="string" office:string-value="Корпус 3" calcext:value-type="string">
            <text:p><text:s/>Корпус 3 </text:p>
          </table:table-cell>
          <table:table-cell table:number-columns-repeated="4"/>
          <table:table-cell table:style-name="ce1" table:number-columns-repeated="16372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3" office:value-type="string" calcext:value-type="string">
            <text:p>06.02.03.04</text:p>
          </table:table-cell>
          <table:table-cell table:style-name="ce25" office:value-type="string" calcext:value-type="string">
            <text:p>ТИП1. Устройство декоративного элемента НФС с облицовкой <text:span text:style-name="T1">из гнутых панелей</text:span><text:span text:style-name="T2"> кассетного типа - карниз, Алюминиевые панели с вентзазором :</text:span></text:p>
            <text:p><text:span text:style-name="T3">Алюминиевые панели, толщина 2 мм, Цвет: Белый (RAL 9010)</text:span></text:p>
            <text:p><text:span text:style-name="T3">Развертка согласно эскизам (См. приложение)</text:span></text:p>
          </table:table-cell>
          <table:table-cell table:style-name="ce34" office:value-type="string" calcext:value-type="string">
            <text:p>м2</text:p>
          </table:table-cell>
          <table:table-cell table:style-name="ce85" office:value-type="float" office:value="39.96" calcext:value-type="float">
            <text:p><text:s/>39,96 <text:s text:c="3"/></text:p>
          </table:table-cell>
          <table:table-cell table:style-name="ce71" office:value-type="float" office:value="14387.8699368762" calcext:value-type="float">
            <text:p><text:s/>14 387,87 ₽ </text:p>
          </table:table-cell>
          <table:table-cell table:style-name="ce46" table:formula="of:=[.E19]*[.F19]" office:value-type="float" office:value="574939.282677573" calcext:value-type="float">
            <text:p><text:s/>574 939,28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16376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5" office:value-type="string" calcext:value-type="string">
            <text:p>06.02.03.12</text:p>
          </table:table-cell>
          <table:table-cell table:style-name="ce29" office:value-type="string" calcext:value-type="string">
            <text:p>ТИП4. Устройство декоративного элемента НФС с облицовкой из гнутых панелей кассетного типа - карниз, с устройством отлива. Алюминиевые композитные панели с вентзазором :</text:p>
            <text:p>Алюминиевые панели 2мм, покраска порошковая, Цвет: Белый (RAL 9010), высота 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4" office:value-type="string" calcext:value-type="string">
            <text:p>м2</text:p>
          </table:table-cell>
          <table:table-cell table:style-name="ce86" office:value-type="float" office:value="5833.73233904762" calcext:value-type="float">
            <text:p><text:s/>5 833,73 <text:s text:c="3"/></text:p>
          </table:table-cell>
          <table:table-cell table:style-name="ce71" office:value-type="float" office:value="12852.41" calcext:value-type="float">
            <text:p><text:s/>12 852,41 ₽ </text:p>
          </table:table-cell>
          <table:table-cell table:style-name="ce46" table:formula="of:=[.E20]*[.F20]" office:value-type="float" office:value="74977519.851699" calcext:value-type="float">
            <text:p><text:s/>74 977 519,85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16376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5" office:value-type="string" calcext:value-type="string">
            <text:p>06.02.03.15</text:p>
          </table:table-cell>
          <table:table-cell table:style-name="ce29" office:value-type="string" calcext:value-type="string">
            <text:p>ТИП6.Устройство декоративного элемента НФС с облицовкой из гнутых панелей кассетного типа - карниз. Алюминиевые композитные панели с вентзазором :</text:p>
            <text:p>Алюминиевые панели 2мм, покраска порошковая, Цвет: Белый (RAL 9010)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5" office:value-type="string" calcext:value-type="string">
            <text:p>м2</text:p>
          </table:table-cell>
          <table:table-cell table:style-name="ce85" office:value-type="float" office:value="270.649523809524" calcext:value-type="float">
            <text:p><text:s/>270,65 <text:s text:c="3"/></text:p>
          </table:table-cell>
          <table:table-cell table:style-name="ce71" office:value-type="float" office:value="11882.5812691938" calcext:value-type="float">
            <text:p><text:s/>11 882,58 ₽ </text:p>
          </table:table-cell>
          <table:table-cell table:style-name="ce46" table:formula="of:=[.E21]*[.F21]" office:value-type="float" office:value="3216014.96213527" calcext:value-type="float">
            <text:p><text:s/>3 216 014,96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16376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6" office:value-type="string" calcext:value-type="string">
            <text:p>06.02.03.17</text:p>
          </table:table-cell>
          <table:table-cell table:style-name="ce28" office:value-type="string" calcext:value-type="string">
            <text:p>ТИП8. Устройство декоративного полукруглого стыкующего элемента НФС с облицовкой из гнутых панелей кассетного типа, Алюминиевые композитные панели с вентзазором :</text:p>
            <text:p>Алюминиевые панели 2мм, покраска порошковая, Цвет: Белый (RAL 9010)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5" office:value-type="string" calcext:value-type="string">
            <text:p>м2</text:p>
          </table:table-cell>
          <table:table-cell table:style-name="ce84" office:value-type="float" office:value="515.18487728" calcext:value-type="float">
            <text:p><text:s/>515,18 <text:s text:c="3"/></text:p>
          </table:table-cell>
          <table:table-cell table:style-name="ce71" office:value-type="float" office:value="11206.412145099" calcext:value-type="float">
            <text:p><text:s/>11 206,41 ₽ </text:p>
          </table:table-cell>
          <table:table-cell table:style-name="ce46" table:formula="of:=[.E22]*[.F22]" office:value-type="float" office:value="5773374.06572194" calcext:value-type="float">
            <text:p><text:s/>5 773 374,07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16376"/>
        </table:table-row>
        <table:table-row table:style-name="ro8">
          <table:table-cell table:style-name="ce8" table:number-columns-repeated="3"/>
          <table:table-cell table:style-name="ce8" office:value-type="string" calcext:value-type="string">
            <text:p>Итого:</text:p>
          </table:table-cell>
          <table:table-cell table:style-name="ce41" table:formula="of:=SUM([.E10:.E22])" office:value-type="float" office:value="8137.86674013714" calcext:value-type="float">
            <text:p><text:s/>8 137,87 <text:s text:c="3"/></text:p>
          </table:table-cell>
          <table:table-cell table:style-name="ce74"/>
          <table:table-cell table:style-name="ce52" table:formula="of:=SUM([.G19:.G22])" office:value-type="float" office:value="84541848.1622338" calcext:value-type="float">
            <text:p><text:s/>84 541 848,16 ₽ </text:p>
          </table:table-cell>
          <table:table-cell table:style-name="ce82" table:number-columns-repeated="16377"/>
        </table:table-row>
        <table:table-row table:style-name="ro1">
          <table:table-cell table:number-columns-repeated="4"/>
          <table:table-cell table:number-columns-repeated="2" table:style-name="ce42" office:value-type="string" office:string-value="Итого: " calcext:value-type="string">
            <text:p><text:s/>Итого: <text:s/></text:p>
          </table:table-cell>
          <table:table-cell table:style-name="ce53" table:formula="of:=[.G23]+[.G13]" office:value-type="float" office:value="92721296.4146338" calcext:value-type="float">
            <text:p><text:s/>92 721 296,41 ₽ </text:p>
          </table:table-cell>
          <table:table-cell table:number-columns-repeated="5"/>
          <table:table-cell table:style-name="ce1" table:number-columns-repeated="16372"/>
        </table:table-row>
        <table:table-row table:style-name="ro1">
          <table:table-cell table:number-columns-repeated="4"/>
          <table:table-cell table:number-columns-repeated="2" table:style-name="ce43" office:value-type="string" calcext:value-type="string">
            <text:p>С НДС 22%:</text:p>
          </table:table-cell>
          <table:table-cell table:style-name="ce54" table:formula="of:=[.G24]*1.22" office:value-type="float" office:value="113119981.625853" calcext:value-type="float">
            <text:p><text:s/>113 119 981,63 ₽ </text:p>
          </table:table-cell>
          <table:table-cell table:number-columns-repeated="5"/>
          <table:table-cell table:style-name="ce1" table:number-columns-repeated="16372"/>
        </table:table-row>
        <table:table-row table:style-name="ro1" table:number-rows-repeated="1048550">
          <table:table-cell table:number-columns-repeated="12"/>
          <table:table-cell table:style-name="ce1" table:number-columns-repeated="16372"/>
        </table:table-row>
        <table:table-row table:style-name="ro1">
          <table:table-cell table:number-columns-repeated="12"/>
          <table:table-cell table:style-name="ce1" table:number-columns-repeated="16372"/>
        </table:table-row>
      </table:table>
      <table:table table:name="К4" table:style-name="ta5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18" table:default-cell-style-name="ce1"/>
          <table:table-column table:style-name="co9" table:default-cell-style-name="ce44"/>
        </table:table-column-group>
        <table:table-column table:style-name="co16" table:default-cell-style-name="Default"/>
        <table:table-column table:style-name="co4" table:number-columns-repeated="3" table:default-cell-style-name="ce1"/>
        <table:table-column table:style-name="co17" table:default-cell-style-name="ce1"/>
        <table:table-column table:style-name="co4" table:number-columns-repeated="16372"/>
        <table:table-row table:style-name="ro1" table:number-rows-repeated="4">
          <table:table-cell table:number-columns-repeated="12"/>
          <table:table-cell table:style-name="ce1" table:number-columns-repeated="16372"/>
        </table:table-row>
        <table:table-row table:style-name="ro1" table:number-rows-repeated="2">
          <table:table-cell table:number-columns-repeated="5"/>
          <table:table-cell table:style-name="ce76"/>
          <table:table-cell table:number-columns-repeated="6"/>
          <table:table-cell table:style-name="ce1" table:number-columns-repeated="16372"/>
        </table:table-row>
        <table:table-row table:style-name="ro2">
          <table:table-cell table:number-columns-repeated="12"/>
          <table:table-cell table:style-name="ce1" table:number-columns-repeated="16372"/>
        </table:table-row>
        <table:table-row table:style-name="ro3">
          <table:table-cell table:style-name="ce2" office:value-type="string" office:string-value="Вид работ" calcext:value-type="string">
            <text:p><text:s/>Вид работ </text:p>
          </table:table-cell>
          <table:table-cell table:style-name="ce9" office:value-type="string" calcext:value-type="string">
            <text:p>N п/п</text:p>
          </table:table-cell>
          <table:table-cell table:style-name="ce21" office:value-type="string" office:string-value="Наименование работ, включая Материалы и Оборудование" calcext:value-type="string">
            <text:p><text:s/>Наименование работ, включая Материалы и Оборудование </text:p>
          </table:table-cell>
          <table:table-cell table:style-name="ce32" office:value-type="string" calcext:value-type="string">
            <text:p>Ед. </text:p>
            <text:p> изм.</text:p>
          </table:table-cell>
          <table:table-cell table:style-name="ce36" office:value-type="string" office:string-value="Корпус 4" calcext:value-type="string">
            <text:p><text:s/>Корпус 4 </text:p>
          </table:table-cell>
          <table:table-cell table:style-name="ce32" office:value-type="string" calcext:value-type="string">
            <text:p>ЦЕНА МАТЕРИАЛОВ, РУБ БЕЗ НДС</text:p>
          </table:table-cell>
          <table:table-cell table:style-name="ce45" office:value-type="string" office:string-value="Всего" calcext:value-type="string">
            <text:p><text:s/>Всего </text:p>
          </table:table-cell>
          <table:table-cell table:style-name="ce78" office:value-type="string" office:string-value="Корпус 4" calcext:value-type="string">
            <text:p><text:s/>Корпус 4 </text:p>
          </table:table-cell>
          <table:table-cell table:number-columns-repeated="4"/>
          <table:table-cell table:style-name="ce1" table:number-columns-repeated="16372"/>
        </table:table-row>
        <table:table-row table:style-name="ro4">
          <table:table-cell table:style-name="ce3" office:value-type="string" calcext:value-type="string">
            <text:p>06.02</text:p>
          </table:table-cell>
          <table:table-cell table:style-name="ce10" office:value-type="string" calcext:value-type="string">
            <text:p>06.02</text:p>
          </table:table-cell>
          <table:table-cell table:style-name="ce22" office:value-type="string" calcext:value-type="string">
            <text:p>Устройство фасадов</text:p>
          </table:table-cell>
          <table:table-cell table:style-name="ce33" office:value-type="string" calcext:value-type="string">
            <text:p>м2</text:p>
          </table:table-cell>
          <table:table-cell table:style-name="ce37" table:number-columns-repeated="2"/>
          <table:table-cell table:style-name="ce46"/>
          <table:table-cell table:style-name="ce79"/>
          <table:table-cell table:number-columns-repeated="4"/>
          <table:table-cell table:style-name="ce1" table:number-columns-repeated="16372"/>
        </table:table-row>
        <table:table-row table:style-name="ro5">
          <table:table-cell table:style-name="ce4" office:value-type="string" calcext:value-type="string">
            <text:p>Алюминий</text:p>
          </table:table-cell>
          <table:table-cell table:style-name="ce11" office:value-type="string" calcext:value-type="string">
            <text:p>06.02.02.01</text:p>
          </table:table-cell>
          <table:table-cell table:style-name="ce23" office:value-type="string" calcext:value-type="string">
            <text:p>Устройство НФС с облицовкой из панелей кассетного типа, Алюминиевые композитные панели с вентзазором .:</text:p>
            <text:p>Алюминиевые панели 2мм, покраска порошковая, Цвет: Белый (RAL 9010);</text:p>
            <text:p>Устройство противопожарных отсечек, откосов и отливов</text:p>
            <text:p>Площадь указана без учета отгибов и внутренних ребер.</text:p>
            <text:p>НГ материал</text:p>
          </table:table-cell>
          <table:table-cell table:style-name="ce33" office:value-type="string" calcext:value-type="string">
            <text:p>м2</text:p>
          </table:table-cell>
          <table:table-cell table:style-name="ce84" office:value-type="float" office:value="720.54" calcext:value-type="float">
            <text:p><text:s/>720,54 <text:s text:c="3"/></text:p>
          </table:table-cell>
          <table:table-cell table:style-name="ce71" office:value-type="float" office:value="5532.86" calcext:value-type="float">
            <text:p><text:s/>5 532,86 ₽ </text:p>
          </table:table-cell>
          <table:table-cell table:style-name="ce47" table:formula="of:=[.E10]*[.F10]" office:value-type="float" office:value="3986646.9444" calcext:value-type="float">
            <text:p><text:s/>3 986 646,94 ₽ </text:p>
          </table:table-cell>
          <table:table-cell table:style-name="ce79" table:formula="of:=#VALUE!" office:value-type="string" office:string-value="" calcext:value-type="error">
            <text:p>#VALUE!</text:p>
          </table:table-cell>
          <table:table-cell table:number-columns-repeated="4"/>
          <table:table-cell table:style-name="ce1" table:number-columns-repeated="16372"/>
        </table:table-row>
        <table:table-row table:style-name="ro5">
          <table:table-cell table:style-name="ce4" office:value-type="string" calcext:value-type="string">
            <text:p>Алюминий</text:p>
          </table:table-cell>
          <table:table-cell table:style-name="ce12" office:value-type="string" calcext:value-type="string">
            <text:p>06.02.02.02</text:p>
          </table:table-cell>
          <table:table-cell table:style-name="ce24" office:value-type="string" calcext:value-type="string">
            <text:p>Устройство НФС с облицовкой из панелей кассетного типа, Алюминиевые композитные панели с вентзазором .:</text:p>
            <text:p>Алюминиевые панели 2 мм, покраска порошковая, Цвет: Белый (RAL 9010);</text:p>
            <text:p>Устройство противопожарных отсечек, откосов и отливов</text:p>
            <text:p>Площадь указана без учета отгибов и внутренних ребер.</text:p>
            <text:p>НГ материал</text:p>
          </table:table-cell>
          <table:table-cell table:style-name="ce33" office:value-type="string" calcext:value-type="string">
            <text:p>м2</text:p>
          </table:table-cell>
          <table:table-cell table:style-name="ce84" office:value-type="float" office:value="140.41" calcext:value-type="float">
            <text:p><text:s/>140,41 <text:s text:c="3"/></text:p>
          </table:table-cell>
          <table:table-cell table:style-name="ce71" office:value-type="float" office:value="5532.86" calcext:value-type="float">
            <text:p><text:s/>5 532,86 ₽ </text:p>
          </table:table-cell>
          <table:table-cell table:style-name="ce47" table:formula="of:=[.E11]*[.F11]" office:value-type="float" office:value="776868.8726" calcext:value-type="float">
            <text:p><text:s/>776 868,87 ₽ </text:p>
          </table:table-cell>
          <table:table-cell table:style-name="ce79" table:formula="of:=#VALUE!" office:value-type="string" office:string-value="" calcext:value-type="error">
            <text:p>#VALUE!</text:p>
          </table:table-cell>
          <table:table-cell table:number-columns-repeated="4"/>
          <table:table-cell table:style-name="ce1" table:number-columns-repeated="16372"/>
        </table:table-row>
        <table:table-row table:style-name="ro5">
          <table:table-cell table:style-name="ce4" office:value-type="string" calcext:value-type="string">
            <text:p>Алюминий</text:p>
          </table:table-cell>
          <table:table-cell table:style-name="ce12" office:value-type="string" calcext:value-type="string">
            <text:p>06.02.02.03</text:p>
          </table:table-cell>
          <table:table-cell table:style-name="ce24" office:value-type="string" calcext:value-type="string">
            <text:p>Устройство НФС с облицовкой из панелей кассетного типа, Алюминиевые композитные панели с вентзазором .:</text:p>
            <text:p>Алюминиевые панели 2мм, покраска порошковая, Цвет: Бледно-коричневый (RAL 8025) ;</text:p>
            <text:p>Устройство противопожарных отсечек, откосов и отливов</text:p>
            <text:p>Площадь указана без учета отгибов и внутренних ребер</text:p>
            <text:p/>
          </table:table-cell>
          <table:table-cell table:style-name="ce33" office:value-type="string" calcext:value-type="string">
            <text:p>м2</text:p>
          </table:table-cell>
          <table:table-cell table:style-name="ce84" office:value-type="float" office:value="1632.24" calcext:value-type="float">
            <text:p><text:s/>1 632,24 <text:s text:c="3"/></text:p>
          </table:table-cell>
          <table:table-cell table:style-name="ce71" office:value-type="float" office:value="5532.86" calcext:value-type="float">
            <text:p><text:s/>5 532,86 ₽ </text:p>
          </table:table-cell>
          <table:table-cell table:style-name="ce47" table:formula="of:=[.E12]*[.F12]" office:value-type="float" office:value="9030955.4064" calcext:value-type="float">
            <text:p><text:s/>9 030 955,41 ₽ </text:p>
          </table:table-cell>
          <table:table-cell table:style-name="ce80"/>
          <table:table-cell table:number-columns-repeated="3"/>
          <table:table-cell table:style-name="ce87"/>
          <table:table-cell table:style-name="ce1" table:number-columns-repeated="16372"/>
        </table:table-row>
        <table:table-row table:style-name="ro6">
          <table:table-cell table:number-columns-repeated="5"/>
          <table:table-cell table:style-name="ce72"/>
          <table:table-cell table:style-name="ce49" table:formula="of:=SUM([.G10:.G12])" office:value-type="float" office:value="13794471.2234" calcext:value-type="float">
            <text:p><text:s/>13 794 471,22 ₽ </text:p>
          </table:table-cell>
          <table:table-cell table:style-name="ce73"/>
          <table:table-cell table:number-columns-repeated="4"/>
          <table:table-cell table:style-name="ce1" table:number-columns-repeated="16372"/>
        </table:table-row>
        <table:table-row table:style-name="ro1" table:number-rows-repeated="3">
          <table:table-cell table:number-columns-repeated="7"/>
          <table:table-cell table:style-name="ce73"/>
          <table:table-cell table:number-columns-repeated="4"/>
          <table:table-cell table:style-name="ce1" table:number-columns-repeated="16372"/>
        </table:table-row>
        <table:table-row table:style-name="ro1">
          <table:table-cell table:style-name="ce5" office:value-type="string" calcext:value-type="string">
            <text:p>Декоративные элементы</text:p>
          </table:table-cell>
          <table:table-cell table:style-name="ce5" table:number-columns-repeated="4"/>
          <table:table-cell table:style-name="ce73"/>
          <table:table-cell table:style-name="ce50"/>
          <table:table-cell table:style-name="ce73"/>
          <table:table-cell table:style-name="ce5" table:number-columns-repeated="16376"/>
        </table:table-row>
        <table:table-row table:style-name="ro3">
          <table:table-cell table:style-name="ce2" office:value-type="string" office:string-value="Вид работ" calcext:value-type="string">
            <text:p><text:s/>Вид работ </text:p>
          </table:table-cell>
          <table:table-cell table:style-name="ce9" office:value-type="string" calcext:value-type="string">
            <text:p>N п/п</text:p>
          </table:table-cell>
          <table:table-cell table:style-name="ce21" office:value-type="string" office:string-value="Наименование работ, включая Материалы и Оборудование" calcext:value-type="string">
            <text:p><text:s/>Наименование работ, включая Материалы и Оборудование </text:p>
          </table:table-cell>
          <table:table-cell table:style-name="ce32" office:value-type="string" calcext:value-type="string">
            <text:p>Ед. </text:p>
            <text:p> изм.</text:p>
          </table:table-cell>
          <table:table-cell table:style-name="ce36" office:value-type="string" office:string-value="Корпус 4" calcext:value-type="string">
            <text:p><text:s/>Корпус 4 </text:p>
          </table:table-cell>
          <table:table-cell table:style-name="ce32" office:value-type="string" calcext:value-type="string">
            <text:p>ЦЕНА МАТЕРИАЛОВ, РУБ БЕЗ НДС</text:p>
          </table:table-cell>
          <table:table-cell table:style-name="ce45" office:value-type="string" office:string-value="Всего" calcext:value-type="string">
            <text:p><text:s/>Всего </text:p>
          </table:table-cell>
          <table:table-cell table:style-name="ce78" office:value-type="string" office:string-value="Корпус 4" calcext:value-type="string">
            <text:p><text:s/>Корпус 4 </text:p>
          </table:table-cell>
          <table:table-cell table:number-columns-repeated="4"/>
          <table:table-cell table:style-name="ce1" table:number-columns-repeated="16372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5" office:value-type="string" calcext:value-type="string">
            <text:p>06.02.03.12</text:p>
          </table:table-cell>
          <table:table-cell table:style-name="ce29" office:value-type="string" calcext:value-type="string">
            <text:p>ТИП4. Устройство декоративного элемента НФС с облицовкой из гнутых панелей кассетного типа - карниз, с устройством отлива. Алюминиевые композитные панели с вентзазором :</text:p>
            <text:p>Алюминиевые панели 2мм, покраска порошковая, Цвет: Белый (RAL 9010), высота 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4" office:value-type="string" calcext:value-type="string">
            <text:p>м2</text:p>
          </table:table-cell>
          <table:table-cell table:style-name="ce39" office:value-type="float" office:value="5766.29599108571" calcext:value-type="float">
            <text:p><text:s/>5 766,30 <text:s text:c="3"/></text:p>
          </table:table-cell>
          <table:table-cell table:style-name="ce71" office:value-type="float" office:value="12852.41" calcext:value-type="float">
            <text:p><text:s/>12 852,41 ₽ </text:p>
          </table:table-cell>
          <table:table-cell table:style-name="ce46" table:formula="of:=[.E19]*[.F19]" office:value-type="float" office:value="74110800.2587899" calcext:value-type="float">
            <text:p><text:s/>74 110 800,26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16376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6" office:value-type="string" calcext:value-type="string">
            <text:p>06.02.03.14</text:p>
          </table:table-cell>
          <table:table-cell table:style-name="ce28" office:value-type="string" calcext:value-type="string">
            <text:p>ТИП5. Устройство декоративного элемента НФС с облицовкой из гнутых панелей кассетного типа - карниз.Алюминиевые панели с вентзазором :</text:p>
            <text:p> Алюминиевые панели 2 мм,, Цвет: Белый (RAL 9010)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5" office:value-type="string" calcext:value-type="string">
            <text:p>м2</text:p>
          </table:table-cell>
          <table:table-cell table:style-name="ce85" office:value-type="float" office:value="344.32283" calcext:value-type="float">
            <text:p><text:s/>344,32 <text:s text:c="3"/></text:p>
          </table:table-cell>
          <table:table-cell table:style-name="ce71" office:value-type="float" office:value="10687.5168833499" calcext:value-type="float">
            <text:p><text:s/>10 687,52 ₽ </text:p>
          </table:table-cell>
          <table:table-cell table:style-name="ce46" table:formula="of:=[.E20]*[.F20]" office:value-type="float" office:value="3679956.05894782" calcext:value-type="float">
            <text:p><text:s/>3 679 956,06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16376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5" office:value-type="string" calcext:value-type="string">
            <text:p>06.02.03.15</text:p>
          </table:table-cell>
          <table:table-cell table:style-name="ce29" office:value-type="string" calcext:value-type="string">
            <text:p>ТИП6.Устройство декоративного элемента НФС с облицовкой из гнутых панелей кассетного типа - карниз. Алюминиевые композитные панели с вентзазором :</text:p>
            <text:p>Алюминиевые панели 2мм, покраска порошковая, Цвет: Белый (RAL 9010)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5" office:value-type="string" calcext:value-type="string">
            <text:p>м2</text:p>
          </table:table-cell>
          <table:table-cell table:style-name="ce85" office:value-type="float" office:value="314.914095238095" calcext:value-type="float">
            <text:p><text:s/>314,91 <text:s text:c="3"/></text:p>
          </table:table-cell>
          <table:table-cell table:style-name="ce71" office:value-type="float" office:value="11882.5812691938" calcext:value-type="float">
            <text:p><text:s/>11 882,58 ₽ </text:p>
          </table:table-cell>
          <table:table-cell table:style-name="ce46" table:formula="of:=[.E21]*[.F21]" office:value-type="float" office:value="3741992.3294813" calcext:value-type="float">
            <text:p><text:s/>3 741 992,33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16376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5" office:value-type="string" calcext:value-type="string">
            <text:p>06.02.03.18</text:p>
          </table:table-cell>
          <table:table-cell table:style-name="ce29" office:value-type="string" calcext:value-type="string">
            <text:p>ТИП8.1 Устройство декоративного полукруглого стыкующего элемента НФС с облицовкой из гнутых панелей кассетного типа, Алюминиевые композитные панели с вентзазором :</text:p>
            <text:p>Алюминиевые панели 2 мм, покраска порошковая, Цвет: Белый (RAL 9010)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5" office:value-type="string" calcext:value-type="string">
            <text:p>м2</text:p>
          </table:table-cell>
          <table:table-cell table:style-name="ce84" office:value-type="float" office:value="619.94749872" calcext:value-type="float">
            <text:p><text:s/>619,95 <text:s text:c="3"/></text:p>
          </table:table-cell>
          <table:table-cell table:style-name="ce71" office:value-type="float" office:value="11316.41" calcext:value-type="float">
            <text:p><text:s/>11 316,41 ₽ </text:p>
          </table:table-cell>
          <table:table-cell table:style-name="ce46" table:formula="of:=[.E22]*[.F22]" office:value-type="float" office:value="7015580.07398999" calcext:value-type="float">
            <text:p><text:s/>7 015 580,07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16376"/>
        </table:table-row>
        <table:table-row table:style-name="ro8">
          <table:table-cell table:style-name="ce8" table:number-columns-repeated="3"/>
          <table:table-cell table:style-name="ce8" office:value-type="string" calcext:value-type="string">
            <text:p>Итого:</text:p>
          </table:table-cell>
          <table:table-cell table:style-name="ce41" table:formula="of:=SUM([.E10:.E22])" office:value-type="float" office:value="9538.67041504381" calcext:value-type="float">
            <text:p><text:s/>9 538,67 <text:s text:c="3"/></text:p>
          </table:table-cell>
          <table:table-cell table:style-name="ce74"/>
          <table:table-cell table:style-name="ce52" table:formula="of:=SUM([.G19:.G22])" office:value-type="float" office:value="88548328.7212091" calcext:value-type="float">
            <text:p><text:s/>88 548 328,72 ₽ </text:p>
          </table:table-cell>
          <table:table-cell table:style-name="ce82" table:number-columns-repeated="16377"/>
        </table:table-row>
        <table:table-row table:style-name="ro1">
          <table:table-cell table:number-columns-repeated="4"/>
          <table:table-cell table:number-columns-repeated="2" table:style-name="ce42" office:value-type="string" office:string-value="Итого: " calcext:value-type="string">
            <text:p><text:s/>Итого: <text:s/></text:p>
          </table:table-cell>
          <table:table-cell table:style-name="ce53" table:formula="of:=[.G23]+[.G13]" office:value-type="float" office:value="102342799.944609" calcext:value-type="float">
            <text:p><text:s/>102 342 799,94 ₽ </text:p>
          </table:table-cell>
          <table:table-cell table:number-columns-repeated="5"/>
          <table:table-cell table:style-name="ce1" table:number-columns-repeated="16372"/>
        </table:table-row>
        <table:table-row table:style-name="ro1">
          <table:table-cell table:number-columns-repeated="4"/>
          <table:table-cell table:number-columns-repeated="2" table:style-name="ce43" office:value-type="string" calcext:value-type="string">
            <text:p>С НДС 22%:</text:p>
          </table:table-cell>
          <table:table-cell table:style-name="ce54" table:formula="of:=[.G24]*1.22" office:value-type="float" office:value="124858215.932423" calcext:value-type="float">
            <text:p><text:s/>124 858 215,93 ₽ </text:p>
          </table:table-cell>
          <table:table-cell table:number-columns-repeated="5"/>
          <table:table-cell table:style-name="ce1" table:number-columns-repeated="16372"/>
        </table:table-row>
        <table:table-row table:style-name="ro1" table:number-rows-repeated="16">
          <table:table-cell table:number-columns-repeated="12"/>
          <table:table-cell table:style-name="ce1" table:number-columns-repeated="16372"/>
        </table:table-row>
        <table:table-row table:style-name="ro1">
          <table:table-cell table:number-columns-repeated="7"/>
          <table:table-cell table:style-name="ce44" table:number-columns-repeated="16377"/>
        </table:table-row>
        <table:table-row table:style-name="ro1" table:number-rows-repeated="1048533">
          <table:table-cell table:number-columns-repeated="12"/>
          <table:table-cell table:style-name="ce1" table:number-columns-repeated="16372"/>
        </table:table-row>
        <table:table-row table:style-name="ro1">
          <table:table-cell table:number-columns-repeated="12"/>
          <table:table-cell table:style-name="ce1" table:number-columns-repeated="16372"/>
        </table:table-row>
      </table:table>
      <table:table table:name="К5" table:style-name="ta6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14" table:default-cell-style-name="ce1"/>
          <table:table-column table:style-name="co10" table:default-cell-style-name="ce44"/>
        </table:table-column-group>
        <table:table-column table:style-name="co16" table:default-cell-style-name="Default"/>
        <table:table-column table:style-name="co4" table:number-columns-repeated="3" table:default-cell-style-name="ce1"/>
        <table:table-column table:style-name="co17" table:number-columns-repeated="2" table:default-cell-style-name="ce1"/>
        <table:table-column table:style-name="co4" table:number-columns-repeated="16" table:default-cell-style-name="ce1"/>
        <table:table-column table:style-name="co4" table:number-columns-repeated="16355"/>
        <table:table-row table:style-name="ro1" table:number-rows-repeated="4">
          <table:table-cell table:number-columns-repeated="29"/>
          <table:table-cell table:style-name="ce1" table:number-columns-repeated="16355"/>
        </table:table-row>
        <table:table-row table:style-name="ro1" table:number-rows-repeated="2">
          <table:table-cell table:number-columns-repeated="5"/>
          <table:table-cell table:style-name="ce76"/>
          <table:table-cell table:number-columns-repeated="23"/>
          <table:table-cell table:style-name="ce1" table:number-columns-repeated="16355"/>
        </table:table-row>
        <table:table-row table:style-name="ro2">
          <table:table-cell table:number-columns-repeated="29"/>
          <table:table-cell table:style-name="ce1" table:number-columns-repeated="16355"/>
        </table:table-row>
        <table:table-row table:style-name="ro3">
          <table:table-cell table:style-name="ce2" office:value-type="string" office:string-value="Вид работ" calcext:value-type="string">
            <text:p><text:s/>Вид работ </text:p>
          </table:table-cell>
          <table:table-cell table:style-name="ce9" office:value-type="string" calcext:value-type="string">
            <text:p>N п/п</text:p>
          </table:table-cell>
          <table:table-cell table:style-name="ce21" office:value-type="string" office:string-value="Наименование работ, включая Материалы и Оборудование" calcext:value-type="string">
            <text:p><text:s/>Наименование работ, включая Материалы и Оборудование </text:p>
          </table:table-cell>
          <table:table-cell table:style-name="ce32" office:value-type="string" calcext:value-type="string">
            <text:p>Ед. </text:p>
            <text:p> изм.</text:p>
          </table:table-cell>
          <table:table-cell table:style-name="ce36" office:value-type="string" office:string-value="Корпус 5" calcext:value-type="string">
            <text:p><text:s/>Корпус 5 </text:p>
          </table:table-cell>
          <table:table-cell table:style-name="ce32" office:value-type="string" calcext:value-type="string">
            <text:p>ЦЕНА МАТЕРИАЛОВ, РУБ БЕЗ НДС</text:p>
          </table:table-cell>
          <table:table-cell table:style-name="ce45" office:value-type="string" office:string-value="Всего" calcext:value-type="string">
            <text:p><text:s/>Всего </text:p>
          </table:table-cell>
          <table:table-cell table:style-name="ce78" office:value-type="string" office:string-value="Корпус 5" calcext:value-type="string">
            <text:p><text:s/>Корпус 5 </text:p>
          </table:table-cell>
          <table:table-cell table:number-columns-repeated="21"/>
          <table:table-cell table:style-name="ce1" table:number-columns-repeated="16355"/>
        </table:table-row>
        <table:table-row table:style-name="ro4">
          <table:table-cell table:style-name="ce3" office:value-type="string" calcext:value-type="string">
            <text:p>06.02</text:p>
          </table:table-cell>
          <table:table-cell table:style-name="ce10" office:value-type="string" calcext:value-type="string">
            <text:p>06.02</text:p>
          </table:table-cell>
          <table:table-cell table:style-name="ce22" office:value-type="string" calcext:value-type="string">
            <text:p>Устройство фасадов</text:p>
          </table:table-cell>
          <table:table-cell table:style-name="ce33" office:value-type="string" calcext:value-type="string">
            <text:p>м2</text:p>
          </table:table-cell>
          <table:table-cell table:style-name="ce37" table:number-columns-repeated="2"/>
          <table:table-cell table:style-name="ce46"/>
          <table:table-cell table:style-name="ce79"/>
          <table:table-cell table:number-columns-repeated="21"/>
          <table:table-cell table:style-name="ce1" table:number-columns-repeated="16355"/>
        </table:table-row>
        <table:table-row table:style-name="ro5">
          <table:table-cell table:style-name="ce4" office:value-type="string" calcext:value-type="string">
            <text:p>Алюминий</text:p>
          </table:table-cell>
          <table:table-cell table:style-name="ce11" office:value-type="string" calcext:value-type="string">
            <text:p>06.02.02.01</text:p>
          </table:table-cell>
          <table:table-cell table:style-name="ce23" office:value-type="string" calcext:value-type="string">
            <text:p>Устройство НФС с облицовкой из панелей кассетного типа, Алюминиевые композитные панели с вентзазором .:</text:p>
            <text:p>Алюминиевые панели 2мм, покраска порошковая, Цвет: Белый (RAL 9010);</text:p>
            <text:p>Устройство противопожарных отсечек, откосов и отливов</text:p>
            <text:p>Площадь указана без учета отгибов и внутренних ребер.</text:p>
            <text:p>НГ материал</text:p>
          </table:table-cell>
          <table:table-cell table:style-name="ce33" office:value-type="string" calcext:value-type="string">
            <text:p>м2</text:p>
          </table:table-cell>
          <table:table-cell table:style-name="ce84" office:value-type="float" office:value="757.35" calcext:value-type="float">
            <text:p><text:s/>757,35 <text:s text:c="3"/></text:p>
          </table:table-cell>
          <table:table-cell table:style-name="ce71" office:value-type="float" office:value="5532.86" calcext:value-type="float">
            <text:p><text:s/>5 532,86 ₽ </text:p>
          </table:table-cell>
          <table:table-cell table:style-name="ce47" table:formula="of:=[.E10]*[.F10]" office:value-type="float" office:value="4190311.521" calcext:value-type="float">
            <text:p><text:s/>4 190 311,52 ₽ </text:p>
          </table:table-cell>
          <table:table-cell table:style-name="ce79" table:formula="of:=#VALUE!" office:value-type="string" office:string-value="" calcext:value-type="error">
            <text:p>#VALUE!</text:p>
          </table:table-cell>
          <table:table-cell table:number-columns-repeated="21"/>
          <table:table-cell table:style-name="ce1" table:number-columns-repeated="16355"/>
        </table:table-row>
        <table:table-row table:style-name="ro5">
          <table:table-cell table:style-name="ce4" office:value-type="string" calcext:value-type="string">
            <text:p>Алюминий</text:p>
          </table:table-cell>
          <table:table-cell table:style-name="ce12" office:value-type="string" calcext:value-type="string">
            <text:p>06.02.02.02</text:p>
          </table:table-cell>
          <table:table-cell table:style-name="ce24" office:value-type="string" calcext:value-type="string">
            <text:p>Устройство НФС с облицовкой из панелей кассетного типа, Алюминиевые композитные панели с вентзазором .:</text:p>
            <text:p>Алюминиевые панели 2 мм, покраска порошковая, Цвет: Белый (RAL 9010);</text:p>
            <text:p>Устройство противопожарных отсечек, откосов и отливов</text:p>
            <text:p>Площадь указана без учета отгибов и внутренних ребер.</text:p>
            <text:p>НГ материал</text:p>
          </table:table-cell>
          <table:table-cell table:style-name="ce33" office:value-type="string" calcext:value-type="string">
            <text:p>м2</text:p>
          </table:table-cell>
          <table:table-cell table:style-name="ce84" office:value-type="float" office:value="373.61" calcext:value-type="float">
            <text:p><text:s/>373,61 <text:s text:c="3"/></text:p>
          </table:table-cell>
          <table:table-cell table:style-name="ce71" office:value-type="float" office:value="5532.86" calcext:value-type="float">
            <text:p><text:s/>5 532,86 ₽ </text:p>
          </table:table-cell>
          <table:table-cell table:style-name="ce47" table:formula="of:=[.E11]*[.F11]" office:value-type="float" office:value="2067131.8246" calcext:value-type="float">
            <text:p><text:s/>2 067 131,82 ₽ </text:p>
          </table:table-cell>
          <table:table-cell table:style-name="ce79" table:formula="of:=#VALUE!" office:value-type="string" office:string-value="" calcext:value-type="error">
            <text:p>#VALUE!</text:p>
          </table:table-cell>
          <table:table-cell table:number-columns-repeated="21"/>
          <table:table-cell table:style-name="ce1" table:number-columns-repeated="16355"/>
        </table:table-row>
        <table:table-row table:style-name="ro5">
          <table:table-cell table:style-name="ce4" office:value-type="string" calcext:value-type="string">
            <text:p>Алюминий</text:p>
          </table:table-cell>
          <table:table-cell table:style-name="ce12" office:value-type="string" calcext:value-type="string">
            <text:p>06.02.02.03</text:p>
          </table:table-cell>
          <table:table-cell table:style-name="ce24" office:value-type="string" calcext:value-type="string">
            <text:p>Устройство НФС с облицовкой из панелей кассетного типа, Алюминиевые композитные панели с вентзазором .:</text:p>
            <text:p>Алюминиевые панели 2мм, покраска порошковая, Цвет: Бледно-коричневый (RAL 8025) ;</text:p>
            <text:p>Устройство противопожарных отсечек, откосов и отливов</text:p>
            <text:p>Площадь указана без учета отгибов и внутренних ребер</text:p>
            <text:p/>
          </table:table-cell>
          <table:table-cell table:style-name="ce33" office:value-type="string" calcext:value-type="string">
            <text:p>м2</text:p>
          </table:table-cell>
          <table:table-cell table:style-name="ce84" office:value-type="float" office:value="240" calcext:value-type="float">
            <text:p><text:s/>240,00 <text:s text:c="3"/></text:p>
          </table:table-cell>
          <table:table-cell table:style-name="ce71" office:value-type="float" office:value="5532.86" calcext:value-type="float">
            <text:p><text:s/>5 532,86 ₽ </text:p>
          </table:table-cell>
          <table:table-cell table:style-name="ce47" table:formula="of:=[.E12]*[.F12]" office:value-type="float" office:value="1327886.4" calcext:value-type="float">
            <text:p><text:s/>1 327 886,40 ₽ </text:p>
          </table:table-cell>
          <table:table-cell table:style-name="ce80"/>
          <table:table-cell table:number-columns-repeated="3"/>
          <table:table-cell table:style-name="ce87"/>
          <table:table-cell table:number-columns-repeated="17"/>
          <table:table-cell table:style-name="ce1" table:number-columns-repeated="16355"/>
        </table:table-row>
        <table:table-row table:style-name="ro6">
          <table:table-cell table:number-columns-repeated="5"/>
          <table:table-cell table:style-name="ce72"/>
          <table:table-cell table:style-name="ce49" table:formula="of:=SUM([.G10:.G12])" office:value-type="float" office:value="7585329.7456" calcext:value-type="float">
            <text:p><text:s/>7 585 329,75 ₽ </text:p>
          </table:table-cell>
          <table:table-cell table:style-name="ce73"/>
          <table:table-cell table:number-columns-repeated="21"/>
          <table:table-cell table:style-name="ce1" table:number-columns-repeated="16355"/>
        </table:table-row>
        <table:table-row table:style-name="ro1" table:number-rows-repeated="3">
          <table:table-cell table:number-columns-repeated="7"/>
          <table:table-cell table:style-name="ce73"/>
          <table:table-cell table:number-columns-repeated="21"/>
          <table:table-cell table:style-name="ce1" table:number-columns-repeated="16355"/>
        </table:table-row>
        <table:table-row table:style-name="ro1">
          <table:table-cell table:style-name="ce5" office:value-type="string" calcext:value-type="string">
            <text:p>Декоративные элементы</text:p>
          </table:table-cell>
          <table:table-cell table:style-name="ce5" table:number-columns-repeated="4"/>
          <table:table-cell table:style-name="ce73"/>
          <table:table-cell table:style-name="ce50"/>
          <table:table-cell table:style-name="ce73"/>
          <table:table-cell table:style-name="ce5" table:number-columns-repeated="16376"/>
        </table:table-row>
        <table:table-row table:style-name="ro3">
          <table:table-cell table:style-name="ce2" office:value-type="string" office:string-value="Вид работ" calcext:value-type="string">
            <text:p><text:s/>Вид работ </text:p>
          </table:table-cell>
          <table:table-cell table:style-name="ce9" office:value-type="string" calcext:value-type="string">
            <text:p>N п/п</text:p>
          </table:table-cell>
          <table:table-cell table:style-name="ce21" office:value-type="string" office:string-value="Наименование работ, включая Материалы и Оборудование" calcext:value-type="string">
            <text:p><text:s/>Наименование работ, включая Материалы и Оборудование </text:p>
          </table:table-cell>
          <table:table-cell table:style-name="ce32" office:value-type="string" calcext:value-type="string">
            <text:p>Ед. </text:p>
            <text:p> изм.</text:p>
          </table:table-cell>
          <table:table-cell table:style-name="ce36" office:value-type="string" office:string-value="Корпус 5" calcext:value-type="string">
            <text:p><text:s/>Корпус 5 </text:p>
          </table:table-cell>
          <table:table-cell table:style-name="ce32" office:value-type="string" calcext:value-type="string">
            <text:p>ЦЕНА МАТЕРИАЛОВ, РУБ БЕЗ НДС</text:p>
          </table:table-cell>
          <table:table-cell table:style-name="ce45" office:value-type="string" office:string-value="Всего" calcext:value-type="string">
            <text:p><text:s/>Всего </text:p>
          </table:table-cell>
          <table:table-cell table:style-name="ce78" office:value-type="string" office:string-value="Корпус 5" calcext:value-type="string">
            <text:p><text:s/>Корпус 5 </text:p>
          </table:table-cell>
          <table:table-cell table:number-columns-repeated="21"/>
          <table:table-cell table:style-name="ce1" table:number-columns-repeated="16355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3" office:value-type="string" calcext:value-type="string">
            <text:p>06.02.03.04</text:p>
          </table:table-cell>
          <table:table-cell table:style-name="ce25" office:value-type="string" calcext:value-type="string">
            <text:p>ТИП1. Устройство декоративного элемента НФС с облицовкой <text:span text:style-name="T1">из гнутых панелей</text:span><text:span text:style-name="T2"> кассетного типа - карниз, Алюминиевые панели с вентзазором :</text:span></text:p>
            <text:p><text:span text:style-name="T3">Алюминиевые панели, толщина 2 мм, Цвет: Белый (RAL 9010)</text:span></text:p>
            <text:p><text:span text:style-name="T3">Развертка согласно эскизам (См. приложение)</text:span></text:p>
          </table:table-cell>
          <table:table-cell table:style-name="ce34" office:value-type="string" calcext:value-type="string">
            <text:p>м2</text:p>
          </table:table-cell>
          <table:table-cell table:style-name="ce85" office:value-type="float" office:value="44.4" calcext:value-type="float">
            <text:p><text:s/>44,40 <text:s text:c="3"/></text:p>
          </table:table-cell>
          <table:table-cell table:style-name="ce71" office:value-type="float" office:value="14387.8699368762" calcext:value-type="float">
            <text:p><text:s/>14 387,87 ₽ </text:p>
          </table:table-cell>
          <table:table-cell table:style-name="ce48" table:formula="of:=[.E19]*[.F19]" office:value-type="float" office:value="638821.425197303" calcext:value-type="float">
            <text:p><text:s/>638 821,43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4"/>
          <table:table-cell table:style-name="ce88"/>
          <table:table-cell table:style-name="ce83" table:number-columns-repeated="16371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5" office:value-type="string" calcext:value-type="string">
            <text:p>06.02.03.12</text:p>
          </table:table-cell>
          <table:table-cell table:style-name="ce29" office:value-type="string" calcext:value-type="string">
            <text:p>ТИП4. Устройство декоративного элемента НФС с облицовкой из гнутых панелей кассетного типа - карниз, с устройством отлива. Алюминиевые композитные панели с вентзазором :</text:p>
            <text:p>Алюминиевые панели 2мм, покраска порошковая, Цвет: Белый (RAL 9010), высота 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4" office:value-type="string" calcext:value-type="string">
            <text:p>м2</text:p>
          </table:table-cell>
          <table:table-cell table:style-name="ce86" office:value-type="float" office:value="6411.8658016" calcext:value-type="float">
            <text:p><text:s/>6 411,87 <text:s text:c="3"/></text:p>
          </table:table-cell>
          <table:table-cell table:style-name="ce71" office:value-type="float" office:value="12852.41" calcext:value-type="float">
            <text:p><text:s/>12 852,41 ₽ </text:p>
          </table:table-cell>
          <table:table-cell table:style-name="ce57" table:formula="of:=[.E20]*[.F20]" office:value-type="float" office:value="82407928.1471419" calcext:value-type="float">
            <text:p><text:s/>82 407 928,15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16376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6" office:value-type="string" calcext:value-type="string">
            <text:p>06.02.03.14</text:p>
          </table:table-cell>
          <table:table-cell table:style-name="ce28" office:value-type="string" calcext:value-type="string">
            <text:p>ТИП5. Устройство декоративного элемента НФС с облицовкой из гнутых панелей кассетного типа - карниз.Алюминиевые панели с вентзазором :</text:p>
            <text:p> Алюминиевые панели 2 мм,, Цвет: Белый (RAL 9010)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5" office:value-type="string" calcext:value-type="string">
            <text:p>м2</text:p>
          </table:table-cell>
          <table:table-cell table:style-name="ce85" office:value-type="float" office:value="775.293084" calcext:value-type="float">
            <text:p><text:s/>775,29 <text:s text:c="3"/></text:p>
          </table:table-cell>
          <table:table-cell table:style-name="ce71" office:value-type="float" office:value="10687.5168833499" calcext:value-type="float">
            <text:p><text:s/>10 687,52 ₽ </text:p>
          </table:table-cell>
          <table:table-cell table:style-name="ce57" table:formula="of:=[.E21]*[.F21]" office:value-type="float" office:value="8285957.92479441" calcext:value-type="float">
            <text:p><text:s/>8 285 957,92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16376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5" office:value-type="string" calcext:value-type="string">
            <text:p>06.02.03.15</text:p>
          </table:table-cell>
          <table:table-cell table:style-name="ce29" office:value-type="string" calcext:value-type="string">
            <text:p>ТИП6.Устройство декоративного элемента НФС с облицовкой из гнутых панелей кассетного типа - карниз. Алюминиевые композитные панели с вентзазором :</text:p>
            <text:p>Алюминиевые панели 2мм, покраска порошковая, Цвет: Белый (RAL 9010)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5" office:value-type="string" calcext:value-type="string">
            <text:p>м2</text:p>
          </table:table-cell>
          <table:table-cell table:style-name="ce85" office:value-type="float" office:value="160.2505" calcext:value-type="float">
            <text:p><text:s/>160,25 <text:s text:c="3"/></text:p>
          </table:table-cell>
          <table:table-cell table:style-name="ce71" office:value-type="float" office:value="11882.5812691938" calcext:value-type="float">
            <text:p><text:s/>11 882,58 ₽ </text:p>
          </table:table-cell>
          <table:table-cell table:style-name="ce57" table:formula="of:=[.E22]*[.F22]" office:value-type="float" office:value="1904189.58967894" calcext:value-type="float">
            <text:p><text:s/>1 904 189,59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16376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6" office:value-type="string" calcext:value-type="string">
            <text:p>06.02.03.17</text:p>
          </table:table-cell>
          <table:table-cell table:style-name="ce28" office:value-type="string" calcext:value-type="string">
            <text:p>ТИП8. Устройство декоративного полукруглого стыкующего элемента НФС с облицовкой из гнутых панелей кассетного типа, Алюминиевые композитные панели с вентзазором :</text:p>
            <text:p>Алюминиевые панели 2мм, покраска порошковая, Цвет: Белый (RAL 9010)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5" office:value-type="string" calcext:value-type="string">
            <text:p>м2</text:p>
          </table:table-cell>
          <table:table-cell table:style-name="ce84" office:value-type="float" office:value="517.20543728" calcext:value-type="float">
            <text:p><text:s/>517,21 <text:s text:c="3"/></text:p>
          </table:table-cell>
          <table:table-cell table:style-name="ce71" office:value-type="float" office:value="11206.412145099" calcext:value-type="float">
            <text:p><text:s/>11 206,41 ₽ </text:p>
          </table:table-cell>
          <table:table-cell table:style-name="ce57" table:formula="of:=[.E23]*[.F23]" office:value-type="float" office:value="5796017.29384585" calcext:value-type="float">
            <text:p><text:s/>5 796 017,29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16376"/>
        </table:table-row>
        <table:table-row table:style-name="ro8">
          <table:table-cell table:style-name="ce8" table:number-columns-repeated="3"/>
          <table:table-cell table:style-name="ce8" office:value-type="string" calcext:value-type="string">
            <text:p>Итого:</text:p>
          </table:table-cell>
          <table:table-cell table:style-name="ce41" table:formula="of:=SUM([.E10:.E23])" office:value-type="float" office:value="9279.97482288" calcext:value-type="float">
            <text:p><text:s/>9 279,97 <text:s text:c="3"/></text:p>
          </table:table-cell>
          <table:table-cell table:style-name="ce74"/>
          <table:table-cell table:style-name="ce52" table:formula="of:=SUM([.G19:.G23])" office:value-type="float" office:value="99032914.3806584" calcext:value-type="float">
            <text:p><text:s/>99 032 914,38 ₽ </text:p>
          </table:table-cell>
          <table:table-cell table:style-name="ce82" table:number-columns-repeated="16377"/>
        </table:table-row>
        <table:table-row table:style-name="ro1">
          <table:table-cell table:number-columns-repeated="4"/>
          <table:table-cell table:number-columns-repeated="2" table:style-name="ce42" office:value-type="string" office:string-value="Итого: " calcext:value-type="string">
            <text:p><text:s/>Итого: <text:s/></text:p>
          </table:table-cell>
          <table:table-cell table:style-name="ce53" table:formula="of:=[.G24]+[.G13]" office:value-type="float" office:value="106618244.126258" calcext:value-type="float">
            <text:p><text:s/>106 618 244,13 ₽ </text:p>
          </table:table-cell>
          <table:table-cell table:number-columns-repeated="22"/>
          <table:table-cell table:style-name="ce1" table:number-columns-repeated="16355"/>
        </table:table-row>
        <table:table-row table:style-name="ro1">
          <table:table-cell table:number-columns-repeated="4"/>
          <table:table-cell table:number-columns-repeated="2" table:style-name="ce43" office:value-type="string" calcext:value-type="string">
            <text:p>С НДС 22%:</text:p>
          </table:table-cell>
          <table:table-cell table:style-name="ce54" table:formula="of:=[.G25]*1.22" office:value-type="float" office:value="130074257.834035" calcext:value-type="float">
            <text:p><text:s/>130 074 257,83 ₽ </text:p>
          </table:table-cell>
          <table:table-cell table:number-columns-repeated="22"/>
          <table:table-cell table:style-name="ce1" table:number-columns-repeated="16355"/>
        </table:table-row>
        <table:table-row table:style-name="ro1" table:number-rows-repeated="16">
          <table:table-cell table:number-columns-repeated="29"/>
          <table:table-cell table:style-name="ce1" table:number-columns-repeated="16355"/>
        </table:table-row>
        <table:table-row table:style-name="ro1">
          <table:table-cell table:number-columns-repeated="7"/>
          <table:table-cell table:style-name="ce44"/>
          <table:table-cell table:number-columns-repeated="21"/>
          <table:table-cell table:style-name="ce44" table:number-columns-repeated="16355"/>
        </table:table-row>
        <table:table-row table:style-name="ro1" table:number-rows-repeated="1048532">
          <table:table-cell table:number-columns-repeated="29"/>
          <table:table-cell table:style-name="ce1" table:number-columns-repeated="16355"/>
        </table:table-row>
        <table:table-row table:style-name="ro1">
          <table:table-cell table:number-columns-repeated="29"/>
          <table:table-cell table:style-name="ce1" table:number-columns-repeated="16355"/>
        </table:table-row>
      </table:table>
      <table:table table:name="К6" table:style-name="ta7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14" table:default-cell-style-name="ce1"/>
          <table:table-column table:style-name="co11" table:default-cell-style-name="ce44"/>
        </table:table-column-group>
        <table:table-column table:style-name="co16" table:default-cell-style-name="Default"/>
        <table:table-column table:style-name="co4" table:number-columns-repeated="2" table:default-cell-style-name="ce1"/>
        <table:table-column table:style-name="co17" table:default-cell-style-name="ce1"/>
        <table:table-column table:style-name="co4" table:number-columns-repeated="18" table:default-cell-style-name="ce1"/>
        <table:table-column table:style-name="co4" table:number-columns-repeated="16355"/>
        <table:table-row table:style-name="ro1" table:number-rows-repeated="4">
          <table:table-cell table:number-columns-repeated="29"/>
          <table:table-cell table:style-name="ce1" table:number-columns-repeated="16355"/>
        </table:table-row>
        <table:table-row table:style-name="ro1" table:number-rows-repeated="2">
          <table:table-cell table:number-columns-repeated="5"/>
          <table:table-cell table:style-name="ce76"/>
          <table:table-cell table:number-columns-repeated="23"/>
          <table:table-cell table:style-name="ce1" table:number-columns-repeated="16355"/>
        </table:table-row>
        <table:table-row table:style-name="ro2">
          <table:table-cell table:number-columns-repeated="29"/>
          <table:table-cell table:style-name="ce1" table:number-columns-repeated="16355"/>
        </table:table-row>
        <table:table-row table:style-name="ro3">
          <table:table-cell table:style-name="ce2" office:value-type="string" office:string-value="Вид работ" calcext:value-type="string">
            <text:p><text:s/>Вид работ </text:p>
          </table:table-cell>
          <table:table-cell table:style-name="ce9" office:value-type="string" calcext:value-type="string">
            <text:p>N п/п</text:p>
          </table:table-cell>
          <table:table-cell table:style-name="ce21" office:value-type="string" office:string-value="Наименование работ, включая Материалы и Оборудование" calcext:value-type="string">
            <text:p><text:s/>Наименование работ, включая Материалы и Оборудование </text:p>
          </table:table-cell>
          <table:table-cell table:style-name="ce32" office:value-type="string" calcext:value-type="string">
            <text:p>Ед. </text:p>
            <text:p> изм.</text:p>
          </table:table-cell>
          <table:table-cell table:style-name="ce36" office:value-type="string" office:string-value="Корпус 6" calcext:value-type="string">
            <text:p><text:s/>Корпус 6 </text:p>
          </table:table-cell>
          <table:table-cell table:style-name="ce89" office:value-type="string" calcext:value-type="string">
            <text:p>ЦЕНА МАТЕРИАЛОВ, РУБ БЕЗ НДС</text:p>
          </table:table-cell>
          <table:table-cell table:style-name="ce45" office:value-type="string" office:string-value="Всего" calcext:value-type="string">
            <text:p><text:s/>Всего </text:p>
          </table:table-cell>
          <table:table-cell table:style-name="ce78" office:value-type="string" office:string-value="Корпус 6" calcext:value-type="string">
            <text:p><text:s/>Корпус 6 </text:p>
          </table:table-cell>
          <table:table-cell table:number-columns-repeated="21"/>
          <table:table-cell table:style-name="ce1" table:number-columns-repeated="16355"/>
        </table:table-row>
        <table:table-row table:style-name="ro4">
          <table:table-cell table:style-name="ce3" office:value-type="string" calcext:value-type="string">
            <text:p>06.02</text:p>
          </table:table-cell>
          <table:table-cell table:style-name="ce10" office:value-type="string" calcext:value-type="string">
            <text:p>06.02</text:p>
          </table:table-cell>
          <table:table-cell table:style-name="ce22" office:value-type="string" calcext:value-type="string">
            <text:p>Устройство фасадов</text:p>
          </table:table-cell>
          <table:table-cell table:style-name="ce33" office:value-type="string" calcext:value-type="string">
            <text:p>м2</text:p>
          </table:table-cell>
          <table:table-cell table:style-name="ce37" table:number-columns-repeated="2"/>
          <table:table-cell table:style-name="ce46"/>
          <table:table-cell table:style-name="ce79"/>
          <table:table-cell table:number-columns-repeated="21"/>
          <table:table-cell table:style-name="ce1" table:number-columns-repeated="16355"/>
        </table:table-row>
        <table:table-row table:style-name="ro5">
          <table:table-cell table:style-name="ce4" office:value-type="string" calcext:value-type="string">
            <text:p>Алюминий</text:p>
          </table:table-cell>
          <table:table-cell table:style-name="ce11" office:value-type="string" calcext:value-type="string">
            <text:p>06.02.02.01</text:p>
          </table:table-cell>
          <table:table-cell table:style-name="ce23" office:value-type="string" calcext:value-type="string">
            <text:p>Устройство НФС с облицовкой из панелей кассетного типа, Алюминиевые композитные панели с вентзазором .:</text:p>
            <text:p>Алюминиевые панели 2мм, покраска порошковая, Цвет: Белый (RAL 9010);</text:p>
            <text:p>Устройство противопожарных отсечек, откосов и отливов</text:p>
            <text:p>Площадь указана без учета отгибов и внутренних ребер.</text:p>
            <text:p>НГ материал</text:p>
          </table:table-cell>
          <table:table-cell table:style-name="ce33" office:value-type="string" calcext:value-type="string">
            <text:p>м2</text:p>
          </table:table-cell>
          <table:table-cell table:style-name="ce84" office:value-type="float" office:value="697.25" calcext:value-type="float">
            <text:p><text:s/>697,25 <text:s text:c="3"/></text:p>
          </table:table-cell>
          <table:table-cell table:style-name="ce71" office:value-type="float" office:value="5532.86" calcext:value-type="float">
            <text:p><text:s/>5 532,86 ₽ </text:p>
          </table:table-cell>
          <table:table-cell table:style-name="ce47" table:formula="of:=[.E10]*[.F10]" office:value-type="float" office:value="3857786.635" calcext:value-type="float">
            <text:p><text:s/>3 857 786,64 ₽ </text:p>
          </table:table-cell>
          <table:table-cell table:style-name="ce79" table:formula="of:=#VALUE!" office:value-type="string" office:string-value="" calcext:value-type="error">
            <text:p>#VALUE!</text:p>
          </table:table-cell>
          <table:table-cell table:number-columns-repeated="2"/>
          <table:table-cell table:style-name="ce87"/>
          <table:table-cell table:number-columns-repeated="18"/>
          <table:table-cell table:style-name="ce1" table:number-columns-repeated="16355"/>
        </table:table-row>
        <table:table-row table:style-name="ro5">
          <table:table-cell table:style-name="ce4" office:value-type="string" calcext:value-type="string">
            <text:p>Алюминий</text:p>
          </table:table-cell>
          <table:table-cell table:style-name="ce12" office:value-type="string" calcext:value-type="string">
            <text:p>06.02.02.02</text:p>
          </table:table-cell>
          <table:table-cell table:style-name="ce24" office:value-type="string" calcext:value-type="string">
            <text:p>Устройство НФС с облицовкой из панелей кассетного типа, Алюминиевые композитные панели с вентзазором .:</text:p>
            <text:p>Алюминиевые панели 2 мм, покраска порошковая, Цвет: Белый (RAL 9010);</text:p>
            <text:p>Устройство противопожарных отсечек, откосов и отливов</text:p>
            <text:p>Площадь указана без учета отгибов и внутренних ребер.</text:p>
            <text:p>НГ материал</text:p>
          </table:table-cell>
          <table:table-cell table:style-name="ce33" office:value-type="string" calcext:value-type="string">
            <text:p>м2</text:p>
          </table:table-cell>
          <table:table-cell table:style-name="ce84" office:value-type="float" office:value="761.7" calcext:value-type="float">
            <text:p><text:s/>761,70 <text:s text:c="3"/></text:p>
          </table:table-cell>
          <table:table-cell table:style-name="ce71" office:value-type="float" office:value="5532.86" calcext:value-type="float">
            <text:p><text:s/>5 532,86 ₽ </text:p>
          </table:table-cell>
          <table:table-cell table:style-name="ce47" table:formula="of:=[.E11]*[.F11]" office:value-type="float" office:value="4214379.462" calcext:value-type="float">
            <text:p><text:s/>4 214 379,46 ₽ </text:p>
          </table:table-cell>
          <table:table-cell table:style-name="ce79" table:formula="of:=#VALUE!" office:value-type="string" office:string-value="" calcext:value-type="error">
            <text:p>#VALUE!</text:p>
          </table:table-cell>
          <table:table-cell table:number-columns-repeated="21"/>
          <table:table-cell table:style-name="ce1" table:number-columns-repeated="16355"/>
        </table:table-row>
        <table:table-row table:style-name="ro5">
          <table:table-cell table:style-name="ce4" office:value-type="string" calcext:value-type="string">
            <text:p>Алюминий</text:p>
          </table:table-cell>
          <table:table-cell table:style-name="ce12" office:value-type="string" calcext:value-type="string">
            <text:p>06.02.02.03</text:p>
          </table:table-cell>
          <table:table-cell table:style-name="ce24" office:value-type="string" calcext:value-type="string">
            <text:p>Устройство НФС с облицовкой из панелей кассетного типа, Алюминиевые композитные панели с вентзазором .:</text:p>
            <text:p>Алюминиевые панели 2мм, покраска порошковая, Цвет: Бледно-коричневый (RAL 8025) ;</text:p>
            <text:p>Устройство противопожарных отсечек, откосов и отливов</text:p>
            <text:p>Площадь указана без учета отгибов и внутренних ребер</text:p>
            <text:p/>
          </table:table-cell>
          <table:table-cell table:style-name="ce33" office:value-type="string" calcext:value-type="string">
            <text:p>м2</text:p>
          </table:table-cell>
          <table:table-cell table:style-name="ce84" office:value-type="float" office:value="229" calcext:value-type="float">
            <text:p><text:s/>229,00 <text:s text:c="3"/></text:p>
          </table:table-cell>
          <table:table-cell table:style-name="ce71" office:value-type="float" office:value="5532.86" calcext:value-type="float">
            <text:p><text:s/>5 532,86 ₽ </text:p>
          </table:table-cell>
          <table:table-cell table:style-name="ce47" table:formula="of:=[.E12]*[.F12]" office:value-type="float" office:value="1267024.94" calcext:value-type="float">
            <text:p><text:s/>1 267 024,94 ₽ </text:p>
          </table:table-cell>
          <table:table-cell table:style-name="ce79" table:formula="of:=#VALUE!" office:value-type="string" office:string-value="" calcext:value-type="error">
            <text:p>#VALUE!</text:p>
          </table:table-cell>
          <table:table-cell table:number-columns-repeated="21"/>
          <table:table-cell table:style-name="ce1" table:number-columns-repeated="16355"/>
        </table:table-row>
        <table:table-row table:style-name="ro5">
          <table:table-cell table:style-name="ce4" office:value-type="string" calcext:value-type="string">
            <text:p>Алюминий</text:p>
          </table:table-cell>
          <table:table-cell table:style-name="ce12" office:value-type="string" calcext:value-type="string">
            <text:p>06.02.02.04</text:p>
          </table:table-cell>
          <table:table-cell table:style-name="ce24" office:value-type="string" calcext:value-type="string">
            <text:p>Устройство НФС с облицовкой из панелей кассетного типа, Алюминиевые композитные панели с вентзазором .:</text:p>
            <text:p>Алюминиевые панели 2мм, покраска порошковая, Цвет: Бледно-коричневый (RAL 8025) ;</text:p>
            <text:p>Устройство противопожарных отсечек, откосов и отливов</text:p>
            <text:p>НГ материал</text:p>
          </table:table-cell>
          <table:table-cell table:style-name="ce33" office:value-type="string" calcext:value-type="string">
            <text:p>м2</text:p>
          </table:table-cell>
          <table:table-cell table:style-name="ce85" office:value-type="float" office:value="86.4" calcext:value-type="float">
            <text:p><text:s/>86,40 <text:s text:c="3"/></text:p>
          </table:table-cell>
          <table:table-cell table:style-name="ce71" office:value-type="float" office:value="5532.86" calcext:value-type="float">
            <text:p><text:s/>5 532,86 ₽ </text:p>
          </table:table-cell>
          <table:table-cell table:style-name="ce48" table:formula="of:=[.E13]*[.F13]" office:value-type="float" office:value="478039.104" calcext:value-type="float">
            <text:p><text:s/>478 039,10 ₽ </text:p>
          </table:table-cell>
          <table:table-cell table:style-name="ce79"/>
          <table:table-cell table:number-columns-repeated="21"/>
          <table:table-cell table:style-name="ce1" table:number-columns-repeated="16355"/>
        </table:table-row>
        <table:table-row table:style-name="ro6">
          <table:table-cell table:number-columns-repeated="5"/>
          <table:table-cell table:style-name="ce72"/>
          <table:table-cell table:style-name="ce49" table:formula="of:=SUM([.G10:.G13])" office:value-type="float" office:value="9817230.141" calcext:value-type="float">
            <text:p><text:s/>9 817 230,14 ₽ </text:p>
          </table:table-cell>
          <table:table-cell table:style-name="ce73"/>
          <table:table-cell table:number-columns-repeated="21"/>
          <table:table-cell table:style-name="ce1" table:number-columns-repeated="16355"/>
        </table:table-row>
        <table:table-row table:style-name="ro1" table:number-rows-repeated="3">
          <table:table-cell table:number-columns-repeated="7"/>
          <table:table-cell table:style-name="ce73"/>
          <table:table-cell table:number-columns-repeated="21"/>
          <table:table-cell table:style-name="ce1" table:number-columns-repeated="16355"/>
        </table:table-row>
        <table:table-row table:style-name="ro1">
          <table:table-cell table:style-name="ce5" office:value-type="string" calcext:value-type="string">
            <text:p>Декоративные элементы</text:p>
          </table:table-cell>
          <table:table-cell table:style-name="ce5" table:number-columns-repeated="4"/>
          <table:table-cell table:style-name="ce73"/>
          <table:table-cell table:style-name="ce50"/>
          <table:table-cell table:style-name="ce73"/>
          <table:table-cell table:style-name="ce5" table:number-columns-repeated="16376"/>
        </table:table-row>
        <table:table-row table:style-name="ro3">
          <table:table-cell table:style-name="ce2" office:value-type="string" office:string-value="Вид работ" calcext:value-type="string">
            <text:p><text:s/>Вид работ </text:p>
          </table:table-cell>
          <table:table-cell table:style-name="ce9" office:value-type="string" calcext:value-type="string">
            <text:p>N п/п</text:p>
          </table:table-cell>
          <table:table-cell table:style-name="ce21" office:value-type="string" office:string-value="Наименование работ, включая Материалы и Оборудование" calcext:value-type="string">
            <text:p><text:s/>Наименование работ, включая Материалы и Оборудование </text:p>
          </table:table-cell>
          <table:table-cell table:style-name="ce32" office:value-type="string" calcext:value-type="string">
            <text:p>Ед. </text:p>
            <text:p> изм.</text:p>
          </table:table-cell>
          <table:table-cell table:style-name="ce36" office:value-type="string" office:string-value="Корпус 6" calcext:value-type="string">
            <text:p><text:s/>Корпус 6 </text:p>
          </table:table-cell>
          <table:table-cell table:style-name="ce89" office:value-type="string" calcext:value-type="string">
            <text:p>ЦЕНА МАТЕРИАЛОВ, РУБ БЕЗ НДС</text:p>
          </table:table-cell>
          <table:table-cell table:style-name="ce45" office:value-type="string" office:string-value="Всего" calcext:value-type="string">
            <text:p><text:s/>Всего </text:p>
          </table:table-cell>
          <table:table-cell table:style-name="ce78" office:value-type="string" office:string-value="Корпус 6" calcext:value-type="string">
            <text:p><text:s/>Корпус 6 </text:p>
          </table:table-cell>
          <table:table-cell table:number-columns-repeated="21"/>
          <table:table-cell table:style-name="ce1" table:number-columns-repeated="16355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5" office:value-type="string" calcext:value-type="string">
            <text:p>06.02.03.15</text:p>
          </table:table-cell>
          <table:table-cell table:style-name="ce29" office:value-type="string" calcext:value-type="string">
            <text:p>ТИП6.Устройство декоративного элемента НФС с облицовкой из гнутых панелей кассетного типа - карниз. Алюминиевые композитные панели с вентзазором :</text:p>
            <text:p>Алюминиевые панели 2мм, покраска порошковая, Цвет: Белый (RAL 9010)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5" office:value-type="string" calcext:value-type="string">
            <text:p>м2</text:p>
          </table:table-cell>
          <table:table-cell table:style-name="ce86" office:value-type="float" office:value="109.0686" calcext:value-type="float">
            <text:p><text:s/>109,07 <text:s text:c="3"/></text:p>
          </table:table-cell>
          <table:table-cell table:style-name="ce71" office:value-type="float" office:value="11882.5812691938" calcext:value-type="float">
            <text:p><text:s/>11 882,58 ₽ </text:p>
          </table:table-cell>
          <table:table-cell table:style-name="ce46" table:formula="of:=[.E20]*[.F20]" office:value-type="float" office:value="1296016.50341719" calcext:value-type="float">
            <text:p><text:s/>1 296 016,50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16376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8" office:value-type="string" calcext:value-type="string">
            <text:p>06.02.03.20</text:p>
          </table:table-cell>
          <table:table-cell table:style-name="ce30" office:value-type="string" calcext:value-type="string">
            <text:p>ТИП9. Устройство декоративного элемента НФС с облицовкой из гнутых панелей кассетного типа - карниз, с устройством отлива. Алюминиевые панели с вентзазором :</text:p>
            <text:p>Алюминиевые панели, Г-1, К-0, толщина 2 мм,, Цвет: Бледно-коричневый (RAL 8025)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4" office:value-type="string" calcext:value-type="string">
            <text:p>м2</text:p>
          </table:table-cell>
          <table:table-cell table:style-name="ce85" office:value-type="float" office:value="7829.8407447" calcext:value-type="float">
            <text:p><text:s/>7 829,84 <text:s text:c="3"/></text:p>
          </table:table-cell>
          <table:table-cell table:style-name="ce71" office:value-type="float" office:value="16317.8936927632" calcext:value-type="float">
            <text:p><text:s/>16 317,89 ₽ </text:p>
          </table:table-cell>
          <table:table-cell table:style-name="ce46" table:formula="of:=[.E21]*[.F21]" office:value-type="float" office:value="127766508.903281" calcext:value-type="float">
            <text:p><text:s/>127 766 508,90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16376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8" office:value-type="string" calcext:value-type="string">
            <text:p>06.02.03.21</text:p>
          </table:table-cell>
          <table:table-cell table:style-name="ce30" office:value-type="string" calcext:value-type="string">
            <text:p>ТИП10. Устройство декоративной колонны НФС с облицовкой из гнутых панелей кассетного типа, Алюминиевые панели с вентзазором :</text:p>
            <text:p>Алюминиевые панели 2 мм, Цвет: Бледно-коричневый (RAL 8025) 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4" office:value-type="string" calcext:value-type="string">
            <text:p>м2</text:p>
          </table:table-cell>
          <table:table-cell table:style-name="ce84" office:value-type="float" office:value="2692.25" calcext:value-type="float">
            <text:p><text:s/>2 692,25 <text:s text:c="3"/></text:p>
          </table:table-cell>
          <table:table-cell table:style-name="ce71" office:value-type="float" office:value="20793.2846975699" calcext:value-type="float">
            <text:p><text:s/>20 793,28 ₽ </text:p>
          </table:table-cell>
          <table:table-cell table:style-name="ce46" table:formula="of:=[.E22]*[.F22]" office:value-type="float" office:value="55980720.7270325" calcext:value-type="float">
            <text:p><text:s/>55 980 720,73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16376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8" office:value-type="string" calcext:value-type="string">
            <text:p>06.02.03.22</text:p>
          </table:table-cell>
          <table:table-cell table:style-name="ce31" office:value-type="string" calcext:value-type="string">
            <text:p>ТИП11.Устройство декоративной колонны НФС с облицовкой из гнутых панелей кассетного типа, Алюминиевые композитные панели с вентзазором :</text:p>
            <text:p>Алюминиевые панели 2мм, покраска порошковая, Цвет: Бледно-коричневый (RAL 8025)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4" office:value-type="string" calcext:value-type="string">
            <text:p>м2</text:p>
          </table:table-cell>
          <table:table-cell table:style-name="ce85" office:value-type="float" office:value="181.63" calcext:value-type="float">
            <text:p><text:s/>181,63 <text:s text:c="3"/></text:p>
          </table:table-cell>
          <table:table-cell table:style-name="ce71" office:value-type="float" office:value="11448.6222910156" calcext:value-type="float">
            <text:p><text:s/>11 448,62 ₽ </text:p>
          </table:table-cell>
          <table:table-cell table:style-name="ce46" table:formula="of:=[.E23]*[.F23]" office:value-type="float" office:value="2079413.26671716" calcext:value-type="float">
            <text:p><text:s/>2 079 413,27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16376"/>
        </table:table-row>
        <table:table-row table:style-name="ro8">
          <table:table-cell table:style-name="ce8" table:number-columns-repeated="3"/>
          <table:table-cell table:style-name="ce8" office:value-type="string" calcext:value-type="string">
            <text:p>Итого:</text:p>
          </table:table-cell>
          <table:table-cell table:style-name="ce41" table:formula="of:=SUM([.E10:.E23])" office:value-type="float" office:value="12587.1393447" calcext:value-type="float">
            <text:p><text:s/>12 587,14 <text:s text:c="3"/></text:p>
          </table:table-cell>
          <table:table-cell table:style-name="ce74"/>
          <table:table-cell table:style-name="ce52" table:formula="of:=SUM([.G20:.G23])" office:value-type="float" office:value="187122659.400448" calcext:value-type="float">
            <text:p><text:s/>187 122 659,40 ₽ </text:p>
          </table:table-cell>
          <table:table-cell table:style-name="ce82" table:number-columns-repeated="16377"/>
        </table:table-row>
        <table:table-row table:style-name="ro1">
          <table:table-cell table:number-columns-repeated="4"/>
          <table:table-cell table:number-columns-repeated="2" table:style-name="ce42" office:value-type="string" office:string-value="Итого: " calcext:value-type="string">
            <text:p><text:s/>Итого: <text:s/></text:p>
          </table:table-cell>
          <table:table-cell table:style-name="ce53" table:formula="of:=[.G24]+[.G14]" office:value-type="float" office:value="196939889.541448" calcext:value-type="float">
            <text:p><text:s/>196 939 889,54 ₽ </text:p>
          </table:table-cell>
          <table:table-cell table:number-columns-repeated="22"/>
          <table:table-cell table:style-name="ce1" table:number-columns-repeated="16355"/>
        </table:table-row>
        <table:table-row table:style-name="ro1">
          <table:table-cell table:number-columns-repeated="4"/>
          <table:table-cell table:number-columns-repeated="2" table:style-name="ce43" office:value-type="string" calcext:value-type="string">
            <text:p>С НДС 22%:</text:p>
          </table:table-cell>
          <table:table-cell table:style-name="ce54" table:formula="of:=[.G25]*1.22" office:value-type="float" office:value="240266665.240566" calcext:value-type="float">
            <text:p><text:s/>240 266 665,24 ₽ </text:p>
          </table:table-cell>
          <table:table-cell table:number-columns-repeated="22"/>
          <table:table-cell table:style-name="ce1" table:number-columns-repeated="16355"/>
        </table:table-row>
        <table:table-row table:style-name="ro1" table:number-rows-repeated="16">
          <table:table-cell table:number-columns-repeated="29"/>
          <table:table-cell table:style-name="ce1" table:number-columns-repeated="16355"/>
        </table:table-row>
        <table:table-row table:style-name="ro1">
          <table:table-cell table:number-columns-repeated="7"/>
          <table:table-cell table:style-name="ce44"/>
          <table:table-cell table:number-columns-repeated="21"/>
          <table:table-cell table:style-name="ce44" table:number-columns-repeated="16355"/>
        </table:table-row>
        <table:table-row table:style-name="ro1" table:number-rows-repeated="1048532">
          <table:table-cell table:number-columns-repeated="29"/>
          <table:table-cell table:style-name="ce1" table:number-columns-repeated="16355"/>
        </table:table-row>
        <table:table-row table:style-name="ro1">
          <table:table-cell table:number-columns-repeated="29"/>
          <table:table-cell table:style-name="ce1" table:number-columns-repeated="16355"/>
        </table:table-row>
      </table:table>
      <table:table table:name="К7" table:style-name="ta8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14" table:default-cell-style-name="ce1"/>
          <table:table-column table:style-name="co12" table:default-cell-style-name="ce44"/>
        </table:table-column-group>
        <table:table-column table:style-name="co16" table:default-cell-style-name="Default"/>
        <table:table-column table:style-name="co4" table:number-columns-repeated="21" table:default-cell-style-name="ce1"/>
        <table:table-column table:style-name="co4" table:number-columns-repeated="16355"/>
        <table:table-row table:style-name="ro1" table:number-rows-repeated="4">
          <table:table-cell table:number-columns-repeated="29"/>
          <table:table-cell table:style-name="ce1" table:number-columns-repeated="16355"/>
        </table:table-row>
        <table:table-row table:style-name="ro1" table:number-rows-repeated="2">
          <table:table-cell table:number-columns-repeated="5"/>
          <table:table-cell table:style-name="ce76"/>
          <table:table-cell table:number-columns-repeated="23"/>
          <table:table-cell table:style-name="ce1" table:number-columns-repeated="16355"/>
        </table:table-row>
        <table:table-row table:style-name="ro2">
          <table:table-cell table:number-columns-repeated="29"/>
          <table:table-cell table:style-name="ce1" table:number-columns-repeated="16355"/>
        </table:table-row>
        <table:table-row table:style-name="ro3">
          <table:table-cell table:style-name="ce2" office:value-type="string" office:string-value="Вид работ" calcext:value-type="string">
            <text:p><text:s/>Вид работ </text:p>
          </table:table-cell>
          <table:table-cell table:style-name="ce9" office:value-type="string" calcext:value-type="string">
            <text:p>N п/п</text:p>
          </table:table-cell>
          <table:table-cell table:style-name="ce21" office:value-type="string" office:string-value="Наименование работ, включая Материалы и Оборудование" calcext:value-type="string">
            <text:p><text:s/>Наименование работ, включая Материалы и Оборудование </text:p>
          </table:table-cell>
          <table:table-cell table:style-name="ce32" office:value-type="string" calcext:value-type="string">
            <text:p>Ед. </text:p>
            <text:p> изм.</text:p>
          </table:table-cell>
          <table:table-cell table:style-name="ce36" office:value-type="string" office:string-value="Корпус 7" calcext:value-type="string">
            <text:p><text:s/>Корпус 7 </text:p>
          </table:table-cell>
          <table:table-cell table:style-name="ce32" office:value-type="string" calcext:value-type="string">
            <text:p>ЦЕНА МАТЕРИАЛОВ, РУБ БЕЗ НДС</text:p>
          </table:table-cell>
          <table:table-cell table:style-name="ce45" office:value-type="string" office:string-value="Всего" calcext:value-type="string">
            <text:p><text:s/>Всего </text:p>
          </table:table-cell>
          <table:table-cell table:style-name="ce78" office:value-type="string" office:string-value="Корпус 7" calcext:value-type="string">
            <text:p><text:s/>Корпус 7 </text:p>
          </table:table-cell>
          <table:table-cell table:number-columns-repeated="21"/>
          <table:table-cell table:style-name="ce1" table:number-columns-repeated="16355"/>
        </table:table-row>
        <table:table-row table:style-name="ro4">
          <table:table-cell table:style-name="ce3" office:value-type="string" calcext:value-type="string">
            <text:p>06.02</text:p>
          </table:table-cell>
          <table:table-cell table:style-name="ce10" office:value-type="string" calcext:value-type="string">
            <text:p>06.02</text:p>
          </table:table-cell>
          <table:table-cell table:style-name="ce22" office:value-type="string" calcext:value-type="string">
            <text:p>Устройство фасадов</text:p>
          </table:table-cell>
          <table:table-cell table:style-name="ce33" office:value-type="string" calcext:value-type="string">
            <text:p>м2</text:p>
          </table:table-cell>
          <table:table-cell table:style-name="ce37" table:number-columns-repeated="2"/>
          <table:table-cell table:style-name="ce46"/>
          <table:table-cell table:style-name="ce79"/>
          <table:table-cell table:number-columns-repeated="21"/>
          <table:table-cell table:style-name="ce1" table:number-columns-repeated="16355"/>
        </table:table-row>
        <table:table-row table:style-name="ro5">
          <table:table-cell table:style-name="ce4" office:value-type="string" calcext:value-type="string">
            <text:p>Алюминий</text:p>
          </table:table-cell>
          <table:table-cell table:style-name="ce11" office:value-type="string" calcext:value-type="string">
            <text:p>06.02.02.01</text:p>
          </table:table-cell>
          <table:table-cell table:style-name="ce23" office:value-type="string" calcext:value-type="string">
            <text:p>Устройство НФС с облицовкой из панелей кассетного типа, Алюминиевые композитные панели с вентзазором .:</text:p>
            <text:p>Алюминиевые панели 2мм, покраска порошковая, Цвет: Белый (RAL 9010);</text:p>
            <text:p>Устройство противопожарных отсечек, откосов и отливов</text:p>
            <text:p>Площадь указана без учета отгибов и внутренних ребер.</text:p>
            <text:p>НГ материал</text:p>
          </table:table-cell>
          <table:table-cell table:style-name="ce33" office:value-type="string" calcext:value-type="string">
            <text:p>м2</text:p>
          </table:table-cell>
          <table:table-cell table:style-name="ce38" office:value-type="float" office:value="2262.39" calcext:value-type="float">
            <text:p><text:s/>2 262,39 <text:s text:c="3"/></text:p>
          </table:table-cell>
          <table:table-cell table:style-name="ce71" office:value-type="float" office:value="5532.86" calcext:value-type="float">
            <text:p><text:s/>5 532,86 ₽ </text:p>
          </table:table-cell>
          <table:table-cell table:style-name="ce47" table:formula="of:=[.E10]*[.F10]" office:value-type="float" office:value="12517487.1354" calcext:value-type="float">
            <text:p><text:s/>12 517 487,14 ₽ </text:p>
          </table:table-cell>
          <table:table-cell table:style-name="ce79" table:formula="of:=#VALUE!" office:value-type="string" office:string-value="" calcext:value-type="error">
            <text:p>#VALUE!</text:p>
          </table:table-cell>
          <table:table-cell table:number-columns-repeated="21"/>
          <table:table-cell table:style-name="ce1" table:number-columns-repeated="16355"/>
        </table:table-row>
        <table:table-row table:style-name="ro5">
          <table:table-cell table:style-name="ce4" office:value-type="string" calcext:value-type="string">
            <text:p>Алюминий</text:p>
          </table:table-cell>
          <table:table-cell table:style-name="ce12" office:value-type="string" calcext:value-type="string">
            <text:p>06.02.02.02</text:p>
          </table:table-cell>
          <table:table-cell table:style-name="ce24" office:value-type="string" calcext:value-type="string">
            <text:p>Устройство НФС с облицовкой из панелей кассетного типа, Алюминиевые композитные панели с вентзазором .:</text:p>
            <text:p>Алюминиевые панели 2 мм, покраска порошковая, Цвет: Белый (RAL 9010);</text:p>
            <text:p>Устройство противопожарных отсечек, откосов и отливов</text:p>
            <text:p>Площадь указана без учета отгибов и внутренних ребер.</text:p>
            <text:p>НГ материал</text:p>
          </table:table-cell>
          <table:table-cell table:style-name="ce33" office:value-type="string" calcext:value-type="string">
            <text:p>м2</text:p>
          </table:table-cell>
          <table:table-cell table:style-name="ce39" office:value-type="float" office:value="303.13" calcext:value-type="float">
            <text:p><text:s/>303,13 <text:s text:c="3"/></text:p>
          </table:table-cell>
          <table:table-cell table:style-name="ce71" office:value-type="float" office:value="5532.86" calcext:value-type="float">
            <text:p><text:s/>5 532,86 ₽ </text:p>
          </table:table-cell>
          <table:table-cell table:style-name="ce48" table:formula="of:=[.E11]*[.F11]" office:value-type="float" office:value="1677175.8518" calcext:value-type="float">
            <text:p><text:s/>1 677 175,85 ₽ </text:p>
          </table:table-cell>
          <table:table-cell table:style-name="ce79" table:formula="of:=#VALUE!" office:value-type="string" office:string-value="" calcext:value-type="error">
            <text:p>#VALUE!</text:p>
          </table:table-cell>
          <table:table-cell table:number-columns-repeated="21"/>
          <table:table-cell table:style-name="ce1" table:number-columns-repeated="16355"/>
        </table:table-row>
        <table:table-row table:style-name="ro6">
          <table:table-cell table:number-columns-repeated="5"/>
          <table:table-cell table:style-name="ce72"/>
          <table:table-cell table:style-name="ce49" table:formula="of:=SUM([.G10:.G11])" office:value-type="float" office:value="14194662.9872" calcext:value-type="float">
            <text:p><text:s/>14 194 662,99 ₽ </text:p>
          </table:table-cell>
          <table:table-cell table:style-name="ce73"/>
          <table:table-cell table:number-columns-repeated="21"/>
          <table:table-cell table:style-name="ce1" table:number-columns-repeated="16355"/>
        </table:table-row>
        <table:table-row table:style-name="ro1" table:number-rows-repeated="3">
          <table:table-cell table:number-columns-repeated="7"/>
          <table:table-cell table:style-name="ce73"/>
          <table:table-cell table:number-columns-repeated="21"/>
          <table:table-cell table:style-name="ce1" table:number-columns-repeated="16355"/>
        </table:table-row>
        <table:table-row table:style-name="ro1">
          <table:table-cell table:style-name="ce5" office:value-type="string" calcext:value-type="string">
            <text:p>Декоративные элементы</text:p>
          </table:table-cell>
          <table:table-cell table:style-name="ce5" table:number-columns-repeated="4"/>
          <table:table-cell table:style-name="ce73"/>
          <table:table-cell table:style-name="ce50"/>
          <table:table-cell table:style-name="ce73"/>
          <table:table-cell table:style-name="ce5" table:number-columns-repeated="16376"/>
        </table:table-row>
        <table:table-row table:style-name="ro3">
          <table:table-cell table:style-name="ce2" office:value-type="string" office:string-value="Вид работ" calcext:value-type="string">
            <text:p><text:s/>Вид работ </text:p>
          </table:table-cell>
          <table:table-cell table:style-name="ce9" office:value-type="string" calcext:value-type="string">
            <text:p>N п/п</text:p>
          </table:table-cell>
          <table:table-cell table:style-name="ce21" office:value-type="string" office:string-value="Наименование работ, включая Материалы и Оборудование" calcext:value-type="string">
            <text:p><text:s/>Наименование работ, включая Материалы и Оборудование </text:p>
          </table:table-cell>
          <table:table-cell table:style-name="ce32" office:value-type="string" calcext:value-type="string">
            <text:p>Ед. </text:p>
            <text:p> изм.</text:p>
          </table:table-cell>
          <table:table-cell table:style-name="ce36" office:value-type="string" office:string-value="Корпус 7" calcext:value-type="string">
            <text:p><text:s/>Корпус 7 </text:p>
          </table:table-cell>
          <table:table-cell table:style-name="ce32" office:value-type="string" calcext:value-type="string">
            <text:p>ЦЕНА МАТЕРИАЛОВ, РУБ БЕЗ НДС</text:p>
          </table:table-cell>
          <table:table-cell table:style-name="ce45" office:value-type="string" office:string-value="Всего" calcext:value-type="string">
            <text:p><text:s/>Всего </text:p>
          </table:table-cell>
          <table:table-cell table:style-name="ce78" office:value-type="string" office:string-value="Корпус 7" calcext:value-type="string">
            <text:p><text:s/>Корпус 7 </text:p>
          </table:table-cell>
          <table:table-cell table:number-columns-repeated="21"/>
          <table:table-cell table:style-name="ce1" table:number-columns-repeated="16355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5" office:value-type="string" calcext:value-type="string">
            <text:p>06.02.03.12</text:p>
          </table:table-cell>
          <table:table-cell table:style-name="ce29" office:value-type="string" calcext:value-type="string">
            <text:p>ТИП4. Устройство декоративного элемента НФС с облицовкой из гнутых панелей кассетного типа - карниз, с устройством отлива. Алюминиевые композитные панели с вентзазором :</text:p>
            <text:p>Алюминиевые панели 2мм, покраска порошковая, Цвет: Белый (RAL 9010), высота 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4" office:value-type="string" calcext:value-type="string">
            <text:p>м2</text:p>
          </table:table-cell>
          <table:table-cell table:style-name="ce39" office:value-type="float" office:value="8622.147483" calcext:value-type="float">
            <text:p><text:s/>8 622,15 <text:s text:c="3"/></text:p>
          </table:table-cell>
          <table:table-cell table:style-name="ce71" office:value-type="float" office:value="12852.41" calcext:value-type="float">
            <text:p><text:s/>12 852,41 ₽ </text:p>
          </table:table-cell>
          <table:table-cell table:style-name="ce46" table:formula="of:=[.E18]*[.F18]" office:value-type="float" office:value="110815374.531984" calcext:value-type="float">
            <text:p><text:s/>110 815 374,53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16376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6" office:value-type="string" calcext:value-type="string">
            <text:p>06.02.03.14</text:p>
          </table:table-cell>
          <table:table-cell table:style-name="ce28" office:value-type="string" calcext:value-type="string">
            <text:p>ТИП5. Устройство декоративного элемента НФС с облицовкой из гнутых панелей кассетного типа - карниз.Алюминиевые панели с вентзазором :</text:p>
            <text:p> Алюминиевые панели 2 мм,, Цвет: Белый (RAL 9010)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5" office:value-type="string" calcext:value-type="string">
            <text:p>м2</text:p>
          </table:table-cell>
          <table:table-cell table:style-name="ce39" office:value-type="float" office:value="1533.75970428571" calcext:value-type="float">
            <text:p><text:s/>1 533,76 <text:s text:c="3"/></text:p>
          </table:table-cell>
          <table:table-cell table:style-name="ce71" office:value-type="float" office:value="10687.5168833499" calcext:value-type="float">
            <text:p><text:s/>10 687,52 ₽ </text:p>
          </table:table-cell>
          <table:table-cell table:style-name="ce46" table:formula="of:=[.E19]*[.F19]" office:value-type="float" office:value="16392082.7345553" calcext:value-type="float">
            <text:p><text:s/>16 392 082,73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16376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5" office:value-type="string" calcext:value-type="string">
            <text:p>06.02.03.15</text:p>
          </table:table-cell>
          <table:table-cell table:style-name="ce29" office:value-type="string" calcext:value-type="string">
            <text:p>ТИП6.Устройство декоративного элемента НФС с облицовкой из гнутых панелей кассетного типа - карниз. Алюминиевые композитные панели с вентзазором :</text:p>
            <text:p>Алюминиевые панели 2мм, покраска порошковая, Цвет: Белый (RAL 9010)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5" office:value-type="string" calcext:value-type="string">
            <text:p>м2</text:p>
          </table:table-cell>
          <table:table-cell table:style-name="ce39" office:value-type="float" office:value="688.048571428571" calcext:value-type="float">
            <text:p><text:s/>688,05 <text:s text:c="3"/></text:p>
          </table:table-cell>
          <table:table-cell table:style-name="ce71" office:value-type="float" office:value="11882.5812691938" calcext:value-type="float">
            <text:p><text:s/>11 882,58 ₽ </text:p>
          </table:table-cell>
          <table:table-cell table:style-name="ce46" table:formula="of:=[.E20]*[.F20]" office:value-type="float" office:value="8175793.0671527" calcext:value-type="float">
            <text:p><text:s/>8 175 793,07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16376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5" office:value-type="string" calcext:value-type="string">
            <text:p>06.02.03.18</text:p>
          </table:table-cell>
          <table:table-cell table:style-name="ce29" office:value-type="string" calcext:value-type="string">
            <text:p>ТИП8.1 Устройство декоративного полукруглого стыкующего элемента НФС с облицовкой из гнутых панелей кассетного типа, Алюминиевые композитные панели с вентзазором :</text:p>
            <text:p>Алюминиевые панели 2 мм, покраска порошковая, Цвет: Белый (RAL 9010)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5" office:value-type="string" calcext:value-type="string">
            <text:p>м2</text:p>
          </table:table-cell>
          <table:table-cell table:style-name="ce39" office:value-type="float" office:value="1632.32026971429" calcext:value-type="float">
            <text:p><text:s/>1 632,32 <text:s text:c="3"/></text:p>
          </table:table-cell>
          <table:table-cell table:style-name="ce71" office:value-type="float" office:value="11316.41" calcext:value-type="float">
            <text:p><text:s/>11 316,41 ₽ </text:p>
          </table:table-cell>
          <table:table-cell table:style-name="ce46" table:formula="of:=[.E21]*[.F21]" office:value-type="float" office:value="18472005.4233974" calcext:value-type="float">
            <text:p><text:s/>18 472 005,42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16376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7" office:value-type="string" calcext:value-type="string">
            <text:p>06.02.03.19</text:p>
          </table:table-cell>
          <table:table-cell table:style-name="ce29" office:value-type="string" calcext:value-type="string">
            <text:p>ТИП8.2Устройство декоративного полукруглого стыкующего элемента через 3 этажа НФС с облицовкой из гнутых панелей кассетного типа, Алюминиевые композитные панели с вентзазором :</text:p>
            <text:p>Алюминиевые панели 2мм, покраска порошковая, Цвет: Белый (RAL 9010)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4" office:value-type="string" calcext:value-type="string">
            <text:p>м2</text:p>
          </table:table-cell>
          <table:table-cell table:style-name="ce39" office:value-type="float" office:value="108.971893333333" calcext:value-type="float">
            <text:p><text:s/>108,97 <text:s text:c="3"/></text:p>
          </table:table-cell>
          <table:table-cell table:style-name="ce71" office:value-type="float" office:value="12316.41" calcext:value-type="float">
            <text:p><text:s/>12 316,41 ₽ </text:p>
          </table:table-cell>
          <table:table-cell table:style-name="ce46" table:formula="of:=[.E22]*[.F22]" office:value-type="float" office:value="1342142.5167696" calcext:value-type="float">
            <text:p><text:s/>1 342 142,52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16376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7" office:value-type="string" calcext:value-type="string">
            <text:p>06.02.03.23</text:p>
          </table:table-cell>
          <table:table-cell table:style-name="ce29" office:value-type="string" calcext:value-type="string">
            <text:p>ТИП12. Устройство декоративной ребристой колонны НФС с облицовкой из гнутых панелей кассетного типа, Алюминиевые панели с вентзазором :</text:p>
            <text:p>Алюминиевые панели 2 мм, Цвет: Тёмно-серый (RAL 7016). 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4" office:value-type="string" calcext:value-type="string">
            <text:p>м2</text:p>
          </table:table-cell>
          <table:table-cell table:style-name="ce39" office:value-type="float" office:value="497.4849" calcext:value-type="float">
            <text:p><text:s/>497,48 <text:s text:c="3"/></text:p>
          </table:table-cell>
          <table:table-cell table:style-name="ce71" table:formula="of:=19321.78+758" office:value-type="float" office:value="20079.78" calcext:value-type="float">
            <text:p><text:s/>20 079,78 ₽ </text:p>
          </table:table-cell>
          <table:table-cell table:style-name="ce46" table:formula="of:=[.E23]*[.F23]" office:value-type="float" office:value="9989387.345322" calcext:value-type="float">
            <text:p><text:s/>9 989 387,35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16376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19" office:value-type="string" calcext:value-type="string">
            <text:p>06.02.03.24</text:p>
          </table:table-cell>
          <table:table-cell table:style-name="ce31" office:value-type="string" calcext:value-type="string">
            <text:p>ТИП12. Устройство декоративной ребристой колонны НФС с облицовкой из гнутых панелей кассетного типа, Алюминиевые панели с вентзазором :</text:p>
            <text:p>Алюминиевые панели 2 мм, Цвет: Тёмно-серый (RAL 7016). 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4" office:value-type="string" calcext:value-type="string">
            <text:p>м2</text:p>
          </table:table-cell>
          <table:table-cell table:style-name="ce39" office:value-type="float" office:value="268.9239" calcext:value-type="float">
            <text:p><text:s/>268,92 <text:s text:c="3"/></text:p>
          </table:table-cell>
          <table:table-cell table:style-name="ce71" office:value-type="float" office:value="20079.78" calcext:value-type="float">
            <text:p><text:s/>20 079,78 ₽ </text:p>
          </table:table-cell>
          <table:table-cell table:style-name="ce46" table:formula="of:=[.E24]*[.F24]" office:value-type="float" office:value="5399932.748742" calcext:value-type="float">
            <text:p><text:s/>5 399 932,75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16376"/>
        </table:table-row>
        <table:table-row table:style-name="ro7">
          <table:table-cell table:style-name="ce6" office:value-type="string" calcext:value-type="string">
            <text:p>Алюминий</text:p>
          </table:table-cell>
          <table:table-cell table:style-name="ce20" office:value-type="string" calcext:value-type="string">
            <text:p>06.02.03.25</text:p>
          </table:table-cell>
          <table:table-cell table:style-name="ce29" office:value-type="string" calcext:value-type="string">
            <text:p>ТИП12.1 Устройство декоративной ребристой колонны НФС с облицовкой из гнутых панелей кассетного типа, Алюминиевые панели с вентзазором :</text:p>
            <text:p>  Алюминиевые панели 2 мм, Цвет: Тёмно-серый (RAL 7016). 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4" office:value-type="string" calcext:value-type="string">
            <text:p>м2</text:p>
          </table:table-cell>
          <table:table-cell table:style-name="ce39" office:value-type="float" office:value="4903.60605" calcext:value-type="float">
            <text:p><text:s/>4 903,61 <text:s text:c="3"/></text:p>
          </table:table-cell>
          <table:table-cell table:style-name="ce71" office:value-type="float" office:value="20079.78" calcext:value-type="float">
            <text:p><text:s/>20 079,78 ₽ </text:p>
          </table:table-cell>
          <table:table-cell table:style-name="ce46" table:formula="of:=[.E25]*[.F25]" office:value-type="float" office:value="98463330.690669" calcext:value-type="float">
            <text:p><text:s/>98 463 330,69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16376"/>
        </table:table-row>
        <table:table-row table:style-name="ro7">
          <table:table-cell table:style-name="ce7" office:value-type="string" calcext:value-type="string">
            <text:p>Алюминий</text:p>
          </table:table-cell>
          <table:table-cell table:style-name="ce19" office:value-type="string" calcext:value-type="string">
            <text:p>06.02.03.26</text:p>
          </table:table-cell>
          <table:table-cell table:style-name="ce31" office:value-type="string" calcext:value-type="string">
            <text:p>ТИП12.1 Устройство декоративной ребристой колонны НФС с облицовкой из гнутых панелей кассетного типа, Алюминиевые панели с вентзазором :</text:p>
            <text:p>Алюминиевые панели 2 мм, Цвет: Тёмно-серый (RAL 7016). </text:p>
            <text:p>Развертка согласно эскизам (См. приложение)</text:p>
            <text:p>С учетом внутренего каркаса (см. ТЗ)</text:p>
          </table:table-cell>
          <table:table-cell table:style-name="ce35" office:value-type="string" calcext:value-type="string">
            <text:p>м2</text:p>
          </table:table-cell>
          <table:table-cell table:style-name="ce39" office:value-type="float" office:value="156.9128" calcext:value-type="float">
            <text:p><text:s/>156,91 <text:s text:c="3"/></text:p>
          </table:table-cell>
          <table:table-cell table:style-name="ce71" office:value-type="float" office:value="20079.78" calcext:value-type="float">
            <text:p><text:s/>20 079,78 ₽ </text:p>
          </table:table-cell>
          <table:table-cell table:style-name="ce46" table:formula="of:=[.E26]*[.F26]" office:value-type="float" office:value="3150774.503184" calcext:value-type="float">
            <text:p><text:s/>3 150 774,50 ₽ </text:p>
          </table:table-cell>
          <table:table-cell table:style-name="ce81" table:formula="of:=#VALUE!" office:value-type="string" office:string-value="" calcext:value-type="error">
            <text:p>#VALUE!</text:p>
          </table:table-cell>
          <table:table-cell table:style-name="ce83" table:number-columns-repeated="16376"/>
        </table:table-row>
        <table:table-row table:style-name="ro8">
          <table:table-cell table:style-name="ce8" table:number-columns-repeated="3"/>
          <table:table-cell table:style-name="ce8" office:value-type="string" calcext:value-type="string">
            <text:p>Итого:</text:p>
          </table:table-cell>
          <table:table-cell table:style-name="ce41" table:formula="of:=SUM([.E10:.E26])" office:value-type="float" office:value="20977.6955717619" calcext:value-type="float">
            <text:p><text:s/>20 977,70 <text:s text:c="3"/></text:p>
          </table:table-cell>
          <table:table-cell table:style-name="ce74"/>
          <table:table-cell table:style-name="ce52" table:formula="of:=SUM([.G18:.G26])" office:value-type="float" office:value="272200823.561776" calcext:value-type="float">
            <text:p><text:s/>272 200 823,56 ₽ </text:p>
          </table:table-cell>
          <table:table-cell table:style-name="ce82" table:number-columns-repeated="16377"/>
        </table:table-row>
        <table:table-row table:style-name="ro1">
          <table:table-cell table:number-columns-repeated="4"/>
          <table:table-cell table:number-columns-repeated="2" table:style-name="ce42" office:value-type="string" office:string-value="Итого: " calcext:value-type="string">
            <text:p><text:s/>Итого: <text:s/></text:p>
          </table:table-cell>
          <table:table-cell table:style-name="ce53" table:formula="of:=[.G27]+[.G12]" office:value-type="float" office:value="286395486.548976" calcext:value-type="float">
            <text:p><text:s/>286 395 486,55 ₽ </text:p>
          </table:table-cell>
          <table:table-cell table:number-columns-repeated="22"/>
          <table:table-cell table:style-name="ce1" table:number-columns-repeated="16355"/>
        </table:table-row>
        <table:table-row table:style-name="ro1">
          <table:table-cell table:number-columns-repeated="4"/>
          <table:table-cell table:number-columns-repeated="2" table:style-name="ce43" office:value-type="string" calcext:value-type="string">
            <text:p>С НДС 22%:</text:p>
          </table:table-cell>
          <table:table-cell table:style-name="ce54" table:formula="of:=[.G28]*1.22" office:value-type="float" office:value="349402493.589751" calcext:value-type="float">
            <text:p><text:s/>349 402 493,59 ₽ </text:p>
          </table:table-cell>
          <table:table-cell table:number-columns-repeated="22"/>
          <table:table-cell table:style-name="ce1" table:number-columns-repeated="16355"/>
        </table:table-row>
        <table:table-row table:style-name="ro1" table:number-rows-repeated="16">
          <table:table-cell table:number-columns-repeated="29"/>
          <table:table-cell table:style-name="ce1" table:number-columns-repeated="16355"/>
        </table:table-row>
        <table:table-row table:style-name="ro1">
          <table:table-cell table:number-columns-repeated="7"/>
          <table:table-cell table:style-name="ce44"/>
          <table:table-cell table:number-columns-repeated="21"/>
          <table:table-cell table:style-name="ce44" table:number-columns-repeated="16355"/>
        </table:table-row>
        <table:table-row table:style-name="ro1" table:number-rows-repeated="1048529">
          <table:table-cell table:number-columns-repeated="29"/>
          <table:table-cell table:style-name="ce1" table:number-columns-repeated="16355"/>
        </table:table-row>
        <table:table-row table:style-name="ro1">
          <table:table-cell table:number-columns-repeated="29"/>
          <table:table-cell table:style-name="ce1" table:number-columns-repeated="1635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Narrow" svg:font-family="'Arial Narrow'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3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R1_U3_B5_-7">    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R1_U3_B5_-7">       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R1_U3_B5_-7">       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urrency_20_2" style:display-name="Currency 2" style:family="table-cell" style:parent-style-name="Default" style:data-style-name="N132"/>
    <style:style style:name="Обычный_20_2" style:display-name="Обычный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Финансовый_20_2" style:display-name="Финансовый 2" style:family="table-cell" style:parent-style-name="Default" style:data-style-name="N137"/>
    <style:style style:name="Excel_20_Built-in_20_20_25__20_-_20_Accent6" style:display-name="Excel Built-in 20% - Accent6" style:family="table-cell" style:parent-style-name="Default">
      <style:table-cell-properties fo:background-color="#e2f0d9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Comma" style:display-name="Excel Built-in Comma" style:family="table-cell" style:parent-style-name="Default" style:data-style-name="N137"/>
    <draw:marker draw:name="Arrowheads_20_1" draw:display-name="Arrowheads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К2" style:display-name="PageStyle_К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К4" style:display-name="PageStyle_К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К3" style:display-name="PageStyle_К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К6" style:display-name="PageStyle_К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1" style:display-name="PageStyle_K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К5" style:display-name="PageStyle_К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К7" style:display-name="PageStyle_К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ВОР_20_ЭВЕРЕСТ" style:display-name="PageStyle_ВОР ЭВЕРЕСТ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5-06-05T18:19:34</meta:creation-date>
    <dc:date>2026-02-05T11:57:03</dc:date>
    <meta:generator>LibreOffice/26.2.0.3$MacOSX_AARCH64 LibreOffice_project/afbbd0df0edb6d40b450b0337ac646b0913a760c</meta:generator>
    <meta:document-statistic meta:table-count="8" meta:cell-count="1195" meta:object-count="0"/>
    <meta:user-defined meta:name="AppVersion">16.0300</meta:user-defined>
  </office:meta>
</office:document-meta>
</file>